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2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27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phincsRaw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OQS_SIG_alg_sphincs_haraka_128f_robust</text:p>
          </table:table-cell>
          <table:table-cell table:number-columns-repeated="5"/>
        </table:table-row>
        <table:table-row table:style-name="ro1">
          <table:table-cell office:value-type="string">
            <text:p>connections</text:p>
          </table:table-cell>
          <table:table-cell table:style-name="ce2" office:value-type="string">
            <text:p>time</text:p>
          </table:table-cell>
          <table:table-cell office:value-type="string">
            <text:p>connections/user sec</text:p>
          </table:table-cell>
          <table:table-cell table:number-columns-repeated="3"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0.79s</text:p>
          </table:table-cell>
          <table:table-cell office:value-type="float" office:value="917.72">
            <text:p>917,72</text:p>
          </table:table-cell>
          <table:table-cell table:number-columns-repeated="3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0.81s</text:p>
          </table:table-cell>
          <table:table-cell office:value-type="float" office:value="950.62">
            <text:p>950,62</text:p>
          </table:table-cell>
          <table:table-cell table:number-columns-repeated="3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0.83s</text:p>
          </table:table-cell>
          <table:table-cell office:value-type="float" office:value="942.17">
            <text:p>942,17</text:p>
          </table:table-cell>
          <table:table-cell table:number-columns-repeated="3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0.87s</text:p>
          </table:table-cell>
          <table:table-cell office:value-type="float" office:value="885.06">
            <text:p>885,06</text:p>
          </table:table-cell>
          <table:table-cell table:number-columns-repeated="3"/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0.88s</text:p>
          </table:table-cell>
          <table:table-cell office:value-type="float" office:value="885.23">
            <text:p>885,23</text:p>
          </table:table-cell>
          <table:table-cell table:number-columns-repeated="3"/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0.85s</text:p>
          </table:table-cell>
          <table:table-cell office:value-type="float" office:value="908.24">
            <text:p>908,24</text:p>
          </table:table-cell>
          <table:table-cell table:number-columns-repeated="3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0.88s</text:p>
          </table:table-cell>
          <table:table-cell office:value-type="float" office:value="879.55">
            <text:p>879,55</text:p>
          </table:table-cell>
          <table:table-cell table:number-columns-repeated="3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0.82s</text:p>
          </table:table-cell>
          <table:table-cell office:value-type="float" office:value="943.9">
            <text:p>943,9</text:p>
          </table:table-cell>
          <table:table-cell table:number-columns-repeated="3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0.89s</text:p>
          </table:table-cell>
          <table:table-cell office:value-type="float" office:value="869.66">
            <text:p>869,66</text:p>
          </table:table-cell>
          <table:table-cell table:number-columns-repeated="3"/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0.87s</text:p>
          </table:table-cell>
          <table:table-cell office:value-type="float" office:value="891.95">
            <text:p>891,9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3.48s</text:p>
          </table:table-cell>
          <table:table-cell office:value-type="float" office:value="167.53">
            <text:p>167,53</text:p>
          </table:table-cell>
          <table:table-cell table:number-columns-repeated="3"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3.49s</text:p>
          </table:table-cell>
          <table:table-cell office:value-type="float" office:value="167.05">
            <text:p>167,05</text:p>
          </table:table-cell>
          <table:table-cell table:number-columns-repeated="3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3.46s</text:p>
          </table:table-cell>
          <table:table-cell office:value-type="float" office:value="168.79">
            <text:p>168,79</text:p>
          </table:table-cell>
          <table:table-cell table:number-columns-repeated="3"/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3.45s</text:p>
          </table:table-cell>
          <table:table-cell office:value-type="float" office:value="169.86">
            <text:p>169,86</text:p>
          </table:table-cell>
          <table:table-cell table:number-columns-repeated="3"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3.54s</text:p>
          </table:table-cell>
          <table:table-cell office:value-type="float" office:value="166.1">
            <text:p>166,1</text:p>
          </table:table-cell>
          <table:table-cell table:number-columns-repeated="3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3.48s</text:p>
          </table:table-cell>
          <table:table-cell office:value-type="float" office:value="168.68">
            <text:p>168,68</text:p>
          </table:table-cell>
          <table:table-cell table:number-columns-repeated="3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3.51s</text:p>
          </table:table-cell>
          <table:table-cell office:value-type="float" office:value="166.38">
            <text:p>166,38</text:p>
          </table:table-cell>
          <table:table-cell table:number-columns-repeated="3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3.50s</text:p>
          </table:table-cell>
          <table:table-cell office:value-type="float" office:value="167.71">
            <text:p>167,71</text:p>
          </table:table-cell>
          <table:table-cell table:number-columns-repeated="3"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3.47s</text:p>
          </table:table-cell>
          <table:table-cell office:value-type="float" office:value="169.74">
            <text:p>169,74</text:p>
          </table:table-cell>
          <table:table-cell table:number-columns-repeated="3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3.49s</text:p>
          </table:table-cell>
          <table:table-cell office:value-type="float" office:value="165.62">
            <text:p>165,6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OQS_SIG_alg_sphincs_haraka_128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1.00s</text:p>
          </table:table-cell>
          <table:table-cell office:value-type="float" office:value="1125">
            <text:p>1125</text:p>
          </table:table-cell>
          <table:table-cell table:number-columns-repeated="3"/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1.04s</text:p>
          </table:table-cell>
          <table:table-cell office:value-type="float" office:value="1078.85">
            <text:p>1078,85</text:p>
          </table:table-cell>
          <table:table-cell table:number-columns-repeated="3"/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1.00s</text:p>
          </table:table-cell>
          <table:table-cell office:value-type="float" office:value="1121">
            <text:p>1121</text:p>
          </table:table-cell>
          <table:table-cell table:number-columns-repeated="3"/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1.03s</text:p>
          </table:table-cell>
          <table:table-cell office:value-type="float" office:value="1095.15">
            <text:p>1095,15</text:p>
          </table:table-cell>
          <table:table-cell table:number-columns-repeated="3"/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1.02s</text:p>
          </table:table-cell>
          <table:table-cell office:value-type="float" office:value="1106.86">
            <text:p>1106,86</text:p>
          </table:table-cell>
          <table:table-cell table:number-columns-repeated="3"/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1.03s</text:p>
          </table:table-cell>
          <table:table-cell office:value-type="float" office:value="1087.38">
            <text:p>1087,38</text:p>
          </table:table-cell>
          <table:table-cell table:number-columns-repeated="3"/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1.04s</text:p>
          </table:table-cell>
          <table:table-cell office:value-type="float" office:value="1078.85">
            <text:p>1078,85</text:p>
          </table:table-cell>
          <table:table-cell table:number-columns-repeated="3"/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1.01s</text:p>
          </table:table-cell>
          <table:table-cell office:value-type="float" office:value="1113.86">
            <text:p>1113,86</text:p>
          </table:table-cell>
          <table:table-cell table:number-columns-repeated="3"/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1.03s</text:p>
          </table:table-cell>
          <table:table-cell office:value-type="float" office:value="1100">
            <text:p>1100</text:p>
          </table:table-cell>
          <table:table-cell table:number-columns-repeated="3"/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1.04s</text:p>
          </table:table-cell>
          <table:table-cell office:value-type="float" office:value="1084.62">
            <text:p>1084,6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4.39s</text:p>
          </table:table-cell>
          <table:table-cell office:value-type="float" office:value="169.7">
            <text:p>169,7</text:p>
          </table:table-cell>
          <table:table-cell table:number-columns-repeated="3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4.40s</text:p>
          </table:table-cell>
          <table:table-cell office:value-type="float" office:value="172.27">
            <text:p>172,27</text:p>
          </table:table-cell>
          <table:table-cell table:number-columns-repeated="3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4.39s</text:p>
          </table:table-cell>
          <table:table-cell office:value-type="float" office:value="172.67">
            <text:p>172,67</text:p>
          </table:table-cell>
          <table:table-cell table:number-columns-repeated="3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4.41s</text:p>
          </table:table-cell>
          <table:table-cell office:value-type="float" office:value="173.47">
            <text:p>173,47</text:p>
          </table:table-cell>
          <table:table-cell table:number-columns-repeated="3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4.33s</text:p>
          </table:table-cell>
          <table:table-cell office:value-type="float" office:value="171.13">
            <text:p>171,13</text:p>
          </table:table-cell>
          <table:table-cell table:number-columns-repeated="3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4.41s</text:p>
          </table:table-cell>
          <table:table-cell office:value-type="float" office:value="172.56">
            <text:p>172,56</text:p>
          </table:table-cell>
          <table:table-cell table:number-columns-repeated="3"/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4.37s</text:p>
          </table:table-cell>
          <table:table-cell office:value-type="float" office:value="171.85">
            <text:p>171,85</text:p>
          </table:table-cell>
          <table:table-cell table:number-columns-repeated="3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4.36s</text:p>
          </table:table-cell>
          <table:table-cell office:value-type="float" office:value="174.31">
            <text:p>174,31</text:p>
          </table:table-cell>
          <table:table-cell table:number-columns-repeated="3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4.35s</text:p>
          </table:table-cell>
          <table:table-cell office:value-type="float" office:value="174.71">
            <text:p>174,71</text:p>
          </table:table-cell>
          <table:table-cell table:number-columns-repeated="3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4.34s</text:p>
          </table:table-cell>
          <table:table-cell office:value-type="float" office:value="173.96">
            <text:p>173,9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28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03s</text:p>
          </table:table-cell>
          <table:table-cell office:value-type="float" office:value="1600">
            <text:p>160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float" office:value="1150">
            <text:p>115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3s</text:p>
          </table:table-cell>
          <table:table-cell office:value-type="float" office:value="1566.67">
            <text:p>1566,67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3s</text:p>
          </table:table-cell>
          <table:table-cell office:value-type="float" office:value="1566.67">
            <text:p>1566,67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6s</text:p>
          </table:table-cell>
          <table:table-cell office:value-type="float" office:value="176.92">
            <text:p>176,92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30s</text:p>
          </table:table-cell>
          <table:table-cell office:value-type="float" office:value="153.33">
            <text:p>153,33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7s</text:p>
          </table:table-cell>
          <table:table-cell office:value-type="float" office:value="170.37">
            <text:p>170,37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.27s</text:p>
          </table:table-cell>
          <table:table-cell office:value-type="float" office:value="162.96">
            <text:p>162,9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8s</text:p>
          </table:table-cell>
          <table:table-cell office:value-type="float" office:value="164.29">
            <text:p>164,29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.28s</text:p>
          </table:table-cell>
          <table:table-cell office:value-type="float" office:value="157.14">
            <text:p>157,1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27s</text:p>
          </table:table-cell>
          <table:table-cell office:value-type="float" office:value="166.67">
            <text:p>166,67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30s</text:p>
          </table:table-cell>
          <table:table-cell office:value-type="float" office:value="153.33">
            <text:p>153,3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28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03s</text:p>
          </table:table-cell>
          <table:table-cell office:value-type="float" office:value="1866.67">
            <text:p>1866,67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04s</text:p>
          </table:table-cell>
          <table:table-cell office:value-type="float" office:value="1475">
            <text:p>1475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05s</text:p>
          </table:table-cell>
          <table:table-cell office:value-type="float" office:value="1120">
            <text:p>112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3s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.05s</text:p>
          </table:table-cell>
          <table:table-cell office:value-type="float" office:value="1100">
            <text:p>110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03s</text:p>
          </table:table-cell>
          <table:table-cell office:value-type="float" office:value="1933.33">
            <text:p>1933,33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4s</text:p>
          </table:table-cell>
          <table:table-cell office:value-type="float" office:value="1500">
            <text:p>150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3s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03s</text:p>
          </table:table-cell>
          <table:table-cell office:value-type="float" office:value="1966.67">
            <text:p>1966,67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04s</text:p>
          </table:table-cell>
          <table:table-cell office:value-type="float" office:value="1425">
            <text:p>142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29s</text:p>
          </table:table-cell>
          <table:table-cell office:value-type="float" office:value="196.55">
            <text:p>196,55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31s</text:p>
          </table:table-cell>
          <table:table-cell office:value-type="float" office:value="183.87">
            <text:p>183,87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30s</text:p>
          </table:table-cell>
          <table:table-cell office:value-type="float" office:value="186.67">
            <text:p>186,67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32s</text:p>
          </table:table-cell>
          <table:table-cell office:value-type="float" office:value="184.38">
            <text:p>184,3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32s</text:p>
          </table:table-cell>
          <table:table-cell office:value-type="float" office:value="178.12">
            <text:p>178,12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31s</text:p>
          </table:table-cell>
          <table:table-cell office:value-type="float" office:value="180.65">
            <text:p>180,65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30s</text:p>
          </table:table-cell>
          <table:table-cell office:value-type="float" office:value="193.33">
            <text:p>193,33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32s</text:p>
          </table:table-cell>
          <table:table-cell office:value-type="float" office:value="181.25">
            <text:p>181,25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30s</text:p>
          </table:table-cell>
          <table:table-cell office:value-type="float" office:value="196.67">
            <text:p>196,67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.30s</text:p>
          </table:table-cell>
          <table:table-cell office:value-type="float" office:value="183.33">
            <text:p>183,3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92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0.94s</text:p>
          </table:table-cell>
          <table:table-cell office:value-type="float" office:value="641.49">
            <text:p>641,49</text:p>
          </table:table-cell>
          <table:table-cell table:number-columns-repeated="3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0.98s</text:p>
          </table:table-cell>
          <table:table-cell office:value-type="float" office:value="672.45">
            <text:p>672,45</text:p>
          </table:table-cell>
          <table:table-cell table:number-columns-repeated="3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1.03s</text:p>
          </table:table-cell>
          <table:table-cell office:value-type="float" office:value="623.3">
            <text:p>623,3</text:p>
          </table:table-cell>
          <table:table-cell table:number-columns-repeated="3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1.01s</text:p>
          </table:table-cell>
          <table:table-cell office:value-type="float" office:value="635.64">
            <text:p>635,64</text:p>
          </table:table-cell>
          <table:table-cell table:number-columns-repeated="3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0.99s</text:p>
          </table:table-cell>
          <table:table-cell office:value-type="float" office:value="650.51">
            <text:p>650,51</text:p>
          </table:table-cell>
          <table:table-cell table:number-columns-repeated="3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0.99s</text:p>
          </table:table-cell>
          <table:table-cell office:value-type="float" office:value="647.47">
            <text:p>647,47</text:p>
          </table:table-cell>
          <table:table-cell table:number-columns-repeated="3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1.00s</text:p>
          </table:table-cell>
          <table:table-cell office:value-type="float" office:value="663">
            <text:p>663</text:p>
          </table:table-cell>
          <table:table-cell table:number-columns-repeated="3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1.00s</text:p>
          </table:table-cell>
          <table:table-cell office:value-type="float" office:value="643">
            <text:p>643</text:p>
          </table:table-cell>
          <table:table-cell table:number-columns-repeated="3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0.99s</text:p>
          </table:table-cell>
          <table:table-cell office:value-type="float" office:value="640.4">
            <text:p>640,4</text:p>
          </table:table-cell>
          <table:table-cell table:number-columns-repeated="3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0.97s</text:p>
          </table:table-cell>
          <table:table-cell office:value-type="float" office:value="702.06">
            <text:p>702,0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3.25s</text:p>
          </table:table-cell>
          <table:table-cell office:value-type="float" office:value="156.31">
            <text:p>156,31</text:p>
          </table:table-cell>
          <table:table-cell table:number-columns-repeated="3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3.21s</text:p>
          </table:table-cell>
          <table:table-cell office:value-type="float" office:value="165.73">
            <text:p>165,73</text:p>
          </table:table-cell>
          <table:table-cell table:number-columns-repeated="3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3.25s</text:p>
          </table:table-cell>
          <table:table-cell office:value-type="float" office:value="155.38">
            <text:p>155,38</text:p>
          </table:table-cell>
          <table:table-cell table:number-columns-repeated="3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3.20s</text:p>
          </table:table-cell>
          <table:table-cell office:value-type="float" office:value="159.06">
            <text:p>159,06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3.20s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3.29s</text:p>
          </table:table-cell>
          <table:table-cell office:value-type="float" office:value="164.74">
            <text:p>164,74</text:p>
          </table:table-cell>
          <table:table-cell table:number-columns-repeated="3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3.18s</text:p>
          </table:table-cell>
          <table:table-cell office:value-type="float" office:value="158.18">
            <text:p>158,18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3.25s</text:p>
          </table:table-cell>
          <table:table-cell office:value-type="float" office:value="157.54">
            <text:p>157,54</text:p>
          </table:table-cell>
          <table:table-cell table:number-columns-repeated="3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3.23s</text:p>
          </table:table-cell>
          <table:table-cell office:value-type="float" office:value="160.37">
            <text:p>160,37</text:p>
          </table:table-cell>
          <table:table-cell table:number-columns-repeated="3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3.27s</text:p>
          </table:table-cell>
          <table:table-cell office:value-type="float" office:value="155.96">
            <text:p>155,9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92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0.98s</text:p>
          </table:table-cell>
          <table:table-cell office:value-type="float" office:value="798.98">
            <text:p>798,98</text:p>
          </table:table-cell>
          <table:table-cell table:number-columns-repeated="3"/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1.04s</text:p>
          </table:table-cell>
          <table:table-cell office:value-type="float" office:value="809.62">
            <text:p>809,62</text:p>
          </table:table-cell>
          <table:table-cell table:number-columns-repeated="3"/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1.08s</text:p>
          </table:table-cell>
          <table:table-cell office:value-type="float" office:value="780.56">
            <text:p>780,56</text:p>
          </table:table-cell>
          <table:table-cell table:number-columns-repeated="3"/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1.05s</text:p>
          </table:table-cell>
          <table:table-cell office:value-type="float" office:value="846.67">
            <text:p>846,67</text:p>
          </table:table-cell>
          <table:table-cell table:number-columns-repeated="3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1.06s</text:p>
          </table:table-cell>
          <table:table-cell office:value-type="float" office:value="793.4">
            <text:p>793,4</text:p>
          </table:table-cell>
          <table:table-cell table:number-columns-repeated="3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1.08s</text:p>
          </table:table-cell>
          <table:table-cell office:value-type="float" office:value="835.19">
            <text:p>835,19</text:p>
          </table:table-cell>
          <table:table-cell table:number-columns-repeated="3"/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1.03s</text:p>
          </table:table-cell>
          <table:table-cell office:value-type="float" office:value="870.87">
            <text:p>870,87</text:p>
          </table:table-cell>
          <table:table-cell table:number-columns-repeated="3"/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1.05s</text:p>
          </table:table-cell>
          <table:table-cell office:value-type="float" office:value="808.57">
            <text:p>808,57</text:p>
          </table:table-cell>
          <table:table-cell table:number-columns-repeated="3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1.06s</text:p>
          </table:table-cell>
          <table:table-cell office:value-type="float" office:value="812.26">
            <text:p>812,26</text:p>
          </table:table-cell>
          <table:table-cell table:number-columns-repeated="3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1.09s</text:p>
          </table:table-cell>
          <table:table-cell office:value-type="float" office:value="779.82">
            <text:p>779,8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77s</text:p>
          </table:table-cell>
          <table:table-cell office:value-type="float" office:value="164.72">
            <text:p>164,72</text:p>
          </table:table-cell>
          <table:table-cell table:number-columns-repeated="3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79s</text:p>
          </table:table-cell>
          <table:table-cell office:value-type="float" office:value="164.12">
            <text:p>164,12</text:p>
          </table:table-cell>
          <table:table-cell table:number-columns-repeated="3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3.79s</text:p>
          </table:table-cell>
          <table:table-cell office:value-type="float" office:value="165.44">
            <text:p>165,44</text:p>
          </table:table-cell>
          <table:table-cell table:number-columns-repeated="3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3.76s</text:p>
          </table:table-cell>
          <table:table-cell office:value-type="float" office:value="167.29">
            <text:p>167,29</text:p>
          </table:table-cell>
          <table:table-cell table:number-columns-repeated="3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3.82s</text:p>
          </table:table-cell>
          <table:table-cell office:value-type="float" office:value="162.3">
            <text:p>162,3</text:p>
          </table:table-cell>
          <table:table-cell table:number-columns-repeated="3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3.80s</text:p>
          </table:table-cell>
          <table:table-cell office:value-type="float" office:value="173.42">
            <text:p>173,42</text:p>
          </table:table-cell>
          <table:table-cell table:number-columns-repeated="3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84s</text:p>
          </table:table-cell>
          <table:table-cell office:value-type="float" office:value="161.72">
            <text:p>161,72</text:p>
          </table:table-cell>
          <table:table-cell table:number-columns-repeated="3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80s</text:p>
          </table:table-cell>
          <table:table-cell office:value-type="float" office:value="163.68">
            <text:p>163,68</text:p>
          </table:table-cell>
          <table:table-cell table:number-columns-repeated="3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77s</text:p>
          </table:table-cell>
          <table:table-cell office:value-type="float" office:value="164.72">
            <text:p>164,72</text:p>
          </table:table-cell>
          <table:table-cell table:number-columns-repeated="3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84s</text:p>
          </table:table-cell>
          <table:table-cell office:value-type="float" office:value="161.98">
            <text:p>161,9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92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2s</text:p>
          </table:table-cell>
          <table:table-cell office:value-type="float" office:value="1450">
            <text:p>145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3s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2s</text:p>
          </table:table-cell>
          <table:table-cell office:value-type="float" office:value="1450">
            <text:p>145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3s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3s</text:p>
          </table:table-cell>
          <table:table-cell office:value-type="float" office:value="966.67">
            <text:p>966,6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1s</text:p>
          </table:table-cell>
          <table:table-cell office:value-type="float" office:value="2900">
            <text:p>29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6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16s</text:p>
          </table:table-cell>
          <table:table-cell office:value-type="float" office:value="193.75">
            <text:p>193,7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7s</text:p>
          </table:table-cell>
          <table:table-cell office:value-type="float" office:value="176.47">
            <text:p>176,47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6s</text:p>
          </table:table-cell>
          <table:table-cell office:value-type="float" office:value="187.5">
            <text:p>187,5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7s</text:p>
          </table:table-cell>
          <table:table-cell office:value-type="float" office:value="176.47">
            <text:p>176,4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6s</text:p>
          </table:table-cell>
          <table:table-cell office:value-type="float" office:value="181.25">
            <text:p>181,25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6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192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2s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1s</text:p>
          </table:table-cell>
          <table:table-cell office:value-type="float" office:value="3500">
            <text:p>350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1s</text:p>
          </table:table-cell>
          <table:table-cell office:value-type="float" office:value="3600">
            <text:p>360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3s</text:p>
          </table:table-cell>
          <table:table-cell office:value-type="float" office:value="1166.67">
            <text:p>1166,67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2s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02s</text:p>
          </table:table-cell>
          <table:table-cell office:value-type="float" office:value="1650">
            <text:p>165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3s</text:p>
          </table:table-cell>
          <table:table-cell office:value-type="float" office:value="1133.33">
            <text:p>1133,33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3s</text:p>
          </table:table-cell>
          <table:table-cell office:value-type="float" office:value="1166.67">
            <text:p>1166,67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1s</text:p>
          </table:table-cell>
          <table:table-cell office:value-type="float" office:value="3600">
            <text:p>36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19s</text:p>
          </table:table-cell>
          <table:table-cell office:value-type="float" office:value="173.68">
            <text:p>173,6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18s</text:p>
          </table:table-cell>
          <table:table-cell office:value-type="float" office:value="194.44">
            <text:p>194,4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19s</text:p>
          </table:table-cell>
          <table:table-cell office:value-type="float" office:value="178.95">
            <text:p>178,95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0s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.20s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19s</text:p>
          </table:table-cell>
          <table:table-cell office:value-type="float" office:value="173.68">
            <text:p>173,6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18s</text:p>
          </table:table-cell>
          <table:table-cell office:value-type="float" office:value="194.44">
            <text:p>194,4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256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0.47s</text:p>
          </table:table-cell>
          <table:table-cell office:value-type="float" office:value="682.98">
            <text:p>682,98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0.52s</text:p>
          </table:table-cell>
          <table:table-cell office:value-type="float" office:value="680.77">
            <text:p>680,77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0.52s</text:p>
          </table:table-cell>
          <table:table-cell office:value-type="float" office:value="657.69">
            <text:p>657,69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0.50s</text:p>
          </table:table-cell>
          <table:table-cell office:value-type="float" office:value="716">
            <text:p>71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0.53s</text:p>
          </table:table-cell>
          <table:table-cell office:value-type="float" office:value="624.53">
            <text:p>624,53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0.52s</text:p>
          </table:table-cell>
          <table:table-cell office:value-type="float" office:value="651.92">
            <text:p>651,92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0.52s</text:p>
          </table:table-cell>
          <table:table-cell office:value-type="float" office:value="684.62">
            <text:p>684,62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0.52s</text:p>
          </table:table-cell>
          <table:table-cell office:value-type="float" office:value="640.38">
            <text:p>640,38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0.55s</text:p>
          </table:table-cell>
          <table:table-cell office:value-type="float" office:value="625.45">
            <text:p>625,45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0.50s</text:p>
          </table:table-cell>
          <table:table-cell office:value-type="float" office:value="668">
            <text:p>66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1.88s</text:p>
          </table:table-cell>
          <table:table-cell office:value-type="float" office:value="167.55">
            <text:p>167,55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1.92s</text:p>
          </table:table-cell>
          <table:table-cell office:value-type="float" office:value="162.5">
            <text:p>162,5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1.89s</text:p>
          </table:table-cell>
          <table:table-cell office:value-type="float" office:value="163.49">
            <text:p>163,49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91s</text:p>
          </table:table-cell>
          <table:table-cell office:value-type="float" office:value="154.97">
            <text:p>154,97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1.82s</text:p>
          </table:table-cell>
          <table:table-cell office:value-type="float" office:value="160.44">
            <text:p>160,4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1.87s</text:p>
          </table:table-cell>
          <table:table-cell office:value-type="float" office:value="167.38">
            <text:p>167,38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1.87s</text:p>
          </table:table-cell>
          <table:table-cell office:value-type="float" office:value="156.68">
            <text:p>156,68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1.83s</text:p>
          </table:table-cell>
          <table:table-cell office:value-type="float" office:value="171.04">
            <text:p>171,04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.87s</text:p>
          </table:table-cell>
          <table:table-cell office:value-type="float" office:value="157.75">
            <text:p>157,75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1.86s</text:p>
          </table:table-cell>
          <table:table-cell office:value-type="float" office:value="158.06">
            <text:p>158,0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256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0.47s</text:p>
          </table:table-cell>
          <table:table-cell office:value-type="float" office:value="687.23">
            <text:p>687,23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0.49s</text:p>
          </table:table-cell>
          <table:table-cell office:value-type="float" office:value="724.49">
            <text:p>724,49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0.48s</text:p>
          </table:table-cell>
          <table:table-cell office:value-type="float" office:value="720.83">
            <text:p>720,83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0.50s</text:p>
          </table:table-cell>
          <table:table-cell office:value-type="float" office:value="706">
            <text:p>70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0.49s</text:p>
          </table:table-cell>
          <table:table-cell office:value-type="float" office:value="706.12">
            <text:p>706,12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0.49s</text:p>
          </table:table-cell>
          <table:table-cell office:value-type="float" office:value="712.24">
            <text:p>712,24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0.47s</text:p>
          </table:table-cell>
          <table:table-cell office:value-type="float" office:value="765.96">
            <text:p>765,96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0.49s</text:p>
          </table:table-cell>
          <table:table-cell office:value-type="float" office:value="708.16">
            <text:p>708,16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0.49s</text:p>
          </table:table-cell>
          <table:table-cell office:value-type="float" office:value="728.57">
            <text:p>728,57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0.50s</text:p>
          </table:table-cell>
          <table:table-cell office:value-type="float" office:value="738">
            <text:p>73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1.87s</text:p>
          </table:table-cell>
          <table:table-cell office:value-type="float" office:value="164.17">
            <text:p>164,17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1.85s</text:p>
          </table:table-cell>
          <table:table-cell office:value-type="float" office:value="164.32">
            <text:p>164,3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1.87s</text:p>
          </table:table-cell>
          <table:table-cell office:value-type="float" office:value="165.78">
            <text:p>165,78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1.85s</text:p>
          </table:table-cell>
          <table:table-cell office:value-type="float" office:value="163.78">
            <text:p>163,7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1.90s</text:p>
          </table:table-cell>
          <table:table-cell office:value-type="float" office:value="171.05">
            <text:p>171,05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1.89s</text:p>
          </table:table-cell>
          <table:table-cell office:value-type="float" office:value="162.96">
            <text:p>162,96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1.89s</text:p>
          </table:table-cell>
          <table:table-cell office:value-type="float" office:value="161.38">
            <text:p>161,3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87s</text:p>
          </table:table-cell>
          <table:table-cell office:value-type="float" office:value="161.5">
            <text:p>161,5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1.89s</text:p>
          </table:table-cell>
          <table:table-cell office:value-type="float" office:value="159.26">
            <text:p>159,2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1.83s</text:p>
          </table:table-cell>
          <table:table-cell office:value-type="float" office:value="178.14">
            <text:p>178,1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256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float" office:value="975">
            <text:p>975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03s</text:p>
          </table:table-cell>
          <table:table-cell office:value-type="float" office:value="1300">
            <text:p>130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03s</text:p>
          </table:table-cell>
          <table:table-cell office:value-type="float" office:value="1333.33">
            <text:p>1333,33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3s</text:p>
          </table:table-cell>
          <table:table-cell office:value-type="float" office:value="1266.67">
            <text:p>1266,67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5s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04s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22s</text:p>
          </table:table-cell>
          <table:table-cell office:value-type="float" office:value="172.73">
            <text:p>172,73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1s</text:p>
          </table:table-cell>
          <table:table-cell office:value-type="float" office:value="185.71">
            <text:p>185,71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3s</text:p>
          </table:table-cell>
          <table:table-cell office:value-type="float" office:value="169.57">
            <text:p>169,57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23s</text:p>
          </table:table-cell>
          <table:table-cell office:value-type="float" office:value="173.91">
            <text:p>173,91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21s</text:p>
          </table:table-cell>
          <table:table-cell office:value-type="float" office:value="180.95">
            <text:p>180,95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2s</text:p>
          </table:table-cell>
          <table:table-cell office:value-type="float" office:value="177.27">
            <text:p>177,27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3s</text:p>
          </table:table-cell>
          <table:table-cell office:value-type="float" office:value="169.57">
            <text:p>169,57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22s</text:p>
          </table:table-cell>
          <table:table-cell office:value-type="float" office:value="181.82">
            <text:p>181,8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1s</text:p>
          </table:table-cell>
          <table:table-cell office:value-type="float" office:value="176.19">
            <text:p>176,1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haraka_256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float" office:value="1150">
            <text:p>115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05s</text:p>
          </table:table-cell>
          <table:table-cell office:value-type="float" office:value="960">
            <text:p>96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4s</text:p>
          </table:table-cell>
          <table:table-cell office:value-type="float" office:value="1225">
            <text:p>1225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03s</text:p>
          </table:table-cell>
          <table:table-cell office:value-type="float" office:value="1666.67">
            <text:p>1666,67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03s</text:p>
          </table:table-cell>
          <table:table-cell office:value-type="float" office:value="1666.67">
            <text:p>1666,67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05s</text:p>
          </table:table-cell>
          <table:table-cell office:value-type="float" office:value="1020">
            <text:p>102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0.04s</text:p>
          </table:table-cell>
          <table:table-cell office:value-type="float" office:value="1300">
            <text:p>13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27s</text:p>
          </table:table-cell>
          <table:table-cell office:value-type="float" office:value="185.19">
            <text:p>185,19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28s</text:p>
          </table:table-cell>
          <table:table-cell office:value-type="float" office:value="171.43">
            <text:p>171,43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26s</text:p>
          </table:table-cell>
          <table:table-cell office:value-type="float" office:value="192.31">
            <text:p>192,31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28s</text:p>
          </table:table-cell>
          <table:table-cell office:value-type="float" office:value="182.14">
            <text:p>182,14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28s</text:p>
          </table:table-cell>
          <table:table-cell office:value-type="float" office:value="167.86">
            <text:p>167,8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26s</text:p>
          </table:table-cell>
          <table:table-cell office:value-type="float" office:value="184.62">
            <text:p>184,62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27s</text:p>
          </table:table-cell>
          <table:table-cell office:value-type="float" office:value="188.89">
            <text:p>188,89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28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28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28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1.37s</text:p>
          </table:table-cell>
          <table:table-cell office:value-type="float" office:value="212.41">
            <text:p>212,41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36s</text:p>
          </table:table-cell>
          <table:table-cell office:value-type="float" office:value="222.06">
            <text:p>222,0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39s</text:p>
          </table:table-cell>
          <table:table-cell office:value-type="float" office:value="212.95">
            <text:p>212,95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1.35s</text:p>
          </table:table-cell>
          <table:table-cell office:value-type="float" office:value="222.96">
            <text:p>222,96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1.37s</text:p>
          </table:table-cell>
          <table:table-cell office:value-type="float" office:value="230.66">
            <text:p>230,66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35s</text:p>
          </table:table-cell>
          <table:table-cell office:value-type="float" office:value="223.7">
            <text:p>223,7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1.36s</text:p>
          </table:table-cell>
          <table:table-cell office:value-type="float" office:value="233.09">
            <text:p>233,09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34s</text:p>
          </table:table-cell>
          <table:table-cell office:value-type="float" office:value="220.9">
            <text:p>220,9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.38s</text:p>
          </table:table-cell>
          <table:table-cell office:value-type="float" office:value="213.77">
            <text:p>213,77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1.37s</text:p>
          </table:table-cell>
          <table:table-cell office:value-type="float" office:value="218.25">
            <text:p>218,2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2.44s</text:p>
          </table:table-cell>
          <table:table-cell office:value-type="float" office:value="109.84">
            <text:p>109,8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2.46s</text:p>
          </table:table-cell>
          <table:table-cell office:value-type="float" office:value="113.01">
            <text:p>113,01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2.49s</text:p>
          </table:table-cell>
          <table:table-cell office:value-type="float" office:value="107.23">
            <text:p>107,23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2.48s</text:p>
          </table:table-cell>
          <table:table-cell office:value-type="float" office:value="114.11">
            <text:p>114,11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2.46s</text:p>
          </table:table-cell>
          <table:table-cell office:value-type="float" office:value="115.04">
            <text:p>115,0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2.51s</text:p>
          </table:table-cell>
          <table:table-cell office:value-type="float" office:value="109.16">
            <text:p>109,16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2.44s</text:p>
          </table:table-cell>
          <table:table-cell office:value-type="float" office:value="113.52">
            <text:p>113,52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2.39s</text:p>
          </table:table-cell>
          <table:table-cell office:value-type="float" office:value="116.32">
            <text:p>116,3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2.50s</text:p>
          </table:table-cell>
          <table:table-cell office:value-type="float" office:value="112.8">
            <text:p>112,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2.40s</text:p>
          </table:table-cell>
          <table:table-cell office:value-type="float" office:value="110.83">
            <text:p>110,8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28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1.38s</text:p>
          </table:table-cell>
          <table:table-cell office:value-type="float" office:value="377.54">
            <text:p>377,54</text:p>
          </table:table-cell>
          <table:table-cell table:number-columns-repeated="3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1.42s</text:p>
          </table:table-cell>
          <table:table-cell office:value-type="float" office:value="370.42">
            <text:p>370,42</text:p>
          </table:table-cell>
          <table:table-cell table:number-columns-repeated="3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1.39s</text:p>
          </table:table-cell>
          <table:table-cell office:value-type="float" office:value="380.58">
            <text:p>380,58</text:p>
          </table:table-cell>
          <table:table-cell table:number-columns-repeated="3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1.36s</text:p>
          </table:table-cell>
          <table:table-cell office:value-type="float" office:value="383.82">
            <text:p>383,82</text:p>
          </table:table-cell>
          <table:table-cell table:number-columns-repeated="3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1.38s</text:p>
          </table:table-cell>
          <table:table-cell office:value-type="float" office:value="388.41">
            <text:p>388,41</text:p>
          </table:table-cell>
          <table:table-cell table:number-columns-repeated="3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1.42s</text:p>
          </table:table-cell>
          <table:table-cell office:value-type="float" office:value="399.3">
            <text:p>399,3</text:p>
          </table:table-cell>
          <table:table-cell table:number-columns-repeated="3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1.38s</text:p>
          </table:table-cell>
          <table:table-cell office:value-type="float" office:value="402.17">
            <text:p>402,17</text:p>
          </table:table-cell>
          <table:table-cell table:number-columns-repeated="3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1.38s</text:p>
          </table:table-cell>
          <table:table-cell office:value-type="float" office:value="382.61">
            <text:p>382,61</text:p>
          </table:table-cell>
          <table:table-cell table:number-columns-repeated="3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1.43s</text:p>
          </table:table-cell>
          <table:table-cell office:value-type="float" office:value="381.12">
            <text:p>381,12</text:p>
          </table:table-cell>
          <table:table-cell table:number-columns-repeated="3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1.41s</text:p>
          </table:table-cell>
          <table:table-cell office:value-type="float" office:value="373.76">
            <text:p>373,7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3.22s</text:p>
          </table:table-cell>
          <table:table-cell office:value-type="float" office:value="133.85">
            <text:p>133,85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3.20s</text:p>
          </table:table-cell>
          <table:table-cell office:value-type="float" office:value="144.06">
            <text:p>144,06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3.30s</text:p>
          </table:table-cell>
          <table:table-cell office:value-type="float" office:value="139.7">
            <text:p>139,7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3.23s</text:p>
          </table:table-cell>
          <table:table-cell office:value-type="float" office:value="142.41">
            <text:p>142,41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3.23s</text:p>
          </table:table-cell>
          <table:table-cell office:value-type="float" office:value="132.82">
            <text:p>132,82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3.22s</text:p>
          </table:table-cell>
          <table:table-cell office:value-type="float" office:value="142.55">
            <text:p>142,55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3.27s</text:p>
          </table:table-cell>
          <table:table-cell office:value-type="float" office:value="131.8">
            <text:p>131,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3.19s</text:p>
          </table:table-cell>
          <table:table-cell office:value-type="float" office:value="136.68">
            <text:p>136,68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3.25s</text:p>
          </table:table-cell>
          <table:table-cell office:value-type="float" office:value="141.23">
            <text:p>141,23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3.25s</text:p>
          </table:table-cell>
          <table:table-cell office:value-type="float" office:value="133.54">
            <text:p>133,5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28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5s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5s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float" office:value="420">
            <text:p>4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4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6s</text:p>
          </table:table-cell>
          <table:table-cell office:value-type="float" office:value="137.5">
            <text:p>137,5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5s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5s</text:p>
          </table:table-cell>
          <table:table-cell office:value-type="float" office:value="146.67">
            <text:p>146,67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4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5s</text:p>
          </table:table-cell>
          <table:table-cell office:value-type="float" office:value="146.67">
            <text:p>146,67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5s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28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4s</text:p>
          </table:table-cell>
          <table:table-cell office:value-type="float" office:value="875">
            <text:p>875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float" office:value="720">
            <text:p>72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4s</text:p>
          </table:table-cell>
          <table:table-cell office:value-type="float" office:value="900">
            <text:p>90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float" office:value="720">
            <text:p>72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float" office:value="925">
            <text:p>925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5s</text:p>
          </table:table-cell>
          <table:table-cell office:value-type="float" office:value="700">
            <text:p>70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5s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2s</text:p>
          </table:table-cell>
          <table:table-cell office:value-type="float" office:value="159.09">
            <text:p>159,09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3s</text:p>
          </table:table-cell>
          <table:table-cell office:value-type="float" office:value="156.52">
            <text:p>156,5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1s</text:p>
          </table:table-cell>
          <table:table-cell office:value-type="float" office:value="171.43">
            <text:p>171,43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2s</text:p>
          </table:table-cell>
          <table:table-cell office:value-type="float" office:value="159.09">
            <text:p>159,09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4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2s</text:p>
          </table:table-cell>
          <table:table-cell office:value-type="float" office:value="163.64">
            <text:p>163,64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3s</text:p>
          </table:table-cell>
          <table:table-cell office:value-type="float" office:value="152.17">
            <text:p>152,1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92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1.42s</text:p>
          </table:table-cell>
          <table:table-cell office:value-type="float" office:value="140.14">
            <text:p>140,1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1.54s</text:p>
          </table:table-cell>
          <table:table-cell office:value-type="float" office:value="148.05">
            <text:p>148,05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1.54s</text:p>
          </table:table-cell>
          <table:table-cell office:value-type="float" office:value="146.75">
            <text:p>146,75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1.53s</text:p>
          </table:table-cell>
          <table:table-cell office:value-type="float" office:value="143.14">
            <text:p>143,1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1.54s</text:p>
          </table:table-cell>
          <table:table-cell office:value-type="float" office:value="138.96">
            <text:p>138,9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1.56s</text:p>
          </table:table-cell>
          <table:table-cell office:value-type="float" office:value="139.74">
            <text:p>139,74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1.54s</text:p>
          </table:table-cell>
          <table:table-cell office:value-type="float" office:value="139.61">
            <text:p>139,61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1.56s</text:p>
          </table:table-cell>
          <table:table-cell office:value-type="float" office:value="137.18">
            <text:p>137,18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1.51s</text:p>
          </table:table-cell>
          <table:table-cell office:value-type="float" office:value="146.36">
            <text:p>146,3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1.55s</text:p>
          </table:table-cell>
          <table:table-cell office:value-type="float" office:value="149.03">
            <text:p>149,0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6s</text:p>
          </table:table-cell>
          <table:table-cell office:value-type="float" office:value="83.05">
            <text:p>83,05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.35s</text:p>
          </table:table-cell>
          <table:table-cell office:value-type="float" office:value="85.11">
            <text:p>85,11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.37s</text:p>
          </table:table-cell>
          <table:table-cell office:value-type="float" office:value="83.97">
            <text:p>83,97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.36s</text:p>
          </table:table-cell>
          <table:table-cell office:value-type="float" office:value="85.17">
            <text:p>85,17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2.32s</text:p>
          </table:table-cell>
          <table:table-cell office:value-type="float" office:value="90.95">
            <text:p>90,95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3s</text:p>
          </table:table-cell>
          <table:table-cell office:value-type="float" office:value="84.12">
            <text:p>84,12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6s</text:p>
          </table:table-cell>
          <table:table-cell office:value-type="float" office:value="83.05">
            <text:p>83,05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.35s</text:p>
          </table:table-cell>
          <table:table-cell office:value-type="float" office:value="84.68">
            <text:p>84,68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2.39s</text:p>
          </table:table-cell>
          <table:table-cell office:value-type="float" office:value="85.36">
            <text:p>85,36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.37s</text:p>
          </table:table-cell>
          <table:table-cell office:value-type="float" office:value="84.39">
            <text:p>84,3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92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1.45s</text:p>
          </table:table-cell>
          <table:table-cell office:value-type="float" office:value="245.52">
            <text:p>245,52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1.50s</text:p>
          </table:table-cell>
          <table:table-cell office:value-type="float" office:value="262">
            <text:p>262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1.47s</text:p>
          </table:table-cell>
          <table:table-cell office:value-type="float" office:value="254.42">
            <text:p>254,4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1.58s</text:p>
          </table:table-cell>
          <table:table-cell office:value-type="float" office:value="241.77">
            <text:p>241,77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1.55s</text:p>
          </table:table-cell>
          <table:table-cell office:value-type="float" office:value="236.13">
            <text:p>236,13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1.53s</text:p>
          </table:table-cell>
          <table:table-cell office:value-type="float" office:value="237.25">
            <text:p>237,25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1.49s</text:p>
          </table:table-cell>
          <table:table-cell office:value-type="float" office:value="262.42">
            <text:p>262,4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1.52s</text:p>
          </table:table-cell>
          <table:table-cell office:value-type="float" office:value="241.45">
            <text:p>241,45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1.50s</text:p>
          </table:table-cell>
          <table:table-cell office:value-type="float" office:value="249.33">
            <text:p>249,33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1.52s</text:p>
          </table:table-cell>
          <table:table-cell office:value-type="float" office:value="258.55">
            <text:p>258,5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2.85s</text:p>
          </table:table-cell>
          <table:table-cell office:value-type="float" office:value="114.04">
            <text:p>114,04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2.83s</text:p>
          </table:table-cell>
          <table:table-cell office:value-type="float" office:value="115.19">
            <text:p>115,19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2.82s</text:p>
          </table:table-cell>
          <table:table-cell office:value-type="float" office:value="120.92">
            <text:p>120,92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2.80s</text:p>
          </table:table-cell>
          <table:table-cell office:value-type="float" office:value="119.29">
            <text:p>119,29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2.84s</text:p>
          </table:table-cell>
          <table:table-cell office:value-type="float" office:value="119.01">
            <text:p>119,01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2.81s</text:p>
          </table:table-cell>
          <table:table-cell office:value-type="float" office:value="118.15">
            <text:p>118,15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2.83s</text:p>
          </table:table-cell>
          <table:table-cell office:value-type="float" office:value="111.66">
            <text:p>111,66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2.84s</text:p>
          </table:table-cell>
          <table:table-cell office:value-type="float" office:value="110.92">
            <text:p>110,9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2.82s</text:p>
          </table:table-cell>
          <table:table-cell office:value-type="float" office:value="114.18">
            <text:p>114,18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2.84s</text:p>
          </table:table-cell>
          <table:table-cell office:value-type="float" office:value="115.49">
            <text:p>115,4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92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4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2s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9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1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float" office:value="157.14">
            <text:p>157,14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float" office:value="137.5">
            <text:p>137,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float" office:value="137.5">
            <text:p>137,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192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3s</text:p>
          </table:table-cell>
          <table:table-cell office:value-type="float" office:value="633.33">
            <text:p>633,33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float" office:value="666.67">
            <text:p>666,67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float" office:value="666.67">
            <text:p>666,67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4s</text:p>
          </table:table-cell>
          <table:table-cell office:value-type="float" office:value="135.71">
            <text:p>135,71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4s</text:p>
          </table:table-cell>
          <table:table-cell office:value-type="float" office:value="142.86">
            <text:p>142,8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2s</text:p>
          </table:table-cell>
          <table:table-cell office:value-type="float" office:value="158.33">
            <text:p>158,33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256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0s</text:p>
          </table:table-cell>
          <table:table-cell office:value-type="float" office:value="111.67">
            <text:p>111,67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59s</text:p>
          </table:table-cell>
          <table:table-cell office:value-type="float" office:value="113.56">
            <text:p>113,56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61s</text:p>
          </table:table-cell>
          <table:table-cell office:value-type="float" office:value="114.75">
            <text:p>114,75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0.63s</text:p>
          </table:table-cell>
          <table:table-cell office:value-type="float" office:value="114.29">
            <text:p>114,29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1s</text:p>
          </table:table-cell>
          <table:table-cell office:value-type="float" office:value="109.84">
            <text:p>109,8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65s</text:p>
          </table:table-cell>
          <table:table-cell office:value-type="float" office:value="106.15">
            <text:p>106,15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1s</text:p>
          </table:table-cell>
          <table:table-cell office:value-type="float" office:value="109.84">
            <text:p>109,8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.64s</text:p>
          </table:table-cell>
          <table:table-cell office:value-type="float" office:value="106.25">
            <text:p>106,25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0.58s</text:p>
          </table:table-cell>
          <table:table-cell office:value-type="float" office:value="122.41">
            <text:p>122,41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.65s</text:p>
          </table:table-cell>
          <table:table-cell office:value-type="float" office:value="104.62">
            <text:p>104,6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2s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0.91s</text:p>
          </table:table-cell>
          <table:table-cell office:value-type="float" office:value="70.33">
            <text:p>70,33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97s</text:p>
          </table:table-cell>
          <table:table-cell office:value-type="float" office:value="72.16">
            <text:p>72,1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3s</text:p>
          </table:table-cell>
          <table:table-cell office:value-type="float" office:value="74.19">
            <text:p>74,19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93s</text:p>
          </table:table-cell>
          <table:table-cell office:value-type="float" office:value="75.27">
            <text:p>75,27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95s</text:p>
          </table:table-cell>
          <table:table-cell office:value-type="float" office:value="70.53">
            <text:p>70,53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2s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0.91s</text:p>
          </table:table-cell>
          <table:table-cell office:value-type="float" office:value="72.53">
            <text:p>72,53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95s</text:p>
          </table:table-cell>
          <table:table-cell office:value-type="float" office:value="70.53">
            <text:p>70,53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3s</text:p>
          </table:table-cell>
          <table:table-cell office:value-type="float" office:value="74.19">
            <text:p>74,1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256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0.78s</text:p>
          </table:table-cell>
          <table:table-cell office:value-type="float" office:value="257.69">
            <text:p>257,69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0.83s</text:p>
          </table:table-cell>
          <table:table-cell office:value-type="float" office:value="238.55">
            <text:p>238,55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.81s</text:p>
          </table:table-cell>
          <table:table-cell office:value-type="float" office:value="243.21">
            <text:p>243,21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0.79s</text:p>
          </table:table-cell>
          <table:table-cell office:value-type="float" office:value="256.96">
            <text:p>256,9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.80s</text:p>
          </table:table-cell>
          <table:table-cell office:value-type="float" office:value="241.25">
            <text:p>241,25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0.80s</text:p>
          </table:table-cell>
          <table:table-cell office:value-type="float" office:value="258.75">
            <text:p>258,75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.82s</text:p>
          </table:table-cell>
          <table:table-cell office:value-type="float" office:value="235.37">
            <text:p>235,37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.81s</text:p>
          </table:table-cell>
          <table:table-cell office:value-type="float" office:value="243.21">
            <text:p>243,21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.82s</text:p>
          </table:table-cell>
          <table:table-cell office:value-type="float" office:value="253.66">
            <text:p>253,66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0.83s</text:p>
          </table:table-cell>
          <table:table-cell office:value-type="float" office:value="240.96">
            <text:p>240,9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1.63s</text:p>
          </table:table-cell>
          <table:table-cell office:value-type="float" office:value="112.27">
            <text:p>112,27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1.63s</text:p>
          </table:table-cell>
          <table:table-cell office:value-type="float" office:value="109.82">
            <text:p>109,82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.60s</text:p>
          </table:table-cell>
          <table:table-cell office:value-type="float" office:value="120.62">
            <text:p>120,62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1.65s</text:p>
          </table:table-cell>
          <table:table-cell office:value-type="float" office:value="109.7">
            <text:p>109,7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1s</text:p>
          </table:table-cell>
          <table:table-cell office:value-type="float" office:value="111.8">
            <text:p>111,8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1.60s</text:p>
          </table:table-cell>
          <table:table-cell office:value-type="float" office:value="113.12">
            <text:p>113,1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2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2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60s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1.62s</text:p>
          </table:table-cell>
          <table:table-cell office:value-type="float" office:value="110.49">
            <text:p>110,4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256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5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5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0s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0s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1s</text:p>
          </table:table-cell>
          <table:table-cell office:value-type="float" office:value="81.82">
            <text:p>81,82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1s</text:p>
          </table:table-cell>
          <table:table-cell office:value-type="float" office:value="81.82">
            <text:p>81,82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256_256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float" office:value="466.67">
            <text:p>466,6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float" office:value="483.33">
            <text:p>483,33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07s</text:p>
          </table:table-cell>
          <table:table-cell office:value-type="float" office:value="385.71">
            <text:p>385,71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7s</text:p>
          </table:table-cell>
          <table:table-cell office:value-type="float" office:value="428.57">
            <text:p>428,5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float" office:value="414.29">
            <text:p>414,29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float" office:value="483.33">
            <text:p>483,33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float" office:value="466.67">
            <text:p>466,6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float" office:value="414.29">
            <text:p>414,29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21s</text:p>
          </table:table-cell>
          <table:table-cell office:value-type="float" office:value="128.57">
            <text:p>128,5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21s</text:p>
          </table:table-cell>
          <table:table-cell office:value-type="float" office:value="138.1">
            <text:p>138,1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8s</text:p>
          </table:table-cell>
          <table:table-cell office:value-type="float" office:value="161.11">
            <text:p>161,11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9s</text:p>
          </table:table-cell>
          <table:table-cell office:value-type="float" office:value="157.89">
            <text:p>157,89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20s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19s</text:p>
          </table:table-cell>
          <table:table-cell office:value-type="float" office:value="142.11">
            <text:p>142,11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9s</text:p>
          </table:table-cell>
          <table:table-cell office:value-type="float" office:value="147.37">
            <text:p>147,3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28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0.78s</text:p>
          </table:table-cell>
          <table:table-cell office:value-type="float" office:value="138.46">
            <text:p>138,4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0.88s</text:p>
          </table:table-cell>
          <table:table-cell office:value-type="float" office:value="145.45">
            <text:p>145,45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.85s</text:p>
          </table:table-cell>
          <table:table-cell office:value-type="float" office:value="143.53">
            <text:p>143,53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.84s</text:p>
          </table:table-cell>
          <table:table-cell office:value-type="float" office:value="144.05">
            <text:p>144,05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.86s</text:p>
          </table:table-cell>
          <table:table-cell office:value-type="float" office:value="140.7">
            <text:p>140,7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.87s</text:p>
          </table:table-cell>
          <table:table-cell office:value-type="float" office:value="140.23">
            <text:p>140,23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0.88s</text:p>
          </table:table-cell>
          <table:table-cell office:value-type="float" office:value="136.36">
            <text:p>136,3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0.85s</text:p>
          </table:table-cell>
          <table:table-cell office:value-type="float" office:value="145.88">
            <text:p>145,8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0.83s</text:p>
          </table:table-cell>
          <table:table-cell office:value-type="float" office:value="153.01">
            <text:p>153,01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0.86s</text:p>
          </table:table-cell>
          <table:table-cell office:value-type="float" office:value="146.51">
            <text:p>146,5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8s</text:p>
          </table:table-cell>
          <table:table-cell office:value-type="float" office:value="83.33">
            <text:p>83,33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1.37s</text:p>
          </table:table-cell>
          <table:table-cell office:value-type="float" office:value="86.13">
            <text:p>86,13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1.37s</text:p>
          </table:table-cell>
          <table:table-cell office:value-type="float" office:value="82.48">
            <text:p>82,4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1.35s</text:p>
          </table:table-cell>
          <table:table-cell office:value-type="float" office:value="90.37">
            <text:p>90,37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7s</text:p>
          </table:table-cell>
          <table:table-cell office:value-type="float" office:value="83.94">
            <text:p>83,94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1.36s</text:p>
          </table:table-cell>
          <table:table-cell office:value-type="float" office:value="89.71">
            <text:p>89,71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6s</text:p>
          </table:table-cell>
          <table:table-cell office:value-type="float" office:value="88.97">
            <text:p>88,97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4s</text:p>
          </table:table-cell>
          <table:table-cell office:value-type="float" office:value="90.3">
            <text:p>90,3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6s</text:p>
          </table:table-cell>
          <table:table-cell office:value-type="float" office:value="88.97">
            <text:p>88,97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9s</text:p>
          </table:table-cell>
          <table:table-cell office:value-type="float" office:value="82.73">
            <text:p>82,7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28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0.82s</text:p>
          </table:table-cell>
          <table:table-cell office:value-type="float" office:value="259.76">
            <text:p>259,76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0.84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0.84s</text:p>
          </table:table-cell>
          <table:table-cell office:value-type="float" office:value="248.81">
            <text:p>248,81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4s</text:p>
          </table:table-cell>
          <table:table-cell office:value-type="float" office:value="266.67">
            <text:p>266,67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7s</text:p>
          </table:table-cell>
          <table:table-cell office:value-type="float" office:value="257.47">
            <text:p>257,47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0.85s</text:p>
          </table:table-cell>
          <table:table-cell office:value-type="float" office:value="249.41">
            <text:p>249,41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8s</text:p>
          </table:table-cell>
          <table:table-cell office:value-type="float" office:value="254.55">
            <text:p>254,55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0.87s</text:p>
          </table:table-cell>
          <table:table-cell office:value-type="float" office:value="258.62">
            <text:p>258,62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.90s</text:p>
          </table:table-cell>
          <table:table-cell office:value-type="float" office:value="231.11">
            <text:p>231,11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0.85s</text:p>
          </table:table-cell>
          <table:table-cell office:value-type="float" office:value="261.18">
            <text:p>261,1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1.70s</text:p>
          </table:table-cell>
          <table:table-cell office:value-type="float" office:value="116.47">
            <text:p>116,47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1.71s</text:p>
          </table:table-cell>
          <table:table-cell office:value-type="float" office:value="115.79">
            <text:p>115,79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72s</text:p>
          </table:table-cell>
          <table:table-cell office:value-type="float" office:value="111.63">
            <text:p>111,63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1.69s</text:p>
          </table:table-cell>
          <table:table-cell office:value-type="float" office:value="116.57">
            <text:p>116,57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71s</text:p>
          </table:table-cell>
          <table:table-cell office:value-type="float" office:value="112.28">
            <text:p>112,2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1.69s</text:p>
          </table:table-cell>
          <table:table-cell office:value-type="float" office:value="115.38">
            <text:p>115,38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1.70s</text:p>
          </table:table-cell>
          <table:table-cell office:value-type="float" office:value="114.12">
            <text:p>114,12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1.70s</text:p>
          </table:table-cell>
          <table:table-cell office:value-type="float" office:value="118.24">
            <text:p>118,24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1.69s</text:p>
          </table:table-cell>
          <table:table-cell office:value-type="float" office:value="122.49">
            <text:p>122,49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.70s</text:p>
          </table:table-cell>
          <table:table-cell office:value-type="float" office:value="113.53">
            <text:p>113,5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28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2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7s</text:p>
          </table:table-cell>
          <table:table-cell office:value-type="float" office:value="128.57">
            <text:p>128,57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28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.03s</text:p>
          </table:table-cell>
          <table:table-cell office:value-type="float" office:value="466.67">
            <text:p>466,67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0.03s</text:p>
          </table:table-cell>
          <table:table-cell office:value-type="float" office:value="533.33">
            <text:p>533,33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.10s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2s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92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1.02s</text:p>
          </table:table-cell>
          <table:table-cell office:value-type="float" office:value="90.2">
            <text:p>90,2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1.02s</text:p>
          </table:table-cell>
          <table:table-cell office:value-type="float" office:value="94.12">
            <text:p>94,12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1.00s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02s</text:p>
          </table:table-cell>
          <table:table-cell office:value-type="float" office:value="91.18">
            <text:p>91,1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2s</text:p>
          </table:table-cell>
          <table:table-cell office:value-type="float" office:value="95.1">
            <text:p>95,1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3s</text:p>
          </table:table-cell>
          <table:table-cell office:value-type="float" office:value="94.17">
            <text:p>94,17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1.00s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3s</text:p>
          </table:table-cell>
          <table:table-cell office:value-type="float" office:value="94.17">
            <text:p>94,17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1.06s</text:p>
          </table:table-cell>
          <table:table-cell office:value-type="float" office:value="89.62">
            <text:p>89,6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0s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1s</text:p>
          </table:table-cell>
          <table:table-cell office:value-type="float" office:value="65.96">
            <text:p>65,9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1.37s</text:p>
          </table:table-cell>
          <table:table-cell office:value-type="float" office:value="68.61">
            <text:p>68,61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7s</text:p>
          </table:table-cell>
          <table:table-cell office:value-type="float" office:value="67.88">
            <text:p>67,88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0s</text:p>
          </table:table-cell>
          <table:table-cell office:value-type="float" office:value="66.43">
            <text:p>66,43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1s</text:p>
          </table:table-cell>
          <table:table-cell office:value-type="float" office:value="65.96">
            <text:p>65,9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1.42s</text:p>
          </table:table-cell>
          <table:table-cell office:value-type="float" office:value="62.68">
            <text:p>62,6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1.42s</text:p>
          </table:table-cell>
          <table:table-cell office:value-type="float" office:value="63.38">
            <text:p>63,38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8s</text:p>
          </table:table-cell>
          <table:table-cell office:value-type="float" office:value="67.39">
            <text:p>67,39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9s</text:p>
          </table:table-cell>
          <table:table-cell office:value-type="float" office:value="66.91">
            <text:p>66,91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1.40s</text:p>
          </table:table-cell>
          <table:table-cell office:value-type="float" office:value="64.29">
            <text:p>64,2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92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1.01s</text:p>
          </table:table-cell>
          <table:table-cell office:value-type="float" office:value="166.34">
            <text:p>166,3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0.99s</text:p>
          </table:table-cell>
          <table:table-cell office:value-type="float" office:value="164.65">
            <text:p>164,65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0.98s</text:p>
          </table:table-cell>
          <table:table-cell office:value-type="float" office:value="163.27">
            <text:p>163,27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0.99s</text:p>
          </table:table-cell>
          <table:table-cell office:value-type="float" office:value="162.63">
            <text:p>162,63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0.99s</text:p>
          </table:table-cell>
          <table:table-cell office:value-type="float" office:value="171.72">
            <text:p>171,72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02s</text:p>
          </table:table-cell>
          <table:table-cell office:value-type="float" office:value="154.9">
            <text:p>154,9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1.01s</text:p>
          </table:table-cell>
          <table:table-cell office:value-type="float" office:value="168.32">
            <text:p>168,32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0.99s</text:p>
          </table:table-cell>
          <table:table-cell office:value-type="float" office:value="170.71">
            <text:p>170,71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0.98s</text:p>
          </table:table-cell>
          <table:table-cell office:value-type="float" office:value="167.35">
            <text:p>167,35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02s</text:p>
          </table:table-cell>
          <table:table-cell office:value-type="float" office:value="154.9">
            <text:p>154,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3s</text:p>
          </table:table-cell>
          <table:table-cell office:value-type="float" office:value="97.55">
            <text:p>97,55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0s</text:p>
          </table:table-cell>
          <table:table-cell office:value-type="float" office:value="99.38">
            <text:p>99,38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62s</text:p>
          </table:table-cell>
          <table:table-cell office:value-type="float" office:value="97.53">
            <text:p>97,53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1.65s</text:p>
          </table:table-cell>
          <table:table-cell office:value-type="float" office:value="89.7">
            <text:p>89,7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1.64s</text:p>
          </table:table-cell>
          <table:table-cell office:value-type="float" office:value="91.46">
            <text:p>91,46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1.65s</text:p>
          </table:table-cell>
          <table:table-cell office:value-type="float" office:value="96.97">
            <text:p>96,97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3s</text:p>
          </table:table-cell>
          <table:table-cell office:value-type="float" office:value="97.55">
            <text:p>97,55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1.67s</text:p>
          </table:table-cell>
          <table:table-cell office:value-type="float" office:value="89.22">
            <text:p>89,2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1.66s</text:p>
          </table:table-cell>
          <table:table-cell office:value-type="float" office:value="94.58">
            <text:p>94,58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.66s</text:p>
          </table:table-cell>
          <table:table-cell office:value-type="float" office:value="92.77">
            <text:p>92,7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92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.02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4s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192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1s</text:p>
          </table:table-cell>
          <table:table-cell office:value-type="float" office:value="700">
            <text:p>7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1s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1s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6s</text:p>
          </table:table-cell>
          <table:table-cell office:value-type="float" office:value="116.67">
            <text:p>116,67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6s</text:p>
          </table:table-cell>
          <table:table-cell office:value-type="float" office:value="116.67">
            <text:p>116,6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7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5s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7s</text:p>
          </table:table-cell>
          <table:table-cell office:value-type="float" office:value="114.29">
            <text:p>114,29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256f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57s</text:p>
          </table:table-cell>
          <table:table-cell office:value-type="float" office:value="68.42">
            <text:p>68,4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.54s</text:p>
          </table:table-cell>
          <table:table-cell office:value-type="float" office:value="75.93">
            <text:p>75,93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55s</text:p>
          </table:table-cell>
          <table:table-cell office:value-type="float" office:value="70.91">
            <text:p>70,9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0.52s</text:p>
          </table:table-cell>
          <table:table-cell office:value-type="float" office:value="80.77">
            <text:p>80,77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54s</text:p>
          </table:table-cell>
          <table:table-cell office:value-type="float" office:value="85.19">
            <text:p>85,19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51s</text:p>
          </table:table-cell>
          <table:table-cell office:value-type="float" office:value="96.08">
            <text:p>96,0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51s</text:p>
          </table:table-cell>
          <table:table-cell office:value-type="float" office:value="92.16">
            <text:p>92,1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52s</text:p>
          </table:table-cell>
          <table:table-cell office:value-type="float" office:value="94.23">
            <text:p>94,23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52s</text:p>
          </table:table-cell>
          <table:table-cell office:value-type="float" office:value="92.31">
            <text:p>92,31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54s</text:p>
          </table:table-cell>
          <table:table-cell office:value-type="float" office:value="87.04">
            <text:p>87,0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4s</text:p>
          </table:table-cell>
          <table:table-cell office:value-type="float" office:value="64.86">
            <text:p>64,86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6s</text:p>
          </table:table-cell>
          <table:table-cell office:value-type="float" office:value="59.21">
            <text:p>59,21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5s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79s</text:p>
          </table:table-cell>
          <table:table-cell office:value-type="float" office:value="58.23">
            <text:p>58,23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3s</text:p>
          </table:table-cell>
          <table:table-cell office:value-type="float" office:value="65.75">
            <text:p>65,75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3s</text:p>
          </table:table-cell>
          <table:table-cell office:value-type="float" office:value="61.64">
            <text:p>61,6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3s</text:p>
          </table:table-cell>
          <table:table-cell office:value-type="float" office:value="65.75">
            <text:p>65,75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7s</text:p>
          </table:table-cell>
          <table:table-cell office:value-type="float" office:value="62.34">
            <text:p>62,3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7s</text:p>
          </table:table-cell>
          <table:table-cell office:value-type="float" office:value="58.44">
            <text:p>58,4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2s</text:p>
          </table:table-cell>
          <table:table-cell office:value-type="float" office:value="66.67">
            <text:p>66,67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256f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0s</text:p>
          </table:table-cell>
          <table:table-cell office:value-type="float" office:value="166">
            <text:p>166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.50s</text:p>
          </table:table-cell>
          <table:table-cell office:value-type="float" office:value="164">
            <text:p>16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50s</text:p>
          </table:table-cell>
          <table:table-cell office:value-type="float" office:value="168">
            <text:p>168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3s</text:p>
          </table:table-cell>
          <table:table-cell office:value-type="float" office:value="156.6">
            <text:p>156,6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0.48s</text:p>
          </table:table-cell>
          <table:table-cell office:value-type="float" office:value="179.17">
            <text:p>179,17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49s</text:p>
          </table:table-cell>
          <table:table-cell office:value-type="float" office:value="169.39">
            <text:p>169,39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7s</text:p>
          </table:table-cell>
          <table:table-cell office:value-type="float" office:value="154.39">
            <text:p>154,39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1s</text:p>
          </table:table-cell>
          <table:table-cell office:value-type="float" office:value="172.55">
            <text:p>172,55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3s</text:p>
          </table:table-cell>
          <table:table-cell office:value-type="float" office:value="156.6">
            <text:p>156,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1s</text:p>
          </table:table-cell>
          <table:table-cell office:value-type="float" office:value="172.55">
            <text:p>172,5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.90s</text:p>
          </table:table-cell>
          <table:table-cell office:value-type="float" office:value="91.11">
            <text:p>91,11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87s</text:p>
          </table:table-cell>
          <table:table-cell office:value-type="float" office:value="96.55">
            <text:p>96,55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9s</text:p>
          </table:table-cell>
          <table:table-cell office:value-type="float" office:value="89.89">
            <text:p>89,89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7s</text:p>
          </table:table-cell>
          <table:table-cell office:value-type="float" office:value="91.95">
            <text:p>91,95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0.90s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89s</text:p>
          </table:table-cell>
          <table:table-cell office:value-type="float" office:value="94.38">
            <text:p>94,3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9s</text:p>
          </table:table-cell>
          <table:table-cell office:value-type="float" office:value="89.89">
            <text:p>89,89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88s</text:p>
          </table:table-cell>
          <table:table-cell office:value-type="float" office:value="94.32">
            <text:p>94,3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0.87s</text:p>
          </table:table-cell>
          <table:table-cell office:value-type="float" office:value="97.7">
            <text:p>97,7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0.86s</text:p>
          </table:table-cell>
          <table:table-cell office:value-type="float" office:value="98.84">
            <text:p>98,8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256s_robus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4s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3s</text:p>
          </table:table-cell>
          <table:table-cell office:value-type="float" office:value="233.33">
            <text:p>233,3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9s</text:p>
          </table:table-cell>
          <table:table-cell office:value-type="float" office:value="77.78">
            <text:p>77,78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7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6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QS_SIG_alg_sphincs_shake256_256s_simpl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tru_hps2048509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0s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1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0s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2" table:number-rows-repeated="10476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phincsFinal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3">
          <table:table-cell office:value-type="string">
            <text:p>OQS_SIG_alg_sphincs_haraka_128f_robust</text:p>
          </table:table-cell>
          <table:table-cell table:number-columns-repeated="4"/>
          <table:table-cell office:value-type="string">
            <text:p>connections/user per sec</text:p>
          </table:table-cell>
          <table:table-cell office:value-type="string">
            <text:p>DH</text:p>
          </table:table-cell>
          <table:table-cell/>
          <table:table-cell office:value-type="string">
            <text:p>PQ</text:p>
          </table:table-cell>
          <table:table-cell/>
        </table:table-row>
        <table:table-row table:style-name="ro3">
          <table:table-cell office:value-type="string">
            <text:p>connections</text:p>
          </table:table-cell>
          <table:table-cell table:style-name="ce2" office:value-type="string">
            <text:p>time</text:p>
          </table:table-cell>
          <table:table-cell office:value-type="string">
            <text:p>connections/user sec</text:p>
          </table:table-cell>
          <table:table-cell table:number-columns-repeated="3"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0.79s</text:p>
          </table:table-cell>
          <table:table-cell office:value-type="float" office:value="917.72">
            <text:p>917,72</text:p>
          </table:table-cell>
          <table:table-cell table:number-columns-repeated="2"/>
          <table:table-cell office:value-type="string">
            <text:p>SPHINCS+-Haraka-128f-robust</text:p>
          </table:table-cell>
          <table:table-cell office:value-type="float" office:value="907.41">
            <text:p>907,41</text:p>
          </table:table-cell>
          <table:table-cell office:value-type="float" office:value="29.7126897694122">
            <text:p>29,7126897694</text:p>
          </table:table-cell>
          <table:table-cell office:value-type="float" office:value="167.746">
            <text:p>167,746</text:p>
          </table:table-cell>
          <table:table-cell office:value-type="float" office:value="1.49200983017316">
            <text:p>1,492009830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0.81s</text:p>
          </table:table-cell>
          <table:table-cell office:value-type="float" office:value="950.62">
            <text:p>950,62</text:p>
          </table:table-cell>
          <table:table-cell table:number-columns-repeated="2"/>
          <table:table-cell office:value-type="string">
            <text:p>SPHINCS+-Haraka-128f-simple</text:p>
          </table:table-cell>
          <table:table-cell office:value-type="float" office:value="1099.157">
            <text:p>1099,157</text:p>
          </table:table-cell>
          <table:table-cell office:value-type="float" office:value="17.0360043893971">
            <text:p>17,0360043894</text:p>
          </table:table-cell>
          <table:table-cell office:value-type="float" office:value="172.663">
            <text:p>172,663</text:p>
          </table:table-cell>
          <table:table-cell office:value-type="float" office:value="1.53448543673623">
            <text:p>1,534485436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0.83s</text:p>
          </table:table-cell>
          <table:table-cell office:value-type="float" office:value="942.17">
            <text:p>942,17</text:p>
          </table:table-cell>
          <table:table-cell table:number-columns-repeated="2"/>
          <table:table-cell office:value-type="string">
            <text:p>SPHINCS+-Haraka-128s-robust</text:p>
          </table:table-cell>
          <table:table-cell office:value-type="float" office:value="1400.833">
            <text:p>1400,833</text:p>
          </table:table-cell>
          <table:table-cell office:value-type="float" office:value="200.902548407597">
            <text:p>200,9025484076</text:p>
          </table:table-cell>
          <table:table-cell office:value-type="float" office:value="162.225">
            <text:p>162,225</text:p>
          </table:table-cell>
          <table:table-cell office:value-type="float" office:value="7.57875576126377">
            <text:p>7,578755761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0.87s</text:p>
          </table:table-cell>
          <table:table-cell office:value-type="float" office:value="885.06">
            <text:p>885,06</text:p>
          </table:table-cell>
          <table:table-cell table:number-columns-repeated="2"/>
          <table:table-cell office:value-type="string">
            <text:p>SPHINCS+-Haraka-128s-simple</text:p>
          </table:table-cell>
          <table:table-cell office:value-type="float" office:value="1638.667">
            <text:p>1638,667</text:p>
          </table:table-cell>
          <table:table-cell office:value-type="float" office:value="358.758243855726">
            <text:p>358,7582438557</text:p>
          </table:table-cell>
          <table:table-cell office:value-type="float" office:value="186.482">
            <text:p>186,482</text:p>
          </table:table-cell>
          <table:table-cell office:value-type="float" office:value="6.70468791219994">
            <text:p>6,704687912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0.88s</text:p>
          </table:table-cell>
          <table:table-cell office:value-type="float" office:value="885.23">
            <text:p>885,23</text:p>
          </table:table-cell>
          <table:table-cell table:number-columns-repeated="2"/>
          <table:table-cell office:value-type="string">
            <text:p>SPHINCS+-Haraka-192f-robust</text:p>
          </table:table-cell>
          <table:table-cell office:value-type="float" office:value="651.932">
            <text:p>651,932</text:p>
          </table:table-cell>
          <table:table-cell office:value-type="float" office:value="22.3240293057603">
            <text:p>22,3240293058</text:p>
          </table:table-cell>
          <table:table-cell office:value-type="float" office:value="159.327">
            <text:p>159,327</text:p>
          </table:table-cell>
          <table:table-cell office:value-type="float" office:value="3.53455654927177">
            <text:p>3,534556549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0.85s</text:p>
          </table:table-cell>
          <table:table-cell office:value-type="float" office:value="908.24">
            <text:p>908,24</text:p>
          </table:table-cell>
          <table:table-cell table:number-columns-repeated="2"/>
          <table:table-cell office:value-type="string">
            <text:p>SPHINCS+-Haraka-192f-simple</text:p>
          </table:table-cell>
          <table:table-cell office:value-type="float" office:value="813.594">
            <text:p>813,594</text:p>
          </table:table-cell>
          <table:table-cell office:value-type="float" office:value="29.3201804602602">
            <text:p>29,3201804603</text:p>
          </table:table-cell>
          <table:table-cell office:value-type="float" office:value="164.939">
            <text:p>164,939</text:p>
          </table:table-cell>
          <table:table-cell office:value-type="float" office:value="3.43413081353119">
            <text:p>3,4341308135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0.88s</text:p>
          </table:table-cell>
          <table:table-cell office:value-type="float" office:value="879.55">
            <text:p>879,55</text:p>
          </table:table-cell>
          <table:table-cell table:number-columns-repeated="2"/>
          <table:table-cell office:value-type="string">
            <text:p>SPHINCS+-Haraka-192s-robust</text:p>
          </table:table-cell>
          <table:table-cell office:value-type="float" office:value="1496.667">
            <text:p>1496,667</text:p>
          </table:table-cell>
          <table:table-cell office:value-type="float" office:value="553.707684614464">
            <text:p>553,7076846145</text:p>
          </table:table-cell>
          <table:table-cell office:value-type="float" office:value="177.721">
            <text:p>177,721</text:p>
          </table:table-cell>
          <table:table-cell office:value-type="float" office:value="7.7136436843355">
            <text:p>7,713643684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0.82s</text:p>
          </table:table-cell>
          <table:table-cell office:value-type="float" office:value="943.9">
            <text:p>943,9</text:p>
          </table:table-cell>
          <table:table-cell table:number-columns-repeated="2"/>
          <table:table-cell office:value-type="string">
            <text:p>SPHINCS+-Haraka-192s-simple</text:p>
          </table:table-cell>
          <table:table-cell office:value-type="float" office:value="2041.667">
            <text:p>2041,667</text:p>
          </table:table-cell>
          <table:table-cell office:value-type="float" office:value="1076.78189671354">
            <text:p>1076,7818967135</text:p>
          </table:table-cell>
          <table:table-cell office:value-type="float" office:value="175.019">
            <text:p>175,019</text:p>
          </table:table-cell>
          <table:table-cell office:value-type="float" office:value="12.1331084686123">
            <text:p>12,1331084686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0.89s</text:p>
          </table:table-cell>
          <table:table-cell office:value-type="float" office:value="869.66">
            <text:p>869,66</text:p>
          </table:table-cell>
          <table:table-cell table:number-columns-repeated="2"/>
          <table:table-cell office:value-type="string">
            <text:p>SPHINCS+-Haraka-256f-robust</text:p>
          </table:table-cell>
          <table:table-cell office:value-type="float" office:value="663.234">
            <text:p>663,234</text:p>
          </table:table-cell>
          <table:table-cell office:value-type="float" office:value="28.9988897105466">
            <text:p>28,9988897105</text:p>
          </table:table-cell>
          <table:table-cell office:value-type="float" office:value="161.986">
            <text:p>161,986</text:p>
          </table:table-cell>
          <table:table-cell office:value-type="float" office:value="5.35080097846211">
            <text:p>5,3508009785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0.87s</text:p>
          </table:table-cell>
          <table:table-cell office:value-type="float" office:value="891.95">
            <text:p>891,95</text:p>
          </table:table-cell>
          <table:table-cell table:number-columns-repeated="2"/>
          <table:table-cell office:value-type="string">
            <text:p>SPHINCS+-Haraka-256f-simple</text:p>
          </table:table-cell>
          <table:table-cell office:value-type="float" office:value="719.76">
            <text:p>719,76</text:p>
          </table:table-cell>
          <table:table-cell office:value-type="float" office:value="21.5843822138961">
            <text:p>21,5843822139</text:p>
          </table:table-cell>
          <table:table-cell office:value-type="float" office:value="165.234">
            <text:p>165,234</text:p>
          </table:table-cell>
          <table:table-cell office:value-type="float" office:value="5.521938468006">
            <text:p>5,521938468</text:p>
          </table:table-cell>
        </table:table-row>
        <table:table-row table:style-name="ro1">
          <table:table-cell table:number-columns-repeated="2"/>
          <table:table-cell table:formula="of:=AVERAGE([.C3:.C12])" office:value-type="float" office:value="907.41">
            <text:p>907,41</text:p>
          </table:table-cell>
          <table:table-cell table:formula="of:=STDEV([.C3:.C12])" office:value-type="float" office:value="29.7126897694122">
            <text:p>29,7126897694</text:p>
          </table:table-cell>
          <table:table-cell/>
          <table:table-cell office:value-type="string">
            <text:p>SPHINCS+-Haraka-256s-robust</text:p>
          </table:table-cell>
          <table:table-cell office:value-type="float" office:value="1003.5">
            <text:p>1003,5</text:p>
          </table:table-cell>
          <table:table-cell office:value-type="float" office:value="226.206463656545">
            <text:p>226,2064636565</text:p>
          </table:table-cell>
          <table:table-cell office:value-type="float" office:value="175.59">
            <text:p>175,59</text:p>
          </table:table-cell>
          <table:table-cell office:value-type="float" office:value="5.88340604298791">
            <text:p>5,883406043</text:p>
          </table:table-cell>
        </table:table-row>
        <table:table-row table:style-name="ro1">
          <table:table-cell office:value-type="string">
            <text:p>ntru_hps2048509</text:p>
          </table:table-cell>
          <table:table-cell/>
          <table:table-cell office:value-type="string">
            <text:p>mean</text:p>
          </table:table-cell>
          <table:table-cell office:value-type="string">
            <text:p>dev.st.</text:p>
          </table:table-cell>
          <table:table-cell/>
          <table:table-cell office:value-type="string">
            <text:p>SPHINCS+-Haraka-256s-simple</text:p>
          </table:table-cell>
          <table:table-cell office:value-type="float" office:value="1192.834">
            <text:p>1192,834</text:p>
          </table:table-cell>
          <table:table-cell office:value-type="float" office:value="275.554645163371">
            <text:p>275,5546451634</text:p>
          </table:table-cell>
          <table:table-cell office:value-type="float" office:value="178.106">
            <text:p>178,106</text:p>
          </table:table-cell>
          <table:table-cell office:value-type="float" office:value="10.4109175601598">
            <text:p>10,4109175602</text:p>
          </table:table-cell>
        </table:table-row>
        <table:table-row table:style-name="ro2">
          <table:table-cell table:number-columns-repeated="5"/>
          <table:table-cell office:value-type="string">
            <text:p>SPHINCS+-SHA256-128f-robust</text:p>
          </table:table-cell>
          <table:table-cell office:value-type="float" office:value="221.075">
            <text:p>221,075</text:p>
          </table:table-cell>
          <table:table-cell office:value-type="float" office:value="7.07199995286576">
            <text:p>7,0719999529</text:p>
          </table:table-cell>
          <table:table-cell office:value-type="float" office:value="112.186">
            <text:p>112,186</text:p>
          </table:table-cell>
          <table:table-cell office:value-type="float" office:value="2.84475423660229">
            <text:p>2,8447542366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3.48s</text:p>
          </table:table-cell>
          <table:table-cell office:value-type="float" office:value="167.53">
            <text:p>167,53</text:p>
          </table:table-cell>
          <table:table-cell table:number-columns-repeated="2"/>
          <table:table-cell office:value-type="string">
            <text:p>SPHINCS+-SHA256-128f-simple</text:p>
          </table:table-cell>
          <table:table-cell office:value-type="float" office:value="383.973">
            <text:p>383,973</text:p>
          </table:table-cell>
          <table:table-cell office:value-type="float" office:value="10.2015282624168">
            <text:p>10,2015282624</text:p>
          </table:table-cell>
          <table:table-cell office:value-type="float" office:value="137.864">
            <text:p>137,864</text:p>
          </table:table-cell>
          <table:table-cell office:value-type="float" office:value="4.64448346607744">
            <text:p>4,6444834661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3.49s</text:p>
          </table:table-cell>
          <table:table-cell office:value-type="float" office:value="167.05">
            <text:p>167,05</text:p>
          </table:table-cell>
          <table:table-cell table:number-columns-repeated="2"/>
          <table:table-cell office:value-type="string">
            <text:p>SPHINCS+-SHA256-128s-robust</text:p>
          </table:table-cell>
          <table:table-cell office:value-type="float" office:value="500">
            <text:p>500</text:p>
          </table:table-cell>
          <table:table-cell office:value-type="float" office:value="48.4194634877798">
            <text:p>48,4194634878</text:p>
          </table:table-cell>
          <table:table-cell office:value-type="float" office:value="141.083">
            <text:p>141,083</text:p>
          </table:table-cell>
          <table:table-cell office:value-type="float" office:value="6.8065785988426">
            <text:p>6,8065785988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3.46s</text:p>
          </table:table-cell>
          <table:table-cell office:value-type="float" office:value="168.79">
            <text:p>168,79</text:p>
          </table:table-cell>
          <table:table-cell table:number-columns-repeated="2"/>
          <table:table-cell office:value-type="string">
            <text:p>SPHINCS+-SHA256-128s-simple</text:p>
          </table:table-cell>
          <table:table-cell office:value-type="float" office:value="849">
            <text:p>849</text:p>
          </table:table-cell>
          <table:table-cell office:value-type="float" office:value="155.542062906898">
            <text:p>155,5420629069</text:p>
          </table:table-cell>
          <table:table-cell office:value-type="float" office:value="161.648">
            <text:p>161,648</text:p>
          </table:table-cell>
          <table:table-cell office:value-type="float" office:value="7.39780868455879">
            <text:p>7,3978086846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3.45s</text:p>
          </table:table-cell>
          <table:table-cell office:value-type="float" office:value="169.86">
            <text:p>169,86</text:p>
          </table:table-cell>
          <table:table-cell table:number-columns-repeated="2"/>
          <table:table-cell office:value-type="string">
            <text:p>SPHINCS+-SHA256-192f-robust</text:p>
          </table:table-cell>
          <table:table-cell office:value-type="float" office:value="142.896">
            <text:p>142,896</text:p>
          </table:table-cell>
          <table:table-cell office:value-type="float" office:value="4.31560784955157">
            <text:p>4,3156078496</text:p>
          </table:table-cell>
          <table:table-cell office:value-type="float" office:value="84.985">
            <text:p>84,985</text:p>
          </table:table-cell>
          <table:table-cell office:value-type="float" office:value="2.24810166832177">
            <text:p>2,2481016683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3.54s</text:p>
          </table:table-cell>
          <table:table-cell office:value-type="float" office:value="166.1">
            <text:p>166,1</text:p>
          </table:table-cell>
          <table:table-cell table:number-columns-repeated="2"/>
          <table:table-cell office:value-type="string">
            <text:p>SPHINCS+-SHA256-192f-simple</text:p>
          </table:table-cell>
          <table:table-cell office:value-type="float" office:value="248.884">
            <text:p>248,884</text:p>
          </table:table-cell>
          <table:table-cell office:value-type="float" office:value="9.97070620478922">
            <text:p>9,9707062048</text:p>
          </table:table-cell>
          <table:table-cell office:value-type="float" office:value="115.885">
            <text:p>115,885</text:p>
          </table:table-cell>
          <table:table-cell office:value-type="float" office:value="3.35481494770328">
            <text:p>3,3548149477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3.48s</text:p>
          </table:table-cell>
          <table:table-cell office:value-type="float" office:value="168.68">
            <text:p>168,68</text:p>
          </table:table-cell>
          <table:table-cell table:number-columns-repeated="2"/>
          <table:table-cell office:value-type="string">
            <text:p>SPHINCS+-SHA256-192s-robust</text:p>
          </table:table-cell>
          <table:table-cell office:value-type="float" office:value="407.501">
            <text:p>407,501</text:p>
          </table:table-cell>
          <table:table-cell office:value-type="float" office:value="114.964146338471">
            <text:p>114,9641463385</text:p>
          </table:table-cell>
          <table:table-cell office:value-type="float" office:value="127.213">
            <text:p>127,213</text:p>
          </table:table-cell>
          <table:table-cell office:value-type="float" office:value="15.1440491062771">
            <text:p>15,1440491063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3.51s</text:p>
          </table:table-cell>
          <table:table-cell office:value-type="float" office:value="166.38">
            <text:p>166,38</text:p>
          </table:table-cell>
          <table:table-cell table:number-columns-repeated="2"/>
          <table:table-cell office:value-type="string">
            <text:p>SPHINCS+-SHA256-192s-simple</text:p>
          </table:table-cell>
          <table:table-cell office:value-type="float" office:value="549.167">
            <text:p>549,167</text:p>
          </table:table-cell>
          <table:table-cell office:value-type="float" office:value="82.3513663180183">
            <text:p>82,351366318</text:p>
          </table:table-cell>
          <table:table-cell office:value-type="float" office:value="149.075">
            <text:p>149,075</text:p>
          </table:table-cell>
          <table:table-cell office:value-type="float" office:value="6.82946109798488">
            <text:p>6,829461098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3.50s</text:p>
          </table:table-cell>
          <table:table-cell office:value-type="float" office:value="167.71">
            <text:p>167,71</text:p>
          </table:table-cell>
          <table:table-cell table:number-columns-repeated="2"/>
          <table:table-cell office:value-type="string">
            <text:p>SPHINCS+-SHA256-256f-robust</text:p>
          </table:table-cell>
          <table:table-cell office:value-type="float" office:value="111.338">
            <text:p>111,338</text:p>
          </table:table-cell>
          <table:table-cell office:value-type="float" office:value="5.27483922872431">
            <text:p>5,2748392287</text:p>
          </table:table-cell>
          <table:table-cell office:value-type="float" office:value="72.973">
            <text:p>72,973</text:p>
          </table:table-cell>
          <table:table-cell office:value-type="float" office:value="2.00651743631154">
            <text:p>2,0065174363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3.47s</text:p>
          </table:table-cell>
          <table:table-cell office:value-type="float" office:value="169.74">
            <text:p>169,74</text:p>
          </table:table-cell>
          <table:table-cell table:number-columns-repeated="2"/>
          <table:table-cell office:value-type="string">
            <text:p>SPHINCS+-SHA256-256f-simple</text:p>
          </table:table-cell>
          <table:table-cell office:value-type="float" office:value="246.961">
            <text:p>246,961</text:p>
          </table:table-cell>
          <table:table-cell office:value-type="float" office:value="8.82428649932798">
            <text:p>8,8242864993</text:p>
          </table:table-cell>
          <table:table-cell office:value-type="float" office:value="113.004">
            <text:p>113,004</text:p>
          </table:table-cell>
          <table:table-cell office:value-type="float" office:value="3.99302502983501">
            <text:p>3,9930250298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3.49s</text:p>
          </table:table-cell>
          <table:table-cell office:value-type="float" office:value="165.62">
            <text:p>165,62</text:p>
          </table:table-cell>
          <table:table-cell table:number-columns-repeated="2"/>
          <table:table-cell office:value-type="string">
            <text:p>SPHINCS+-SHA256-256s-robust</text:p>
          </table:table-cell>
          <table:table-cell office:value-type="float" office:value="209">
            <text:p>209</text:p>
          </table:table-cell>
          <table:table-cell office:value-type="float" office:value="24.4722064573035">
            <text:p>24,4722064573</text:p>
          </table:table-cell>
          <table:table-cell office:value-type="float" office:value="98.114">
            <text:p>98,114</text:p>
          </table:table-cell>
          <table:table-cell office:value-type="float" office:value="11.9916861941004">
            <text:p>11,9916861941</text:p>
          </table:table-cell>
        </table:table-row>
        <table:table-row table:style-name="ro2">
          <table:table-cell table:number-columns-repeated="2"/>
          <table:table-cell table:formula="of:=AVERAGE([.C16:.C25])" office:value-type="float" office:value="167.746">
            <text:p>167,746</text:p>
          </table:table-cell>
          <table:table-cell table:formula="of:=STDEV([.C16:.C25])" office:value-type="float" office:value="1.49200983017316">
            <text:p>1,4920098302</text:p>
          </table:table-cell>
          <table:table-cell/>
          <table:table-cell office:value-type="string">
            <text:p>SPHINCS+-SHA256-256s-simple</text:p>
          </table:table-cell>
          <table:table-cell office:value-type="float" office:value="454.286">
            <text:p>454,286</text:p>
          </table:table-cell>
          <table:table-cell office:value-type="float" office:value="40.4649571851992">
            <text:p>40,4649571852</text:p>
          </table:table-cell>
          <table:table-cell office:value-type="float" office:value="147.804">
            <text:p>147,804</text:p>
          </table:table-cell>
          <table:table-cell office:value-type="float" office:value="9.73672680570267">
            <text:p>9,7367268057</text:p>
          </table:table-cell>
        </table:table-row>
        <table:table-row table:style-name="ro1">
          <table:table-cell office:value-type="string">
            <text:p>OQS_SIG_alg_sphincs_haraka_128f_simple</text:p>
          </table:table-cell>
          <table:table-cell table:number-columns-repeated="4"/>
          <table:table-cell office:value-type="string">
            <text:p>SPHINCS+-SHAKE256-128f-robust</text:p>
          </table:table-cell>
          <table:table-cell office:value-type="float" office:value="143.418">
            <text:p>143,418</text:p>
          </table:table-cell>
          <table:table-cell office:value-type="float" office:value="4.76232156271147">
            <text:p>4,7623215627</text:p>
          </table:table-cell>
          <table:table-cell office:value-type="float" office:value="86.693">
            <text:p>86,693</text:p>
          </table:table-cell>
          <table:table-cell office:value-type="float" office:value="3.310975183638">
            <text:p>3,3109751836</text:p>
          </table:table-cell>
        </table:table-row>
        <table:table-row table:style-name="ro2">
          <table:table-cell table:number-columns-repeated="5"/>
          <table:table-cell office:value-type="string">
            <text:p>SPHINCS+-SHAKE256-128f-simple</text:p>
          </table:table-cell>
          <table:table-cell office:value-type="float" office:value="253.758">
            <text:p>253,758</text:p>
          </table:table-cell>
          <table:table-cell office:value-type="float" office:value="9.81108987036835">
            <text:p>9,8110898704</text:p>
          </table:table-cell>
          <table:table-cell office:value-type="float" office:value="115.65">
            <text:p>115,65</text:p>
          </table:table-cell>
          <table:table-cell office:value-type="float" office:value="3.15273426303793">
            <text:p>3,152734263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1.00s</text:p>
          </table:table-cell>
          <table:table-cell office:value-type="float" office:value="1125">
            <text:p>1125</text:p>
          </table:table-cell>
          <table:table-cell table:number-columns-repeated="2"/>
          <table:table-cell office:value-type="string">
            <text:p>SPHINCS+-SHAKE256-128s-robust</text:p>
          </table:table-cell>
          <table:table-cell office:value-type="float" office:value="319.166">
            <text:p>319,166</text:p>
          </table:table-cell>
          <table:table-cell office:value-type="float" office:value="70.0582473850629">
            <text:p>70,0582473851</text:p>
          </table:table-cell>
          <table:table-cell office:value-type="float" office:value="112.301">
            <text:p>112,301</text:p>
          </table:table-cell>
          <table:table-cell office:value-type="float" office:value="9.03282464742403">
            <text:p>9,0328246474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1.04s</text:p>
          </table:table-cell>
          <table:table-cell office:value-type="float" office:value="1078.85">
            <text:p>1078,85</text:p>
          </table:table-cell>
          <table:table-cell table:number-columns-repeated="2"/>
          <table:table-cell office:value-type="string">
            <text:p>SPHINCS+-SHAKE256-128s-simple</text:p>
          </table:table-cell>
          <table:table-cell office:value-type="float" office:value="525">
            <text:p>525</text:p>
          </table:table-cell>
          <table:table-cell office:value-type="float" office:value="80.6031277308766">
            <text:p>80,6031277309</text:p>
          </table:table-cell>
          <table:table-cell office:value-type="float" office:value="142.408">
            <text:p>142,408</text:p>
          </table:table-cell>
          <table:table-cell office:value-type="float" office:value="8.86167879755924">
            <text:p>8,8616787976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1.00s</text:p>
          </table:table-cell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SPHINCS+-SHAKE256-192f-robust</text:p>
          </table:table-cell>
          <table:table-cell office:value-type="float" office:value="94.156">
            <text:p>94,156</text:p>
          </table:table-cell>
          <table:table-cell office:value-type="float" office:value="3.04805293042405">
            <text:p>3,0480529304</text:p>
          </table:table-cell>
          <table:table-cell office:value-type="float" office:value="65.949">
            <text:p>65,949</text:p>
          </table:table-cell>
          <table:table-cell office:value-type="float" office:value="1.94592708553589">
            <text:p>1,9459270855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1.03s</text:p>
          </table:table-cell>
          <table:table-cell office:value-type="float" office:value="1095.15">
            <text:p>1095,15</text:p>
          </table:table-cell>
          <table:table-cell table:number-columns-repeated="2"/>
          <table:table-cell office:value-type="string">
            <text:p>SPHINCS+-SHAKE256-192f-simple</text:p>
          </table:table-cell>
          <table:table-cell office:value-type="float" office:value="164.479">
            <text:p>164,479</text:p>
          </table:table-cell>
          <table:table-cell office:value-type="float" office:value="5.83229409790388">
            <text:p>5,8322940979</text:p>
          </table:table-cell>
          <table:table-cell office:value-type="float" office:value="94.671">
            <text:p>94,671</text:p>
          </table:table-cell>
          <table:table-cell office:value-type="float" office:value="3.6601167255218">
            <text:p>3,6601167255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1.02s</text:p>
          </table:table-cell>
          <table:table-cell office:value-type="float" office:value="1106.86">
            <text:p>1106,86</text:p>
          </table:table-cell>
          <table:table-cell table:number-columns-repeated="2"/>
          <table:table-cell office:value-type="string">
            <text:p>SPHINCS+-SHAKE256-192s-robust</text:p>
          </table:table-cell>
          <table:table-cell office:value-type="float" office:value="245">
            <text:p>245</text:p>
          </table:table-cell>
          <table:table-cell office:value-type="float" office:value="15.8113883008419">
            <text:p>15,8113883008</text:p>
          </table:table-cell>
          <table:table-cell office:value-type="float" office:value="97.499">
            <text:p>97,499</text:p>
          </table:table-cell>
          <table:table-cell office:value-type="float" office:value="12.4548816400103">
            <text:p>12,45488164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1.03s</text:p>
          </table:table-cell>
          <table:table-cell office:value-type="float" office:value="1087.38">
            <text:p>1087,38</text:p>
          </table:table-cell>
          <table:table-cell table:number-columns-repeated="2"/>
          <table:table-cell office:value-type="string">
            <text:p>SPHINCS+-SHAKE256-192s-simple</text:p>
          </table:table-cell>
          <table:table-cell office:value-type="float" office:value="495">
            <text:p>495</text:p>
          </table:table-cell>
          <table:table-cell office:value-type="float" office:value="190.685896466181">
            <text:p>190,6858964662</text:p>
          </table:table-cell>
          <table:table-cell office:value-type="float" office:value="125.428">
            <text:p>125,428</text:p>
          </table:table-cell>
          <table:table-cell office:value-type="float" office:value="12.6868022413495">
            <text:p>12,6868022413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1.04s</text:p>
          </table:table-cell>
          <table:table-cell office:value-type="float" office:value="1078.85">
            <text:p>1078,85</text:p>
          </table:table-cell>
          <table:table-cell table:number-columns-repeated="2"/>
          <table:table-cell office:value-type="string">
            <text:p>SPHINCS+-SHAKE256-256f-robust</text:p>
          </table:table-cell>
          <table:table-cell office:value-type="float" office:value="84.304">
            <text:p>84,304</text:p>
          </table:table-cell>
          <table:table-cell office:value-type="float" office:value="9.91965971638588">
            <text:p>9,9196597164</text:p>
          </table:table-cell>
          <table:table-cell office:value-type="float" office:value="62.689">
            <text:p>62,689</text:p>
          </table:table-cell>
          <table:table-cell office:value-type="float" office:value="3.20211891652318">
            <text:p>3,2021189165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1.01s</text:p>
          </table:table-cell>
          <table:table-cell office:value-type="float" office:value="1113.86">
            <text:p>1113,86</text:p>
          </table:table-cell>
          <table:table-cell table:number-columns-repeated="2"/>
          <table:table-cell office:value-type="string">
            <text:p>SPHINCS+-SHAKE256-256f-simple</text:p>
          </table:table-cell>
          <table:table-cell office:value-type="float" office:value="165.925">
            <text:p>165,925</text:p>
          </table:table-cell>
          <table:table-cell office:value-type="float" office:value="8.09802342138706">
            <text:p>8,0980234214</text:p>
          </table:table-cell>
          <table:table-cell office:value-type="float" office:value="93.463">
            <text:p>93,463</text:p>
          </table:table-cell>
          <table:table-cell office:value-type="float" office:value="3.38821503318652">
            <text:p>3,3882150332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1.03s</text:p>
          </table:table-cell>
          <table:table-cell office:value-type="float" office:value="1100">
            <text:p>1100</text:p>
          </table:table-cell>
          <table:table-cell table:number-columns-repeated="2"/>
          <table:table-cell office:value-type="string">
            <text:p>SPHINCS+-SHAKE256-256s-robust</text:p>
          </table:table-cell>
          <table:table-cell office:value-type="float" office:value="185.833">
            <text:p>185,833</text:p>
          </table:table-cell>
          <table:table-cell office:value-type="float" office:value="22.9222114746568">
            <text:p>22,9222114747</text:p>
          </table:table-cell>
          <table:table-cell office:value-type="float" office:value="88.312">
            <text:p>88,312</text:p>
          </table:table-cell>
          <table:table-cell office:value-type="float" office:value="6.77578498937372">
            <text:p>6,7757849894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1.04s</text:p>
          </table:table-cell>
          <table:table-cell office:value-type="float" office:value="1084.62">
            <text:p>1084,62</text:p>
          </table:table-cell>
          <table:table-cell table:number-columns-repeated="2"/>
          <table:table-cell office:value-type="string">
            <text:p>SPHINCS+-SHAKE256-256s-simple</text:p>
          </table:table-cell>
          <table:table-cell office:value-type="float" office:value="360.001">
            <text:p>360,001</text:p>
          </table:table-cell>
          <table:table-cell office:value-type="float" office:value="76.1540998312705">
            <text:p>76,1540998313</text:p>
          </table:table-cell>
          <table:table-cell office:value-type="float" office:value="116.999">
            <text:p>116,999</text:p>
          </table:table-cell>
          <table:table-cell office:value-type="float" office:value="8.5549575620741">
            <text:p>8,5549575621</text:p>
          </table:table-cell>
        </table:table-row>
        <table:table-row table:style-name="ro2">
          <table:table-cell table:number-columns-repeated="2"/>
          <table:table-cell table:formula="of:=AVERAGE([.C29:.C38])" office:value-type="float" office:value="1099.157">
            <text:p>1099,157</text:p>
          </table:table-cell>
          <table:table-cell table:formula="of:=STDEV([.C29:.C38])" office:value-type="float" office:value="17.0360043893971">
            <text:p>17,036004389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4.39s</text:p>
          </table:table-cell>
          <table:table-cell office:value-type="float" office:value="169.7">
            <text:p>169,7</text:p>
          </table:table-cell>
          <table:table-cell table:number-columns-repeated="7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4.40s</text:p>
          </table:table-cell>
          <table:table-cell office:value-type="float" office:value="172.27">
            <text:p>172,27</text:p>
          </table:table-cell>
          <table:table-cell table:number-columns-repeated="7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4.39s</text:p>
          </table:table-cell>
          <table:table-cell office:value-type="float" office:value="172.67">
            <text:p>172,67</text:p>
          </table:table-cell>
          <table:table-cell table:number-columns-repeated="7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4.41s</text:p>
          </table:table-cell>
          <table:table-cell office:value-type="float" office:value="173.47">
            <text:p>173,47</text:p>
          </table:table-cell>
          <table:table-cell table:number-columns-repeated="7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4.33s</text:p>
          </table:table-cell>
          <table:table-cell office:value-type="float" office:value="171.13">
            <text:p>171,13</text:p>
          </table:table-cell>
          <table:table-cell table:number-columns-repeated="7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4.41s</text:p>
          </table:table-cell>
          <table:table-cell office:value-type="float" office:value="172.56">
            <text:p>172,56</text:p>
          </table:table-cell>
          <table:table-cell table:number-columns-repeated="7"/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4.37s</text:p>
          </table:table-cell>
          <table:table-cell office:value-type="float" office:value="171.85">
            <text:p>171,85</text:p>
          </table:table-cell>
          <table:table-cell table:number-columns-repeated="7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4.36s</text:p>
          </table:table-cell>
          <table:table-cell office:value-type="float" office:value="174.31">
            <text:p>174,31</text:p>
          </table:table-cell>
          <table:table-cell table:number-columns-repeated="7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4.35s</text:p>
          </table:table-cell>
          <table:table-cell office:value-type="float" office:value="174.71">
            <text:p>174,71</text:p>
          </table:table-cell>
          <table:table-cell table:number-columns-repeated="7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4.34s</text:p>
          </table:table-cell>
          <table:table-cell office:value-type="float" office:value="173.96">
            <text:p>173,9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2:.C51])" office:value-type="float" office:value="172.663">
            <text:p>172,663</text:p>
          </table:table-cell>
          <table:table-cell table:formula="of:=STDEV([.C42:.C51])" office:value-type="float" office:value="1.53448543673623">
            <text:p>1,5344854367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28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03s</text:p>
          </table:table-cell>
          <table:table-cell office:value-type="float" office:value="1600">
            <text:p>1600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float" office:value="1150">
            <text:p>1150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3s</text:p>
          </table:table-cell>
          <table:table-cell office:value-type="float" office:value="1566.67">
            <text:p>1566,67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3s</text:p>
          </table:table-cell>
          <table:table-cell office:value-type="float" office:value="1566.67">
            <text:p>1566,67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04s</text:p>
          </table:table-cell>
          <table:table-cell office:value-type="float" office:value="1175">
            <text:p>1175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3s</text:p>
          </table:table-cell>
          <table:table-cell office:value-type="float" office:value="1533.33">
            <text:p>1533,3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5:.C64])" office:value-type="float" office:value="1400.833">
            <text:p>1400,833</text:p>
          </table:table-cell>
          <table:table-cell table:formula="of:=STDEV([.C55:.C64])" office:value-type="float" office:value="200.902548407597">
            <text:p>200,9025484076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6s</text:p>
          </table:table-cell>
          <table:table-cell office:value-type="float" office:value="176.92">
            <text:p>176,92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30s</text:p>
          </table:table-cell>
          <table:table-cell office:value-type="float" office:value="153.33">
            <text:p>153,33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7s</text:p>
          </table:table-cell>
          <table:table-cell office:value-type="float" office:value="170.37">
            <text:p>170,37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.27s</text:p>
          </table:table-cell>
          <table:table-cell office:value-type="float" office:value="162.96">
            <text:p>162,96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8s</text:p>
          </table:table-cell>
          <table:table-cell office:value-type="float" office:value="164.29">
            <text:p>164,29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.28s</text:p>
          </table:table-cell>
          <table:table-cell office:value-type="float" office:value="157.14">
            <text:p>157,14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27s</text:p>
          </table:table-cell>
          <table:table-cell office:value-type="float" office:value="166.67">
            <text:p>166,67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30s</text:p>
          </table:table-cell>
          <table:table-cell office:value-type="float" office:value="153.33">
            <text:p>153,3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8:.C77])" office:value-type="float" office:value="162.225">
            <text:p>162,225</text:p>
          </table:table-cell>
          <table:table-cell table:formula="of:=STDEV([.C68:.C77])" office:value-type="float" office:value="7.57875576126377">
            <text:p>7,5787557613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28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03s</text:p>
          </table:table-cell>
          <table:table-cell office:value-type="float" office:value="1866.67">
            <text:p>1866,67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04s</text:p>
          </table:table-cell>
          <table:table-cell office:value-type="float" office:value="1475">
            <text:p>1475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05s</text:p>
          </table:table-cell>
          <table:table-cell office:value-type="float" office:value="1120">
            <text:p>1120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3s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.05s</text:p>
          </table:table-cell>
          <table:table-cell office:value-type="float" office:value="1100">
            <text:p>1100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03s</text:p>
          </table:table-cell>
          <table:table-cell office:value-type="float" office:value="1933.33">
            <text:p>1933,33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4s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.03s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03s</text:p>
          </table:table-cell>
          <table:table-cell office:value-type="float" office:value="1966.67">
            <text:p>1966,67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04s</text:p>
          </table:table-cell>
          <table:table-cell office:value-type="float" office:value="1425">
            <text:p>14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1:.C90])" office:value-type="float" office:value="1638.667">
            <text:p>1638,667</text:p>
          </table:table-cell>
          <table:table-cell table:formula="of:=STDEV([.C81:.C90])" office:value-type="float" office:value="358.758243855726">
            <text:p>358,7582438557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29s</text:p>
          </table:table-cell>
          <table:table-cell office:value-type="float" office:value="196.55">
            <text:p>196,55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31s</text:p>
          </table:table-cell>
          <table:table-cell office:value-type="float" office:value="183.87">
            <text:p>183,87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30s</text:p>
          </table:table-cell>
          <table:table-cell office:value-type="float" office:value="186.67">
            <text:p>186,67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32s</text:p>
          </table:table-cell>
          <table:table-cell office:value-type="float" office:value="184.38">
            <text:p>184,38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.32s</text:p>
          </table:table-cell>
          <table:table-cell office:value-type="float" office:value="178.12">
            <text:p>178,12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.31s</text:p>
          </table:table-cell>
          <table:table-cell office:value-type="float" office:value="180.65">
            <text:p>180,65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30s</text:p>
          </table:table-cell>
          <table:table-cell office:value-type="float" office:value="193.33">
            <text:p>193,33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.32s</text:p>
          </table:table-cell>
          <table:table-cell office:value-type="float" office:value="181.25">
            <text:p>181,25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.30s</text:p>
          </table:table-cell>
          <table:table-cell office:value-type="float" office:value="196.67">
            <text:p>196,67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.30s</text:p>
          </table:table-cell>
          <table:table-cell office:value-type="float" office:value="183.33">
            <text:p>183,3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4:.C103])" office:value-type="float" office:value="186.482">
            <text:p>186,482</text:p>
          </table:table-cell>
          <table:table-cell table:formula="of:=STDEV([.C94:.C103])" office:value-type="float" office:value="6.70468791219994">
            <text:p>6,7046879122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92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0.94s</text:p>
          </table:table-cell>
          <table:table-cell office:value-type="float" office:value="641.49">
            <text:p>641,49</text:p>
          </table:table-cell>
          <table:table-cell table:number-columns-repeated="7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0.98s</text:p>
          </table:table-cell>
          <table:table-cell office:value-type="float" office:value="672.45">
            <text:p>672,45</text:p>
          </table:table-cell>
          <table:table-cell table:number-columns-repeated="7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1.03s</text:p>
          </table:table-cell>
          <table:table-cell office:value-type="float" office:value="623.3">
            <text:p>623,3</text:p>
          </table:table-cell>
          <table:table-cell table:number-columns-repeated="7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1.01s</text:p>
          </table:table-cell>
          <table:table-cell office:value-type="float" office:value="635.64">
            <text:p>635,64</text:p>
          </table:table-cell>
          <table:table-cell table:number-columns-repeated="7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0.99s</text:p>
          </table:table-cell>
          <table:table-cell office:value-type="float" office:value="650.51">
            <text:p>650,51</text:p>
          </table:table-cell>
          <table:table-cell table:number-columns-repeated="7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0.99s</text:p>
          </table:table-cell>
          <table:table-cell office:value-type="float" office:value="647.47">
            <text:p>647,47</text:p>
          </table:table-cell>
          <table:table-cell table:number-columns-repeated="7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1.00s</text:p>
          </table:table-cell>
          <table:table-cell office:value-type="float" office:value="663">
            <text:p>663</text:p>
          </table:table-cell>
          <table:table-cell table:number-columns-repeated="7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1.00s</text:p>
          </table:table-cell>
          <table:table-cell office:value-type="float" office:value="643">
            <text:p>643</text:p>
          </table:table-cell>
          <table:table-cell table:number-columns-repeated="7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0.99s</text:p>
          </table:table-cell>
          <table:table-cell office:value-type="float" office:value="640.4">
            <text:p>640,4</text:p>
          </table:table-cell>
          <table:table-cell table:number-columns-repeated="7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0.97s</text:p>
          </table:table-cell>
          <table:table-cell office:value-type="float" office:value="702.06">
            <text:p>702,0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07:.C116])" office:value-type="float" office:value="651.932">
            <text:p>651,932</text:p>
          </table:table-cell>
          <table:table-cell table:formula="of:=STDEV([.C107:.C116])" office:value-type="float" office:value="22.3240293057603">
            <text:p>22,3240293058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3.25s</text:p>
          </table:table-cell>
          <table:table-cell office:value-type="float" office:value="156.31">
            <text:p>156,31</text:p>
          </table:table-cell>
          <table:table-cell table:number-columns-repeated="7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3.21s</text:p>
          </table:table-cell>
          <table:table-cell office:value-type="float" office:value="165.73">
            <text:p>165,73</text:p>
          </table:table-cell>
          <table:table-cell table:number-columns-repeated="7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3.25s</text:p>
          </table:table-cell>
          <table:table-cell office:value-type="float" office:value="155.38">
            <text:p>155,38</text:p>
          </table:table-cell>
          <table:table-cell table:number-columns-repeated="7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3.20s</text:p>
          </table:table-cell>
          <table:table-cell office:value-type="float" office:value="159.06">
            <text:p>159,06</text:p>
          </table:table-cell>
          <table:table-cell table:number-columns-repeated="7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3.20s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3.29s</text:p>
          </table:table-cell>
          <table:table-cell office:value-type="float" office:value="164.74">
            <text:p>164,74</text:p>
          </table:table-cell>
          <table:table-cell table:number-columns-repeated="7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3.18s</text:p>
          </table:table-cell>
          <table:table-cell office:value-type="float" office:value="158.18">
            <text:p>158,18</text:p>
          </table:table-cell>
          <table:table-cell table:number-columns-repeated="7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3.25s</text:p>
          </table:table-cell>
          <table:table-cell office:value-type="float" office:value="157.54">
            <text:p>157,54</text:p>
          </table:table-cell>
          <table:table-cell table:number-columns-repeated="7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3.23s</text:p>
          </table:table-cell>
          <table:table-cell office:value-type="float" office:value="160.37">
            <text:p>160,37</text:p>
          </table:table-cell>
          <table:table-cell table:number-columns-repeated="7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3.27s</text:p>
          </table:table-cell>
          <table:table-cell office:value-type="float" office:value="155.96">
            <text:p>155,9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20:.C129])" office:value-type="float" office:value="159.327">
            <text:p>159,327</text:p>
          </table:table-cell>
          <table:table-cell table:formula="of:=STDEV([.C120:.C129])" office:value-type="float" office:value="3.53455654927177">
            <text:p>3,5345565493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92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0.98s</text:p>
          </table:table-cell>
          <table:table-cell office:value-type="float" office:value="798.98">
            <text:p>798,98</text:p>
          </table:table-cell>
          <table:table-cell table:number-columns-repeated="7"/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1.04s</text:p>
          </table:table-cell>
          <table:table-cell office:value-type="float" office:value="809.62">
            <text:p>809,62</text:p>
          </table:table-cell>
          <table:table-cell table:number-columns-repeated="7"/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1.08s</text:p>
          </table:table-cell>
          <table:table-cell office:value-type="float" office:value="780.56">
            <text:p>780,56</text:p>
          </table:table-cell>
          <table:table-cell table:number-columns-repeated="7"/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1.05s</text:p>
          </table:table-cell>
          <table:table-cell office:value-type="float" office:value="846.67">
            <text:p>846,67</text:p>
          </table:table-cell>
          <table:table-cell table:number-columns-repeated="7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1.06s</text:p>
          </table:table-cell>
          <table:table-cell office:value-type="float" office:value="793.4">
            <text:p>793,4</text:p>
          </table:table-cell>
          <table:table-cell table:number-columns-repeated="7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1.08s</text:p>
          </table:table-cell>
          <table:table-cell office:value-type="float" office:value="835.19">
            <text:p>835,19</text:p>
          </table:table-cell>
          <table:table-cell table:number-columns-repeated="7"/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1.03s</text:p>
          </table:table-cell>
          <table:table-cell office:value-type="float" office:value="870.87">
            <text:p>870,87</text:p>
          </table:table-cell>
          <table:table-cell table:number-columns-repeated="7"/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1.05s</text:p>
          </table:table-cell>
          <table:table-cell office:value-type="float" office:value="808.57">
            <text:p>808,57</text:p>
          </table:table-cell>
          <table:table-cell table:number-columns-repeated="7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1.06s</text:p>
          </table:table-cell>
          <table:table-cell office:value-type="float" office:value="812.26">
            <text:p>812,26</text:p>
          </table:table-cell>
          <table:table-cell table:number-columns-repeated="7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1.09s</text:p>
          </table:table-cell>
          <table:table-cell office:value-type="float" office:value="779.82">
            <text:p>779,8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33:.C142])" office:value-type="float" office:value="813.594">
            <text:p>813,594</text:p>
          </table:table-cell>
          <table:table-cell table:formula="of:=STDEV([.C133:.C142])" office:value-type="float" office:value="29.3201804602602">
            <text:p>29,3201804603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77s</text:p>
          </table:table-cell>
          <table:table-cell office:value-type="float" office:value="164.72">
            <text:p>164,72</text:p>
          </table:table-cell>
          <table:table-cell table:number-columns-repeated="7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79s</text:p>
          </table:table-cell>
          <table:table-cell office:value-type="float" office:value="164.12">
            <text:p>164,12</text:p>
          </table:table-cell>
          <table:table-cell table:number-columns-repeated="7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3.79s</text:p>
          </table:table-cell>
          <table:table-cell office:value-type="float" office:value="165.44">
            <text:p>165,44</text:p>
          </table:table-cell>
          <table:table-cell table:number-columns-repeated="7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3.76s</text:p>
          </table:table-cell>
          <table:table-cell office:value-type="float" office:value="167.29">
            <text:p>167,29</text:p>
          </table:table-cell>
          <table:table-cell table:number-columns-repeated="7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3.82s</text:p>
          </table:table-cell>
          <table:table-cell office:value-type="float" office:value="162.3">
            <text:p>162,3</text:p>
          </table:table-cell>
          <table:table-cell table:number-columns-repeated="7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3.80s</text:p>
          </table:table-cell>
          <table:table-cell office:value-type="float" office:value="173.42">
            <text:p>173,42</text:p>
          </table:table-cell>
          <table:table-cell table:number-columns-repeated="7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84s</text:p>
          </table:table-cell>
          <table:table-cell office:value-type="float" office:value="161.72">
            <text:p>161,72</text:p>
          </table:table-cell>
          <table:table-cell table:number-columns-repeated="7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80s</text:p>
          </table:table-cell>
          <table:table-cell office:value-type="float" office:value="163.68">
            <text:p>163,68</text:p>
          </table:table-cell>
          <table:table-cell table:number-columns-repeated="7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.77s</text:p>
          </table:table-cell>
          <table:table-cell office:value-type="float" office:value="164.72">
            <text:p>164,72</text:p>
          </table:table-cell>
          <table:table-cell table:number-columns-repeated="7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.84s</text:p>
          </table:table-cell>
          <table:table-cell office:value-type="float" office:value="161.98">
            <text:p>161,98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46:.C155])" office:value-type="float" office:value="164.939">
            <text:p>164,939</text:p>
          </table:table-cell>
          <table:table-cell table:formula="of:=STDEV([.C146:.C155])" office:value-type="float" office:value="3.43413081353119">
            <text:p>3,4341308135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92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2s</text:p>
          </table:table-cell>
          <table:table-cell office:value-type="float" office:value="1450">
            <text:p>1450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3s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2s</text:p>
          </table:table-cell>
          <table:table-cell office:value-type="float" office:value="1450">
            <text:p>1450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3s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3s</text:p>
          </table:table-cell>
          <table:table-cell office:value-type="float" office:value="966.67">
            <text:p>966,6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1s</text:p>
          </table:table-cell>
          <table:table-cell office:value-type="float" office:value="2900">
            <text:p>2900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02s</text:p>
          </table:table-cell>
          <table:table-cell office:value-type="float" office:value="1550">
            <text:p>155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59:.C168])" office:value-type="float" office:value="1496.667">
            <text:p>1496,667</text:p>
          </table:table-cell>
          <table:table-cell table:formula="of:=STDEV([.C159:.C168])" office:value-type="float" office:value="553.707684614464">
            <text:p>553,7076846145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6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16s</text:p>
          </table:table-cell>
          <table:table-cell office:value-type="float" office:value="193.75">
            <text:p>193,75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7s</text:p>
          </table:table-cell>
          <table:table-cell office:value-type="float" office:value="176.47">
            <text:p>176,47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6s</text:p>
          </table:table-cell>
          <table:table-cell office:value-type="float" office:value="187.5">
            <text:p>187,5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7s</text:p>
          </table:table-cell>
          <table:table-cell office:value-type="float" office:value="176.47">
            <text:p>176,4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6s</text:p>
          </table:table-cell>
          <table:table-cell office:value-type="float" office:value="181.25">
            <text:p>181,25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6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7s</text:p>
          </table:table-cell>
          <table:table-cell office:value-type="float" office:value="170.59">
            <text:p>170,5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72:.C181])" office:value-type="float" office:value="177.721">
            <text:p>177,721</text:p>
          </table:table-cell>
          <table:table-cell table:formula="of:=STDEV([.C172:.C181])" office:value-type="float" office:value="7.7136436843355">
            <text:p>7,7136436843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192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2s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1s</text:p>
          </table:table-cell>
          <table:table-cell office:value-type="float" office:value="3500">
            <text:p>3500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1s</text:p>
          </table:table-cell>
          <table:table-cell office:value-type="float" office:value="3600">
            <text:p>3600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3s</text:p>
          </table:table-cell>
          <table:table-cell office:value-type="float" office:value="1166.67">
            <text:p>1166,67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2s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02s</text:p>
          </table:table-cell>
          <table:table-cell office:value-type="float" office:value="1650">
            <text:p>1650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03s</text:p>
          </table:table-cell>
          <table:table-cell office:value-type="float" office:value="1133.33">
            <text:p>1133,33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3s</text:p>
          </table:table-cell>
          <table:table-cell office:value-type="float" office:value="1166.67">
            <text:p>1166,67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1s</text:p>
          </table:table-cell>
          <table:table-cell office:value-type="float" office:value="3600">
            <text:p>36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85:.C194])" office:value-type="float" office:value="2041.667">
            <text:p>2041,667</text:p>
          </table:table-cell>
          <table:table-cell table:formula="of:=STDEV([.C185:.C194])" office:value-type="float" office:value="1076.78189671354">
            <text:p>1076,7818967135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19s</text:p>
          </table:table-cell>
          <table:table-cell office:value-type="float" office:value="173.68">
            <text:p>173,68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18s</text:p>
          </table:table-cell>
          <table:table-cell office:value-type="float" office:value="194.44">
            <text:p>194,44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.19s</text:p>
          </table:table-cell>
          <table:table-cell office:value-type="float" office:value="178.95">
            <text:p>178,95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0s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.20s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19s</text:p>
          </table:table-cell>
          <table:table-cell office:value-type="float" office:value="173.68">
            <text:p>173,68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18s</text:p>
          </table:table-cell>
          <table:table-cell office:value-type="float" office:value="194.44">
            <text:p>194,44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.20s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98:.C207])" office:value-type="float" office:value="175.019">
            <text:p>175,019</text:p>
          </table:table-cell>
          <table:table-cell table:formula="of:=STDEV([.C198:.C207])" office:value-type="float" office:value="12.1331084686123">
            <text:p>12,1331084686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256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0.47s</text:p>
          </table:table-cell>
          <table:table-cell office:value-type="float" office:value="682.98">
            <text:p>682,98</text:p>
          </table:table-cell>
          <table:table-cell table:number-columns-repeated="7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0.52s</text:p>
          </table:table-cell>
          <table:table-cell office:value-type="float" office:value="680.77">
            <text:p>680,77</text:p>
          </table:table-cell>
          <table:table-cell table:number-columns-repeated="7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0.52s</text:p>
          </table:table-cell>
          <table:table-cell office:value-type="float" office:value="657.69">
            <text:p>657,69</text:p>
          </table:table-cell>
          <table:table-cell table:number-columns-repeated="7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0.50s</text:p>
          </table:table-cell>
          <table:table-cell office:value-type="float" office:value="716">
            <text:p>716</text:p>
          </table:table-cell>
          <table:table-cell table:number-columns-repeated="7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0.53s</text:p>
          </table:table-cell>
          <table:table-cell office:value-type="float" office:value="624.53">
            <text:p>624,53</text:p>
          </table:table-cell>
          <table:table-cell table:number-columns-repeated="7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0.52s</text:p>
          </table:table-cell>
          <table:table-cell office:value-type="float" office:value="651.92">
            <text:p>651,92</text:p>
          </table:table-cell>
          <table:table-cell table:number-columns-repeated="7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0.52s</text:p>
          </table:table-cell>
          <table:table-cell office:value-type="float" office:value="684.62">
            <text:p>684,62</text:p>
          </table:table-cell>
          <table:table-cell table:number-columns-repeated="7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0.52s</text:p>
          </table:table-cell>
          <table:table-cell office:value-type="float" office:value="640.38">
            <text:p>640,38</text:p>
          </table:table-cell>
          <table:table-cell table:number-columns-repeated="7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0.55s</text:p>
          </table:table-cell>
          <table:table-cell office:value-type="float" office:value="625.45">
            <text:p>625,45</text:p>
          </table:table-cell>
          <table:table-cell table:number-columns-repeated="7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0.50s</text:p>
          </table:table-cell>
          <table:table-cell office:value-type="float" office:value="668">
            <text:p>668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11:.C220])" office:value-type="float" office:value="663.234">
            <text:p>663,234</text:p>
          </table:table-cell>
          <table:table-cell table:formula="of:=STDEV([.C211:.C220])" office:value-type="float" office:value="28.9988897105466">
            <text:p>28,9988897105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1.88s</text:p>
          </table:table-cell>
          <table:table-cell office:value-type="float" office:value="167.55">
            <text:p>167,55</text:p>
          </table:table-cell>
          <table:table-cell table:number-columns-repeated="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1.92s</text:p>
          </table:table-cell>
          <table:table-cell office:value-type="float" office:value="162.5">
            <text:p>162,5</text:p>
          </table:table-cell>
          <table:table-cell table:number-columns-repeated="7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1.89s</text:p>
          </table:table-cell>
          <table:table-cell office:value-type="float" office:value="163.49">
            <text:p>163,49</text:p>
          </table:table-cell>
          <table:table-cell table:number-columns-repeated="7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91s</text:p>
          </table:table-cell>
          <table:table-cell office:value-type="float" office:value="154.97">
            <text:p>154,97</text:p>
          </table:table-cell>
          <table:table-cell table:number-columns-repeated="7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1.82s</text:p>
          </table:table-cell>
          <table:table-cell office:value-type="float" office:value="160.44">
            <text:p>160,44</text:p>
          </table:table-cell>
          <table:table-cell table:number-columns-repeated="7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1.87s</text:p>
          </table:table-cell>
          <table:table-cell office:value-type="float" office:value="167.38">
            <text:p>167,38</text:p>
          </table:table-cell>
          <table:table-cell table:number-columns-repeated="7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1.87s</text:p>
          </table:table-cell>
          <table:table-cell office:value-type="float" office:value="156.68">
            <text:p>156,68</text:p>
          </table:table-cell>
          <table:table-cell table:number-columns-repeated="7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1.83s</text:p>
          </table:table-cell>
          <table:table-cell office:value-type="float" office:value="171.04">
            <text:p>171,04</text:p>
          </table:table-cell>
          <table:table-cell table:number-columns-repeated="7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.87s</text:p>
          </table:table-cell>
          <table:table-cell office:value-type="float" office:value="157.75">
            <text:p>157,75</text:p>
          </table:table-cell>
          <table:table-cell table:number-columns-repeated="7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1.86s</text:p>
          </table:table-cell>
          <table:table-cell office:value-type="float" office:value="158.06">
            <text:p>158,0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24:.C233])" office:value-type="float" office:value="161.986">
            <text:p>161,986</text:p>
          </table:table-cell>
          <table:table-cell table:formula="of:=STDEV([.C224:.C233])" office:value-type="float" office:value="5.35080097846211">
            <text:p>5,3508009785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256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0.47s</text:p>
          </table:table-cell>
          <table:table-cell office:value-type="float" office:value="687.23">
            <text:p>687,23</text:p>
          </table:table-cell>
          <table:table-cell table:number-columns-repeated="7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0.49s</text:p>
          </table:table-cell>
          <table:table-cell office:value-type="float" office:value="724.49">
            <text:p>724,49</text:p>
          </table:table-cell>
          <table:table-cell table:number-columns-repeated="7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0.48s</text:p>
          </table:table-cell>
          <table:table-cell office:value-type="float" office:value="720.83">
            <text:p>720,83</text:p>
          </table:table-cell>
          <table:table-cell table:number-columns-repeated="7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0.50s</text:p>
          </table:table-cell>
          <table:table-cell office:value-type="float" office:value="706">
            <text:p>706</text:p>
          </table:table-cell>
          <table:table-cell table:number-columns-repeated="7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0.49s</text:p>
          </table:table-cell>
          <table:table-cell office:value-type="float" office:value="706.12">
            <text:p>706,12</text:p>
          </table:table-cell>
          <table:table-cell table:number-columns-repeated="7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0.49s</text:p>
          </table:table-cell>
          <table:table-cell office:value-type="float" office:value="712.24">
            <text:p>712,24</text:p>
          </table:table-cell>
          <table:table-cell table:number-columns-repeated="7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0.47s</text:p>
          </table:table-cell>
          <table:table-cell office:value-type="float" office:value="765.96">
            <text:p>765,96</text:p>
          </table:table-cell>
          <table:table-cell table:number-columns-repeated="7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0.49s</text:p>
          </table:table-cell>
          <table:table-cell office:value-type="float" office:value="708.16">
            <text:p>708,16</text:p>
          </table:table-cell>
          <table:table-cell table:number-columns-repeated="7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0.49s</text:p>
          </table:table-cell>
          <table:table-cell office:value-type="float" office:value="728.57">
            <text:p>728,57</text:p>
          </table:table-cell>
          <table:table-cell table:number-columns-repeated="7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0.50s</text:p>
          </table:table-cell>
          <table:table-cell office:value-type="float" office:value="738">
            <text:p>738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37:.C246])" office:value-type="float" office:value="719.76">
            <text:p>719,76</text:p>
          </table:table-cell>
          <table:table-cell table:formula="of:=STDEV([.C237:.C246])" office:value-type="float" office:value="21.5843822138961">
            <text:p>21,5843822139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1.87s</text:p>
          </table:table-cell>
          <table:table-cell office:value-type="float" office:value="164.17">
            <text:p>164,17</text:p>
          </table:table-cell>
          <table:table-cell table:number-columns-repeated="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1.85s</text:p>
          </table:table-cell>
          <table:table-cell office:value-type="float" office:value="164.32">
            <text:p>164,32</text:p>
          </table:table-cell>
          <table:table-cell table:number-columns-repeated="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1.87s</text:p>
          </table:table-cell>
          <table:table-cell office:value-type="float" office:value="165.78">
            <text:p>165,78</text:p>
          </table:table-cell>
          <table:table-cell table:number-columns-repeated="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1.85s</text:p>
          </table:table-cell>
          <table:table-cell office:value-type="float" office:value="163.78">
            <text:p>163,78</text:p>
          </table:table-cell>
          <table:table-cell table:number-columns-repeated="7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1.90s</text:p>
          </table:table-cell>
          <table:table-cell office:value-type="float" office:value="171.05">
            <text:p>171,05</text:p>
          </table:table-cell>
          <table:table-cell table:number-columns-repeated="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1.89s</text:p>
          </table:table-cell>
          <table:table-cell office:value-type="float" office:value="162.96">
            <text:p>162,96</text:p>
          </table:table-cell>
          <table:table-cell table:number-columns-repeated="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1.89s</text:p>
          </table:table-cell>
          <table:table-cell office:value-type="float" office:value="161.38">
            <text:p>161,38</text:p>
          </table:table-cell>
          <table:table-cell table:number-columns-repeated="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87s</text:p>
          </table:table-cell>
          <table:table-cell office:value-type="float" office:value="161.5">
            <text:p>161,5</text:p>
          </table:table-cell>
          <table:table-cell table:number-columns-repeated="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1.89s</text:p>
          </table:table-cell>
          <table:table-cell office:value-type="float" office:value="159.26">
            <text:p>159,26</text:p>
          </table:table-cell>
          <table:table-cell table:number-columns-repeated="7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1.83s</text:p>
          </table:table-cell>
          <table:table-cell office:value-type="float" office:value="178.14">
            <text:p>178,1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50:.C259])" office:value-type="float" office:value="165.234">
            <text:p>165,234</text:p>
          </table:table-cell>
          <table:table-cell table:formula="of:=STDEV([.C250:.C259])" office:value-type="float" office:value="5.521938468006">
            <text:p>5,521938468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256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float" office:value="975">
            <text:p>975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03s</text:p>
          </table:table-cell>
          <table:table-cell office:value-type="float" office:value="1300">
            <text:p>1300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03s</text:p>
          </table:table-cell>
          <table:table-cell office:value-type="float" office:value="1333.33">
            <text:p>1333,33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3s</text:p>
          </table:table-cell>
          <table:table-cell office:value-type="float" office:value="1266.67">
            <text:p>1266,67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5s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04s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63:.C272])" office:value-type="float" office:value="1003.5">
            <text:p>1003,5</text:p>
          </table:table-cell>
          <table:table-cell table:formula="of:=STDEV([.C263:.C272])" office:value-type="float" office:value="226.206463656545">
            <text:p>226,2064636565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22s</text:p>
          </table:table-cell>
          <table:table-cell office:value-type="float" office:value="172.73">
            <text:p>172,73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1s</text:p>
          </table:table-cell>
          <table:table-cell office:value-type="float" office:value="185.71">
            <text:p>185,71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3s</text:p>
          </table:table-cell>
          <table:table-cell office:value-type="float" office:value="169.57">
            <text:p>169,57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23s</text:p>
          </table:table-cell>
          <table:table-cell office:value-type="float" office:value="173.91">
            <text:p>173,91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21s</text:p>
          </table:table-cell>
          <table:table-cell office:value-type="float" office:value="180.95">
            <text:p>180,95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2s</text:p>
          </table:table-cell>
          <table:table-cell office:value-type="float" office:value="177.27">
            <text:p>177,27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23s</text:p>
          </table:table-cell>
          <table:table-cell office:value-type="float" office:value="169.57">
            <text:p>169,57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.22s</text:p>
          </table:table-cell>
          <table:table-cell office:value-type="float" office:value="181.82">
            <text:p>181,82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1s</text:p>
          </table:table-cell>
          <table:table-cell office:value-type="float" office:value="176.19">
            <text:p>176,1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76:.C285])" office:value-type="float" office:value="175.59">
            <text:p>175,59</text:p>
          </table:table-cell>
          <table:table-cell table:formula="of:=STDEV([.C276:.C285])" office:value-type="float" office:value="5.88340604298791">
            <text:p>5,883406043</text:p>
          </table:table-cell>
          <table:table-cell table:number-columns-repeated="6"/>
        </table:table-row>
        <table:table-row table:style-name="ro3">
          <table:table-cell office:value-type="string">
            <text:p>OQS_SIG_alg_sphincs_haraka_256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float" office:value="1150">
            <text:p>1150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05s</text:p>
          </table:table-cell>
          <table:table-cell office:value-type="float" office:value="960">
            <text:p>960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4s</text:p>
          </table:table-cell>
          <table:table-cell office:value-type="float" office:value="1225">
            <text:p>1225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05s</text:p>
          </table:table-cell>
          <table:table-cell office:value-type="float" office:value="980">
            <text:p>980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03s</text:p>
          </table:table-cell>
          <table:table-cell office:value-type="float" office:value="1666.67">
            <text:p>1666,67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03s</text:p>
          </table:table-cell>
          <table:table-cell office:value-type="float" office:value="1666.67">
            <text:p>1666,67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05s</text:p>
          </table:table-cell>
          <table:table-cell office:value-type="float" office:value="1020">
            <text:p>1020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0.04s</text:p>
          </table:table-cell>
          <table:table-cell office:value-type="float" office:value="1300">
            <text:p>13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89:.C298])" office:value-type="float" office:value="1192.834">
            <text:p>1192,834</text:p>
          </table:table-cell>
          <table:table-cell table:formula="of:=STDEV([.C289:.C298])" office:value-type="float" office:value="275.554645163371">
            <text:p>275,554645163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27s</text:p>
          </table:table-cell>
          <table:table-cell office:value-type="float" office:value="185.19">
            <text:p>185,19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28s</text:p>
          </table:table-cell>
          <table:table-cell office:value-type="float" office:value="171.43">
            <text:p>171,43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.26s</text:p>
          </table:table-cell>
          <table:table-cell office:value-type="float" office:value="192.31">
            <text:p>192,31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28s</text:p>
          </table:table-cell>
          <table:table-cell office:value-type="float" office:value="182.14">
            <text:p>182,14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28s</text:p>
          </table:table-cell>
          <table:table-cell office:value-type="float" office:value="167.86">
            <text:p>167,86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26s</text:p>
          </table:table-cell>
          <table:table-cell office:value-type="float" office:value="184.62">
            <text:p>184,62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29s</text:p>
          </table:table-cell>
          <table:table-cell office:value-type="float" office:value="158.62">
            <text:p>158,62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.27s</text:p>
          </table:table-cell>
          <table:table-cell office:value-type="float" office:value="188.89">
            <text:p>188,89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28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28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02:.C311])" office:value-type="float" office:value="178.106">
            <text:p>178,106</text:p>
          </table:table-cell>
          <table:table-cell table:formula="of:=STDEV([.C302:.C311])" office:value-type="float" office:value="10.4109175601598">
            <text:p>10,4109175602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28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1.37s</text:p>
          </table:table-cell>
          <table:table-cell office:value-type="float" office:value="212.41">
            <text:p>212,41</text:p>
          </table:table-cell>
          <table:table-cell table:number-columns-repeated="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36s</text:p>
          </table:table-cell>
          <table:table-cell office:value-type="float" office:value="222.06">
            <text:p>222,06</text:p>
          </table:table-cell>
          <table:table-cell table:number-columns-repeated="7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39s</text:p>
          </table:table-cell>
          <table:table-cell office:value-type="float" office:value="212.95">
            <text:p>212,95</text:p>
          </table:table-cell>
          <table:table-cell table:number-columns-repeated="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1.35s</text:p>
          </table:table-cell>
          <table:table-cell office:value-type="float" office:value="222.96">
            <text:p>222,96</text:p>
          </table:table-cell>
          <table:table-cell table:number-columns-repeated="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1.37s</text:p>
          </table:table-cell>
          <table:table-cell office:value-type="float" office:value="230.66">
            <text:p>230,66</text:p>
          </table:table-cell>
          <table:table-cell table:number-columns-repeated="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.35s</text:p>
          </table:table-cell>
          <table:table-cell office:value-type="float" office:value="223.7">
            <text:p>223,7</text:p>
          </table:table-cell>
          <table:table-cell table:number-columns-repeated="7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1.36s</text:p>
          </table:table-cell>
          <table:table-cell office:value-type="float" office:value="233.09">
            <text:p>233,09</text:p>
          </table:table-cell>
          <table:table-cell table:number-columns-repeated="7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.34s</text:p>
          </table:table-cell>
          <table:table-cell office:value-type="float" office:value="220.9">
            <text:p>220,9</text:p>
          </table:table-cell>
          <table:table-cell table:number-columns-repeated="7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.38s</text:p>
          </table:table-cell>
          <table:table-cell office:value-type="float" office:value="213.77">
            <text:p>213,77</text:p>
          </table:table-cell>
          <table:table-cell table:number-columns-repeated="7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1.37s</text:p>
          </table:table-cell>
          <table:table-cell office:value-type="float" office:value="218.25">
            <text:p>218,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15:.C324])" office:value-type="float" office:value="221.075">
            <text:p>221,075</text:p>
          </table:table-cell>
          <table:table-cell table:formula="of:=STDEV([.C315:.C324])" office:value-type="float" office:value="7.07199995286576">
            <text:p>7,0719999529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2.44s</text:p>
          </table:table-cell>
          <table:table-cell office:value-type="float" office:value="109.84">
            <text:p>109,84</text:p>
          </table:table-cell>
          <table:table-cell table:number-columns-repeated="7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2.46s</text:p>
          </table:table-cell>
          <table:table-cell office:value-type="float" office:value="113.01">
            <text:p>113,01</text:p>
          </table:table-cell>
          <table:table-cell table:number-columns-repeated="7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2.49s</text:p>
          </table:table-cell>
          <table:table-cell office:value-type="float" office:value="107.23">
            <text:p>107,23</text:p>
          </table:table-cell>
          <table:table-cell table:number-columns-repeated="7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2.48s</text:p>
          </table:table-cell>
          <table:table-cell office:value-type="float" office:value="114.11">
            <text:p>114,11</text:p>
          </table:table-cell>
          <table:table-cell table:number-columns-repeated="7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2.46s</text:p>
          </table:table-cell>
          <table:table-cell office:value-type="float" office:value="115.04">
            <text:p>115,04</text:p>
          </table:table-cell>
          <table:table-cell table:number-columns-repeated="7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2.51s</text:p>
          </table:table-cell>
          <table:table-cell office:value-type="float" office:value="109.16">
            <text:p>109,16</text:p>
          </table:table-cell>
          <table:table-cell table:number-columns-repeated="7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2.44s</text:p>
          </table:table-cell>
          <table:table-cell office:value-type="float" office:value="113.52">
            <text:p>113,52</text:p>
          </table:table-cell>
          <table:table-cell table:number-columns-repeated="7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2.39s</text:p>
          </table:table-cell>
          <table:table-cell office:value-type="float" office:value="116.32">
            <text:p>116,32</text:p>
          </table:table-cell>
          <table:table-cell table:number-columns-repeated="7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2.50s</text:p>
          </table:table-cell>
          <table:table-cell office:value-type="float" office:value="112.8">
            <text:p>112,8</text:p>
          </table:table-cell>
          <table:table-cell table:number-columns-repeated="7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2.40s</text:p>
          </table:table-cell>
          <table:table-cell office:value-type="float" office:value="110.83">
            <text:p>110,8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28:.C337])" office:value-type="float" office:value="112.186">
            <text:p>112,186</text:p>
          </table:table-cell>
          <table:table-cell table:formula="of:=STDEV([.C328:.C337])" office:value-type="float" office:value="2.84475423660229">
            <text:p>2,8447542366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28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1.38s</text:p>
          </table:table-cell>
          <table:table-cell office:value-type="float" office:value="377.54">
            <text:p>377,54</text:p>
          </table:table-cell>
          <table:table-cell table:number-columns-repeated="7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1.42s</text:p>
          </table:table-cell>
          <table:table-cell office:value-type="float" office:value="370.42">
            <text:p>370,42</text:p>
          </table:table-cell>
          <table:table-cell table:number-columns-repeated="7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1.39s</text:p>
          </table:table-cell>
          <table:table-cell office:value-type="float" office:value="380.58">
            <text:p>380,58</text:p>
          </table:table-cell>
          <table:table-cell table:number-columns-repeated="7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1.36s</text:p>
          </table:table-cell>
          <table:table-cell office:value-type="float" office:value="383.82">
            <text:p>383,82</text:p>
          </table:table-cell>
          <table:table-cell table:number-columns-repeated="7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1.38s</text:p>
          </table:table-cell>
          <table:table-cell office:value-type="float" office:value="388.41">
            <text:p>388,41</text:p>
          </table:table-cell>
          <table:table-cell table:number-columns-repeated="7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1.42s</text:p>
          </table:table-cell>
          <table:table-cell office:value-type="float" office:value="399.3">
            <text:p>399,3</text:p>
          </table:table-cell>
          <table:table-cell table:number-columns-repeated="7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1.38s</text:p>
          </table:table-cell>
          <table:table-cell office:value-type="float" office:value="402.17">
            <text:p>402,17</text:p>
          </table:table-cell>
          <table:table-cell table:number-columns-repeated="7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1.38s</text:p>
          </table:table-cell>
          <table:table-cell office:value-type="float" office:value="382.61">
            <text:p>382,61</text:p>
          </table:table-cell>
          <table:table-cell table:number-columns-repeated="7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1.43s</text:p>
          </table:table-cell>
          <table:table-cell office:value-type="float" office:value="381.12">
            <text:p>381,12</text:p>
          </table:table-cell>
          <table:table-cell table:number-columns-repeated="7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1.41s</text:p>
          </table:table-cell>
          <table:table-cell office:value-type="float" office:value="373.76">
            <text:p>373,7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41:.C350])" office:value-type="float" office:value="383.973">
            <text:p>383,973</text:p>
          </table:table-cell>
          <table:table-cell table:formula="of:=STDEV([.C341:.C350])" office:value-type="float" office:value="10.2015282624168">
            <text:p>10,201528262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3.22s</text:p>
          </table:table-cell>
          <table:table-cell office:value-type="float" office:value="133.85">
            <text:p>133,85</text:p>
          </table:table-cell>
          <table:table-cell table:number-columns-repeated="7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3.20s</text:p>
          </table:table-cell>
          <table:table-cell office:value-type="float" office:value="144.06">
            <text:p>144,06</text:p>
          </table:table-cell>
          <table:table-cell table:number-columns-repeated="7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3.30s</text:p>
          </table:table-cell>
          <table:table-cell office:value-type="float" office:value="139.7">
            <text:p>139,7</text:p>
          </table:table-cell>
          <table:table-cell table:number-columns-repeated="7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3.23s</text:p>
          </table:table-cell>
          <table:table-cell office:value-type="float" office:value="142.41">
            <text:p>142,41</text:p>
          </table:table-cell>
          <table:table-cell table:number-columns-repeated="7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3.23s</text:p>
          </table:table-cell>
          <table:table-cell office:value-type="float" office:value="132.82">
            <text:p>132,82</text:p>
          </table:table-cell>
          <table:table-cell table:number-columns-repeated="7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3.22s</text:p>
          </table:table-cell>
          <table:table-cell office:value-type="float" office:value="142.55">
            <text:p>142,55</text:p>
          </table:table-cell>
          <table:table-cell table:number-columns-repeated="7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3.27s</text:p>
          </table:table-cell>
          <table:table-cell office:value-type="float" office:value="131.8">
            <text:p>131,8</text:p>
          </table:table-cell>
          <table:table-cell table:number-columns-repeated="7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3.19s</text:p>
          </table:table-cell>
          <table:table-cell office:value-type="float" office:value="136.68">
            <text:p>136,68</text:p>
          </table:table-cell>
          <table:table-cell table:number-columns-repeated="7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3.25s</text:p>
          </table:table-cell>
          <table:table-cell office:value-type="float" office:value="141.23">
            <text:p>141,23</text:p>
          </table:table-cell>
          <table:table-cell table:number-columns-repeated="7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3.25s</text:p>
          </table:table-cell>
          <table:table-cell office:value-type="float" office:value="133.54">
            <text:p>133,5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54:.C363])" office:value-type="float" office:value="137.864">
            <text:p>137,864</text:p>
          </table:table-cell>
          <table:table-cell table:formula="of:=STDEV([.C354:.C363])" office:value-type="float" office:value="4.64448346607744">
            <text:p>4,6444834661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28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float" office:value="550">
            <text:p>550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5s</text:p>
          </table:table-cell>
          <table:table-cell office:value-type="float" office:value="440">
            <text:p>440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float" office:value="550">
            <text:p>550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05s</text:p>
          </table:table-cell>
          <table:table-cell office:value-type="float" office:value="440">
            <text:p>440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float" office:value="420">
            <text:p>420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float" office:value="525">
            <text:p>5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67:.C376])" office:value-type="float" office:value="500">
            <text:p>500</text:p>
          </table:table-cell>
          <table:table-cell table:formula="of:=STDEV([.C367:.C376])" office:value-type="float" office:value="48.4194634877798">
            <text:p>48,4194634878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4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6s</text:p>
          </table:table-cell>
          <table:table-cell office:value-type="float" office:value="137.5">
            <text:p>137,5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5s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5s</text:p>
          </table:table-cell>
          <table:table-cell office:value-type="float" office:value="146.67">
            <text:p>146,67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4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.15s</text:p>
          </table:table-cell>
          <table:table-cell office:value-type="float" office:value="146.67">
            <text:p>146,67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5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.15s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80:.C389])" office:value-type="float" office:value="141.083">
            <text:p>141,083</text:p>
          </table:table-cell>
          <table:table-cell table:formula="of:=STDEV([.C380:.C389])" office:value-type="float" office:value="6.8065785988426">
            <text:p>6,8065785988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28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4s</text:p>
          </table:table-cell>
          <table:table-cell office:value-type="float" office:value="875">
            <text:p>875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float" office:value="720">
            <text:p>720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4s</text:p>
          </table:table-cell>
          <table:table-cell office:value-type="float" office:value="900">
            <text:p>900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4s</text:p>
          </table:table-cell>
          <table:table-cell office:value-type="float" office:value="950">
            <text:p>950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float" office:value="720">
            <text:p>720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float" office:value="925">
            <text:p>925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05s</text:p>
          </table:table-cell>
          <table:table-cell office:value-type="float" office:value="700">
            <text:p>700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float" office:value="760">
            <text:p>760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05s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393:.C402])" office:value-type="float" office:value="849">
            <text:p>849</text:p>
          </table:table-cell>
          <table:table-cell table:formula="of:=STDEV([.C393:.C402])" office:value-type="float" office:value="155.542062906898">
            <text:p>155,5420629069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2s</text:p>
          </table:table-cell>
          <table:table-cell office:value-type="float" office:value="159.09">
            <text:p>159,09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3s</text:p>
          </table:table-cell>
          <table:table-cell office:value-type="float" office:value="156.52">
            <text:p>156,52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1s</text:p>
          </table:table-cell>
          <table:table-cell office:value-type="float" office:value="171.43">
            <text:p>171,43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2s</text:p>
          </table:table-cell>
          <table:table-cell office:value-type="float" office:value="159.09">
            <text:p>159,09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4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.22s</text:p>
          </table:table-cell>
          <table:table-cell office:value-type="float" office:value="163.64">
            <text:p>163,64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.22s</text:p>
          </table:table-cell>
          <table:table-cell office:value-type="float" office:value="168.18">
            <text:p>168,18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.23s</text:p>
          </table:table-cell>
          <table:table-cell office:value-type="float" office:value="152.17">
            <text:p>152,1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06:.C415])" office:value-type="float" office:value="161.648">
            <text:p>161,648</text:p>
          </table:table-cell>
          <table:table-cell table:formula="of:=STDEV([.C406:.C415])" office:value-type="float" office:value="7.39780868455879">
            <text:p>7,3978086846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92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1.42s</text:p>
          </table:table-cell>
          <table:table-cell office:value-type="float" office:value="140.14">
            <text:p>140,14</text:p>
          </table:table-cell>
          <table:table-cell table:number-columns-repeated="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1.54s</text:p>
          </table:table-cell>
          <table:table-cell office:value-type="float" office:value="148.05">
            <text:p>148,05</text:p>
          </table:table-cell>
          <table:table-cell table:number-columns-repeated="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1.54s</text:p>
          </table:table-cell>
          <table:table-cell office:value-type="float" office:value="146.75">
            <text:p>146,75</text:p>
          </table:table-cell>
          <table:table-cell table:number-columns-repeated="7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1.53s</text:p>
          </table:table-cell>
          <table:table-cell office:value-type="float" office:value="143.14">
            <text:p>143,14</text:p>
          </table:table-cell>
          <table:table-cell table:number-columns-repeated="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1.54s</text:p>
          </table:table-cell>
          <table:table-cell office:value-type="float" office:value="138.96">
            <text:p>138,96</text:p>
          </table:table-cell>
          <table:table-cell table:number-columns-repeated="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1.56s</text:p>
          </table:table-cell>
          <table:table-cell office:value-type="float" office:value="139.74">
            <text:p>139,74</text:p>
          </table:table-cell>
          <table:table-cell table:number-columns-repeated="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1.54s</text:p>
          </table:table-cell>
          <table:table-cell office:value-type="float" office:value="139.61">
            <text:p>139,61</text:p>
          </table:table-cell>
          <table:table-cell table:number-columns-repeated="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1.56s</text:p>
          </table:table-cell>
          <table:table-cell office:value-type="float" office:value="137.18">
            <text:p>137,18</text:p>
          </table:table-cell>
          <table:table-cell table:number-columns-repeated="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1.51s</text:p>
          </table:table-cell>
          <table:table-cell office:value-type="float" office:value="146.36">
            <text:p>146,36</text:p>
          </table:table-cell>
          <table:table-cell table:number-columns-repeated="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1.55s</text:p>
          </table:table-cell>
          <table:table-cell office:value-type="float" office:value="149.03">
            <text:p>149,0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19:.C428])" office:value-type="float" office:value="142.896">
            <text:p>142,896</text:p>
          </table:table-cell>
          <table:table-cell table:formula="of:=STDEV([.C419:.C428])" office:value-type="float" office:value="4.31560784955157">
            <text:p>4,3156078496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6s</text:p>
          </table:table-cell>
          <table:table-cell office:value-type="float" office:value="83.05">
            <text:p>83,05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.35s</text:p>
          </table:table-cell>
          <table:table-cell office:value-type="float" office:value="85.11">
            <text:p>85,11</text:p>
          </table:table-cell>
          <table:table-cell table:number-columns-repeated="7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.37s</text:p>
          </table:table-cell>
          <table:table-cell office:value-type="float" office:value="83.97">
            <text:p>83,97</text:p>
          </table:table-cell>
          <table:table-cell table:number-columns-repeated="7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.36s</text:p>
          </table:table-cell>
          <table:table-cell office:value-type="float" office:value="85.17">
            <text:p>85,17</text:p>
          </table:table-cell>
          <table:table-cell table:number-columns-repeated="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2.32s</text:p>
          </table:table-cell>
          <table:table-cell office:value-type="float" office:value="90.95">
            <text:p>90,95</text:p>
          </table:table-cell>
          <table:table-cell table:number-columns-repeated="7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3s</text:p>
          </table:table-cell>
          <table:table-cell office:value-type="float" office:value="84.12">
            <text:p>84,12</text:p>
          </table:table-cell>
          <table:table-cell table:number-columns-repeated="7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.36s</text:p>
          </table:table-cell>
          <table:table-cell office:value-type="float" office:value="83.05">
            <text:p>83,05</text:p>
          </table:table-cell>
          <table:table-cell table:number-columns-repeated="7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.35s</text:p>
          </table:table-cell>
          <table:table-cell office:value-type="float" office:value="84.68">
            <text:p>84,68</text:p>
          </table:table-cell>
          <table:table-cell table:number-columns-repeated="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2.39s</text:p>
          </table:table-cell>
          <table:table-cell office:value-type="float" office:value="85.36">
            <text:p>85,36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.37s</text:p>
          </table:table-cell>
          <table:table-cell office:value-type="float" office:value="84.39">
            <text:p>84,3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32:.C441])" office:value-type="float" office:value="84.985">
            <text:p>84,985</text:p>
          </table:table-cell>
          <table:table-cell table:formula="of:=STDEV([.C432:.C441])" office:value-type="float" office:value="2.24810166832177">
            <text:p>2,2481016683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92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1.45s</text:p>
          </table:table-cell>
          <table:table-cell office:value-type="float" office:value="245.52">
            <text:p>245,52</text:p>
          </table:table-cell>
          <table:table-cell table:number-columns-repeated="7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1.50s</text:p>
          </table:table-cell>
          <table:table-cell office:value-type="float" office:value="262">
            <text:p>262</text:p>
          </table:table-cell>
          <table:table-cell table:number-columns-repeated="7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1.47s</text:p>
          </table:table-cell>
          <table:table-cell office:value-type="float" office:value="254.42">
            <text:p>254,42</text:p>
          </table:table-cell>
          <table:table-cell table:number-columns-repeated="7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1.58s</text:p>
          </table:table-cell>
          <table:table-cell office:value-type="float" office:value="241.77">
            <text:p>241,77</text:p>
          </table:table-cell>
          <table:table-cell table:number-columns-repeated="7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1.55s</text:p>
          </table:table-cell>
          <table:table-cell office:value-type="float" office:value="236.13">
            <text:p>236,13</text:p>
          </table:table-cell>
          <table:table-cell table:number-columns-repeated="7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1.53s</text:p>
          </table:table-cell>
          <table:table-cell office:value-type="float" office:value="237.25">
            <text:p>237,25</text:p>
          </table:table-cell>
          <table:table-cell table:number-columns-repeated="7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1.49s</text:p>
          </table:table-cell>
          <table:table-cell office:value-type="float" office:value="262.42">
            <text:p>262,42</text:p>
          </table:table-cell>
          <table:table-cell table:number-columns-repeated="7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1.52s</text:p>
          </table:table-cell>
          <table:table-cell office:value-type="float" office:value="241.45">
            <text:p>241,45</text:p>
          </table:table-cell>
          <table:table-cell table:number-columns-repeated="7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1.50s</text:p>
          </table:table-cell>
          <table:table-cell office:value-type="float" office:value="249.33">
            <text:p>249,33</text:p>
          </table:table-cell>
          <table:table-cell table:number-columns-repeated="7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1.52s</text:p>
          </table:table-cell>
          <table:table-cell office:value-type="float" office:value="258.55">
            <text:p>258,5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45:.C454])" office:value-type="float" office:value="248.884">
            <text:p>248,884</text:p>
          </table:table-cell>
          <table:table-cell table:formula="of:=STDEV([.C445:.C454])" office:value-type="float" office:value="9.97070620478922">
            <text:p>9,9707062048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2.85s</text:p>
          </table:table-cell>
          <table:table-cell office:value-type="float" office:value="114.04">
            <text:p>114,04</text:p>
          </table:table-cell>
          <table:table-cell table:number-columns-repeated="7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2.83s</text:p>
          </table:table-cell>
          <table:table-cell office:value-type="float" office:value="115.19">
            <text:p>115,19</text:p>
          </table:table-cell>
          <table:table-cell table:number-columns-repeated="7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2.82s</text:p>
          </table:table-cell>
          <table:table-cell office:value-type="float" office:value="120.92">
            <text:p>120,92</text:p>
          </table:table-cell>
          <table:table-cell table:number-columns-repeated="7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2.80s</text:p>
          </table:table-cell>
          <table:table-cell office:value-type="float" office:value="119.29">
            <text:p>119,29</text:p>
          </table:table-cell>
          <table:table-cell table:number-columns-repeated="7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2.84s</text:p>
          </table:table-cell>
          <table:table-cell office:value-type="float" office:value="119.01">
            <text:p>119,01</text:p>
          </table:table-cell>
          <table:table-cell table:number-columns-repeated="7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2.81s</text:p>
          </table:table-cell>
          <table:table-cell office:value-type="float" office:value="118.15">
            <text:p>118,15</text:p>
          </table:table-cell>
          <table:table-cell table:number-columns-repeated="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2.83s</text:p>
          </table:table-cell>
          <table:table-cell office:value-type="float" office:value="111.66">
            <text:p>111,66</text:p>
          </table:table-cell>
          <table:table-cell table:number-columns-repeated="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2.84s</text:p>
          </table:table-cell>
          <table:table-cell office:value-type="float" office:value="110.92">
            <text:p>110,92</text:p>
          </table:table-cell>
          <table:table-cell table:number-columns-repeated="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2.82s</text:p>
          </table:table-cell>
          <table:table-cell office:value-type="float" office:value="114.18">
            <text:p>114,18</text:p>
          </table:table-cell>
          <table:table-cell table:number-columns-repeated="7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2.84s</text:p>
          </table:table-cell>
          <table:table-cell office:value-type="float" office:value="115.49">
            <text:p>115,4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58:.C467])" office:value-type="float" office:value="115.885">
            <text:p>115,885</text:p>
          </table:table-cell>
          <table:table-cell table:formula="of:=STDEV([.C458:.C467])" office:value-type="float" office:value="3.35481494770328">
            <text:p>3,3548149477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92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4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2s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71:.C480])" office:value-type="float" office:value="407.501">
            <text:p>407,501</text:p>
          </table:table-cell>
          <table:table-cell table:formula="of:=STDEV([.C471:.C480])" office:value-type="float" office:value="114.964146338471">
            <text:p>114,9641463385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09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1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float" office:value="157.14">
            <text:p>157,14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float" office:value="137.5">
            <text:p>137,5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float" office:value="137.5">
            <text:p>137,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84:.C493])" office:value-type="float" office:value="127.213">
            <text:p>127,213</text:p>
          </table:table-cell>
          <table:table-cell table:formula="of:=STDEV([.C484:.C493])" office:value-type="float" office:value="15.1440491062771">
            <text:p>15,1440491063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192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3s</text:p>
          </table:table-cell>
          <table:table-cell office:value-type="float" office:value="633.33">
            <text:p>633,33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float" office:value="666.67">
            <text:p>666,67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float" office:value="475">
            <text:p>47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float" office:value="666.67">
            <text:p>666,67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04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97:.C506])" office:value-type="float" office:value="549.167">
            <text:p>549,167</text:p>
          </table:table-cell>
          <table:table-cell table:formula="of:=STDEV([.C497:.C506])" office:value-type="float" office:value="82.3513663180183">
            <text:p>82,351366318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4s</text:p>
          </table:table-cell>
          <table:table-cell office:value-type="float" office:value="135.71">
            <text:p>135,71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4s</text:p>
          </table:table-cell>
          <table:table-cell office:value-type="float" office:value="142.86">
            <text:p>142,86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3s</text:p>
          </table:table-cell>
          <table:table-cell office:value-type="float" office:value="146.15">
            <text:p>146,1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.12s</text:p>
          </table:table-cell>
          <table:table-cell office:value-type="float" office:value="158.33">
            <text:p>158,33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.13s</text:p>
          </table:table-cell>
          <table:table-cell office:value-type="float" office:value="153.85">
            <text:p>153,8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10:.C519])" office:value-type="float" office:value="149.075">
            <text:p>149,075</text:p>
          </table:table-cell>
          <table:table-cell table:formula="of:=STDEV([.C510:.C519])" office:value-type="float" office:value="6.82946109798488">
            <text:p>6,829461098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256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0s</text:p>
          </table:table-cell>
          <table:table-cell office:value-type="float" office:value="111.67">
            <text:p>111,67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59s</text:p>
          </table:table-cell>
          <table:table-cell office:value-type="float" office:value="113.56">
            <text:p>113,56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61s</text:p>
          </table:table-cell>
          <table:table-cell office:value-type="float" office:value="114.75">
            <text:p>114,75</text:p>
          </table:table-cell>
          <table:table-cell table:number-columns-repeated="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0.63s</text:p>
          </table:table-cell>
          <table:table-cell office:value-type="float" office:value="114.29">
            <text:p>114,29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1s</text:p>
          </table:table-cell>
          <table:table-cell office:value-type="float" office:value="109.84">
            <text:p>109,84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65s</text:p>
          </table:table-cell>
          <table:table-cell office:value-type="float" office:value="106.15">
            <text:p>106,15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61s</text:p>
          </table:table-cell>
          <table:table-cell office:value-type="float" office:value="109.84">
            <text:p>109,84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.64s</text:p>
          </table:table-cell>
          <table:table-cell office:value-type="float" office:value="106.25">
            <text:p>106,25</text:p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0.58s</text:p>
          </table:table-cell>
          <table:table-cell office:value-type="float" office:value="122.41">
            <text:p>122,41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.65s</text:p>
          </table:table-cell>
          <table:table-cell office:value-type="float" office:value="104.62">
            <text:p>104,6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23:.C532])" office:value-type="float" office:value="111.338">
            <text:p>111,338</text:p>
          </table:table-cell>
          <table:table-cell table:formula="of:=STDEV([.C523:.C532])" office:value-type="float" office:value="5.27483922872431">
            <text:p>5,2748392287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2s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0.91s</text:p>
          </table:table-cell>
          <table:table-cell office:value-type="float" office:value="70.33">
            <text:p>70,33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97s</text:p>
          </table:table-cell>
          <table:table-cell office:value-type="float" office:value="72.16">
            <text:p>72,16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3s</text:p>
          </table:table-cell>
          <table:table-cell office:value-type="float" office:value="74.19">
            <text:p>74,19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.93s</text:p>
          </table:table-cell>
          <table:table-cell office:value-type="float" office:value="75.27">
            <text:p>75,27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95s</text:p>
          </table:table-cell>
          <table:table-cell office:value-type="float" office:value="70.53">
            <text:p>70,53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2s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0.91s</text:p>
          </table:table-cell>
          <table:table-cell office:value-type="float" office:value="72.53">
            <text:p>72,53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.95s</text:p>
          </table:table-cell>
          <table:table-cell office:value-type="float" office:value="70.53">
            <text:p>70,53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.93s</text:p>
          </table:table-cell>
          <table:table-cell office:value-type="float" office:value="74.19">
            <text:p>74,1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36:.C545])" office:value-type="float" office:value="72.973">
            <text:p>72,973</text:p>
          </table:table-cell>
          <table:table-cell table:formula="of:=STDEV([.C536:.C545])" office:value-type="float" office:value="2.00651743631154">
            <text:p>2,0065174363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256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0.78s</text:p>
          </table:table-cell>
          <table:table-cell office:value-type="float" office:value="257.69">
            <text:p>257,69</text:p>
          </table:table-cell>
          <table:table-cell table:number-columns-repeated="7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0.83s</text:p>
          </table:table-cell>
          <table:table-cell office:value-type="float" office:value="238.55">
            <text:p>238,55</text:p>
          </table:table-cell>
          <table:table-cell table:number-columns-repeated="7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.81s</text:p>
          </table:table-cell>
          <table:table-cell office:value-type="float" office:value="243.21">
            <text:p>243,21</text:p>
          </table:table-cell>
          <table:table-cell table:number-columns-repeated="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0.79s</text:p>
          </table:table-cell>
          <table:table-cell office:value-type="float" office:value="256.96">
            <text:p>256,96</text:p>
          </table:table-cell>
          <table:table-cell table:number-columns-repeated="7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.80s</text:p>
          </table:table-cell>
          <table:table-cell office:value-type="float" office:value="241.25">
            <text:p>241,25</text:p>
          </table:table-cell>
          <table:table-cell table:number-columns-repeated="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0.80s</text:p>
          </table:table-cell>
          <table:table-cell office:value-type="float" office:value="258.75">
            <text:p>258,75</text:p>
          </table:table-cell>
          <table:table-cell table:number-columns-repeated="7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.82s</text:p>
          </table:table-cell>
          <table:table-cell office:value-type="float" office:value="235.37">
            <text:p>235,37</text:p>
          </table:table-cell>
          <table:table-cell table:number-columns-repeated="7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.81s</text:p>
          </table:table-cell>
          <table:table-cell office:value-type="float" office:value="243.21">
            <text:p>243,21</text:p>
          </table:table-cell>
          <table:table-cell table:number-columns-repeated="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.82s</text:p>
          </table:table-cell>
          <table:table-cell office:value-type="float" office:value="253.66">
            <text:p>253,66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0.83s</text:p>
          </table:table-cell>
          <table:table-cell office:value-type="float" office:value="240.96">
            <text:p>240,9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49:.C558])" office:value-type="float" office:value="246.961">
            <text:p>246,961</text:p>
          </table:table-cell>
          <table:table-cell table:formula="of:=STDEV([.C549:.C558])" office:value-type="float" office:value="8.82428649932798">
            <text:p>8,8242864993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1.63s</text:p>
          </table:table-cell>
          <table:table-cell office:value-type="float" office:value="112.27">
            <text:p>112,27</text:p>
          </table:table-cell>
          <table:table-cell table:number-columns-repeated="7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1.63s</text:p>
          </table:table-cell>
          <table:table-cell office:value-type="float" office:value="109.82">
            <text:p>109,82</text:p>
          </table:table-cell>
          <table:table-cell table:number-columns-repeated="7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.60s</text:p>
          </table:table-cell>
          <table:table-cell office:value-type="float" office:value="120.62">
            <text:p>120,62</text:p>
          </table:table-cell>
          <table:table-cell table:number-columns-repeated="7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1.65s</text:p>
          </table:table-cell>
          <table:table-cell office:value-type="float" office:value="109.7">
            <text:p>109,7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1s</text:p>
          </table:table-cell>
          <table:table-cell office:value-type="float" office:value="111.8">
            <text:p>111,8</text:p>
          </table:table-cell>
          <table:table-cell table:number-columns-repeated="7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1.60s</text:p>
          </table:table-cell>
          <table:table-cell office:value-type="float" office:value="113.12">
            <text:p>113,12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2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.62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60s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1.62s</text:p>
          </table:table-cell>
          <table:table-cell office:value-type="float" office:value="110.49">
            <text:p>110,4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62:.C571])" office:value-type="float" office:value="113.004">
            <text:p>113,004</text:p>
          </table:table-cell>
          <table:table-cell table:formula="of:=STDEV([.C562:.C571])" office:value-type="float" office:value="3.99302502983501">
            <text:p>3,9930250298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256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5s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5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5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75:.C584])" office:value-type="float" office:value="209">
            <text:p>209</text:p>
          </table:table-cell>
          <table:table-cell table:formula="of:=STDEV([.C575:.C584])" office:value-type="float" office:value="24.4722064573035">
            <text:p>24,4722064573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0s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0s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1s</text:p>
          </table:table-cell>
          <table:table-cell office:value-type="float" office:value="81.82">
            <text:p>81,82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1s</text:p>
          </table:table-cell>
          <table:table-cell office:value-type="float" office:value="81.82">
            <text:p>81,82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88:.C597])" office:value-type="float" office:value="98.114">
            <text:p>98,114</text:p>
          </table:table-cell>
          <table:table-cell table:formula="of:=STDEV([.C588:.C597])" office:value-type="float" office:value="11.9916861941004">
            <text:p>11,9916861941</text:p>
          </table:table-cell>
          <table:table-cell table:number-columns-repeated="6"/>
        </table:table-row>
        <table:table-row table:style-name="ro3">
          <table:table-cell office:value-type="string">
            <text:p>OQS_SIG_alg_sphincs_sha256_256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float" office:value="466.67">
            <text:p>466,6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float" office:value="483.33">
            <text:p>483,33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07s</text:p>
          </table:table-cell>
          <table:table-cell office:value-type="float" office:value="385.71">
            <text:p>385,71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7s</text:p>
          </table:table-cell>
          <table:table-cell office:value-type="float" office:value="428.57">
            <text:p>428,5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float" office:value="414.29">
            <text:p>414,29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float" office:value="483.33">
            <text:p>483,33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float" office:value="466.67">
            <text:p>466,6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float" office:value="414.29">
            <text:p>414,2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01:.C610])" office:value-type="float" office:value="454.286">
            <text:p>454,286</text:p>
          </table:table-cell>
          <table:table-cell table:formula="of:=STDEV([.C601:.C610])" office:value-type="float" office:value="40.4649571851992">
            <text:p>40,4649571852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21s</text:p>
          </table:table-cell>
          <table:table-cell office:value-type="float" office:value="128.57">
            <text:p>128,57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21s</text:p>
          </table:table-cell>
          <table:table-cell office:value-type="float" office:value="138.1">
            <text:p>138,1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8s</text:p>
          </table:table-cell>
          <table:table-cell office:value-type="float" office:value="161.11">
            <text:p>161,11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.19s</text:p>
          </table:table-cell>
          <table:table-cell office:value-type="float" office:value="157.89">
            <text:p>157,89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20s</text:p>
          </table:table-cell>
          <table:table-cell office:value-type="float" office:value="145">
            <text:p>145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.19s</text:p>
          </table:table-cell>
          <table:table-cell office:value-type="float" office:value="152.63">
            <text:p>152,63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.19s</text:p>
          </table:table-cell>
          <table:table-cell office:value-type="float" office:value="142.11">
            <text:p>142,11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.19s</text:p>
          </table:table-cell>
          <table:table-cell office:value-type="float" office:value="147.37">
            <text:p>147,3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14:.C623])" office:value-type="float" office:value="147.804">
            <text:p>147,804</text:p>
          </table:table-cell>
          <table:table-cell table:formula="of:=STDEV([.C614:.C623])" office:value-type="float" office:value="9.73672680570267">
            <text:p>9,7367268057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28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0.78s</text:p>
          </table:table-cell>
          <table:table-cell office:value-type="float" office:value="138.46">
            <text:p>138,46</text:p>
          </table:table-cell>
          <table:table-cell table:number-columns-repeated="7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0.88s</text:p>
          </table:table-cell>
          <table:table-cell office:value-type="float" office:value="145.45">
            <text:p>145,45</text:p>
          </table:table-cell>
          <table:table-cell table:number-columns-repeated="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.85s</text:p>
          </table:table-cell>
          <table:table-cell office:value-type="float" office:value="143.53">
            <text:p>143,53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.84s</text:p>
          </table:table-cell>
          <table:table-cell office:value-type="float" office:value="144.05">
            <text:p>144,05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.86s</text:p>
          </table:table-cell>
          <table:table-cell office:value-type="float" office:value="140.7">
            <text:p>140,7</text:p>
          </table:table-cell>
          <table:table-cell table:number-columns-repeated="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.87s</text:p>
          </table:table-cell>
          <table:table-cell office:value-type="float" office:value="140.23">
            <text:p>140,23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0.88s</text:p>
          </table:table-cell>
          <table:table-cell office:value-type="float" office:value="136.36">
            <text:p>136,36</text:p>
          </table:table-cell>
          <table:table-cell table:number-columns-repeated="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0.85s</text:p>
          </table:table-cell>
          <table:table-cell office:value-type="float" office:value="145.88">
            <text:p>145,88</text:p>
          </table:table-cell>
          <table:table-cell table:number-columns-repeated="7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0.83s</text:p>
          </table:table-cell>
          <table:table-cell office:value-type="float" office:value="153.01">
            <text:p>153,01</text:p>
          </table:table-cell>
          <table:table-cell table:number-columns-repeated="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0.86s</text:p>
          </table:table-cell>
          <table:table-cell office:value-type="float" office:value="146.51">
            <text:p>146,51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27:.C636])" office:value-type="float" office:value="143.418">
            <text:p>143,418</text:p>
          </table:table-cell>
          <table:table-cell table:formula="of:=STDEV([.C627:.C636])" office:value-type="float" office:value="4.76232156271147">
            <text:p>4,7623215627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8s</text:p>
          </table:table-cell>
          <table:table-cell office:value-type="float" office:value="83.33">
            <text:p>83,33</text:p>
          </table:table-cell>
          <table:table-cell table:number-columns-repeated="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1.37s</text:p>
          </table:table-cell>
          <table:table-cell office:value-type="float" office:value="86.13">
            <text:p>86,13</text:p>
          </table:table-cell>
          <table:table-cell table:number-columns-repeated="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1.37s</text:p>
          </table:table-cell>
          <table:table-cell office:value-type="float" office:value="82.48">
            <text:p>82,48</text:p>
          </table:table-cell>
          <table:table-cell table:number-columns-repeated="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1.35s</text:p>
          </table:table-cell>
          <table:table-cell office:value-type="float" office:value="90.37">
            <text:p>90,37</text:p>
          </table:table-cell>
          <table:table-cell table:number-columns-repeated="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7s</text:p>
          </table:table-cell>
          <table:table-cell office:value-type="float" office:value="83.94">
            <text:p>83,94</text:p>
          </table:table-cell>
          <table:table-cell table:number-columns-repeated="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1.36s</text:p>
          </table:table-cell>
          <table:table-cell office:value-type="float" office:value="89.71">
            <text:p>89,71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6s</text:p>
          </table:table-cell>
          <table:table-cell office:value-type="float" office:value="88.97">
            <text:p>88,97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4s</text:p>
          </table:table-cell>
          <table:table-cell office:value-type="float" office:value="90.3">
            <text:p>90,3</text:p>
          </table:table-cell>
          <table:table-cell table:number-columns-repeated="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.36s</text:p>
          </table:table-cell>
          <table:table-cell office:value-type="float" office:value="88.97">
            <text:p>88,97</text:p>
          </table:table-cell>
          <table:table-cell table:number-columns-repeated="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.39s</text:p>
          </table:table-cell>
          <table:table-cell office:value-type="float" office:value="82.73">
            <text:p>82,7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40:.C649])" office:value-type="float" office:value="86.693">
            <text:p>86,693</text:p>
          </table:table-cell>
          <table:table-cell table:formula="of:=STDEV([.C640:.C649])" office:value-type="float" office:value="3.310975183638">
            <text:p>3,3109751836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28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0.82s</text:p>
          </table:table-cell>
          <table:table-cell office:value-type="float" office:value="259.76">
            <text:p>259,76</text:p>
          </table:table-cell>
          <table:table-cell table:number-columns-repeated="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0.84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0.84s</text:p>
          </table:table-cell>
          <table:table-cell office:value-type="float" office:value="248.81">
            <text:p>248,81</text:p>
          </table:table-cell>
          <table:table-cell table:number-columns-repeated="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4s</text:p>
          </table:table-cell>
          <table:table-cell office:value-type="float" office:value="266.67">
            <text:p>266,67</text:p>
          </table:table-cell>
          <table:table-cell table:number-columns-repeated="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7s</text:p>
          </table:table-cell>
          <table:table-cell office:value-type="float" office:value="257.47">
            <text:p>257,47</text:p>
          </table:table-cell>
          <table:table-cell table:number-columns-repeated="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0.85s</text:p>
          </table:table-cell>
          <table:table-cell office:value-type="float" office:value="249.41">
            <text:p>249,41</text:p>
          </table:table-cell>
          <table:table-cell table:number-columns-repeated="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.88s</text:p>
          </table:table-cell>
          <table:table-cell office:value-type="float" office:value="254.55">
            <text:p>254,55</text:p>
          </table:table-cell>
          <table:table-cell table:number-columns-repeated="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0.87s</text:p>
          </table:table-cell>
          <table:table-cell office:value-type="float" office:value="258.62">
            <text:p>258,62</text:p>
          </table:table-cell>
          <table:table-cell table:number-columns-repeated="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.90s</text:p>
          </table:table-cell>
          <table:table-cell office:value-type="float" office:value="231.11">
            <text:p>231,11</text:p>
          </table:table-cell>
          <table:table-cell table:number-columns-repeated="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0.85s</text:p>
          </table:table-cell>
          <table:table-cell office:value-type="float" office:value="261.18">
            <text:p>261,18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53:.C662])" office:value-type="float" office:value="253.758">
            <text:p>253,758</text:p>
          </table:table-cell>
          <table:table-cell table:formula="of:=STDEV([.C653:.C662])" office:value-type="float" office:value="9.81108987036835">
            <text:p>9,811089870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1.70s</text:p>
          </table:table-cell>
          <table:table-cell office:value-type="float" office:value="116.47">
            <text:p>116,47</text:p>
          </table:table-cell>
          <table:table-cell table:number-columns-repeated="7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1.71s</text:p>
          </table:table-cell>
          <table:table-cell office:value-type="float" office:value="115.79">
            <text:p>115,79</text:p>
          </table:table-cell>
          <table:table-cell table:number-columns-repeated="7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72s</text:p>
          </table:table-cell>
          <table:table-cell office:value-type="float" office:value="111.63">
            <text:p>111,63</text:p>
          </table:table-cell>
          <table:table-cell table:number-columns-repeated="7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1.69s</text:p>
          </table:table-cell>
          <table:table-cell office:value-type="float" office:value="116.57">
            <text:p>116,57</text:p>
          </table:table-cell>
          <table:table-cell table:number-columns-repeated="7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1.71s</text:p>
          </table:table-cell>
          <table:table-cell office:value-type="float" office:value="112.28">
            <text:p>112,28</text:p>
          </table:table-cell>
          <table:table-cell table:number-columns-repeated="7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1.69s</text:p>
          </table:table-cell>
          <table:table-cell office:value-type="float" office:value="115.38">
            <text:p>115,38</text:p>
          </table:table-cell>
          <table:table-cell table:number-columns-repeated="7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1.70s</text:p>
          </table:table-cell>
          <table:table-cell office:value-type="float" office:value="114.12">
            <text:p>114,12</text:p>
          </table:table-cell>
          <table:table-cell table:number-columns-repeated="7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1.70s</text:p>
          </table:table-cell>
          <table:table-cell office:value-type="float" office:value="118.24">
            <text:p>118,24</text:p>
          </table:table-cell>
          <table:table-cell table:number-columns-repeated="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1.69s</text:p>
          </table:table-cell>
          <table:table-cell office:value-type="float" office:value="122.49">
            <text:p>122,49</text:p>
          </table:table-cell>
          <table:table-cell table:number-columns-repeated="7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.70s</text:p>
          </table:table-cell>
          <table:table-cell office:value-type="float" office:value="113.53">
            <text:p>113,5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66:.C675])" office:value-type="float" office:value="115.65">
            <text:p>115,65</text:p>
          </table:table-cell>
          <table:table-cell table:formula="of:=STDEV([.C666:.C675])" office:value-type="float" office:value="3.15273426303793">
            <text:p>3,152734263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28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4s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2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3s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79:.C688])" office:value-type="float" office:value="319.166">
            <text:p>319,166</text:p>
          </table:table-cell>
          <table:table-cell table:formula="of:=STDEV([.C679:.C688])" office:value-type="float" office:value="70.0582473850629">
            <text:p>70,0582473851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9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7s</text:p>
          </table:table-cell>
          <table:table-cell office:value-type="float" office:value="128.57">
            <text:p>128,57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08s</text:p>
          </table:table-cell>
          <table:table-cell office:value-type="float" office:value="112.5">
            <text:p>112,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92:.C701])" office:value-type="float" office:value="112.301">
            <text:p>112,301</text:p>
          </table:table-cell>
          <table:table-cell table:formula="of:=STDEV([.C692:.C701])" office:value-type="float" office:value="9.03282464742403">
            <text:p>9,0328246474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28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.03s</text:p>
          </table:table-cell>
          <table:table-cell office:value-type="float" office:value="466.67">
            <text:p>466,67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0.03s</text:p>
          </table:table-cell>
          <table:table-cell office:value-type="float" office:value="533.33">
            <text:p>533,33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03s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05:.C714])" office:value-type="float" office:value="525">
            <text:p>525</text:p>
          </table:table-cell>
          <table:table-cell table:formula="of:=STDEV([.C705:.C714])" office:value-type="float" office:value="80.6031277308766">
            <text:p>80,6031277309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1s</text:p>
          </table:table-cell>
          <table:table-cell office:value-type="float" office:value="136.36">
            <text:p>136,36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.10s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.12s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18:.C727])" office:value-type="float" office:value="142.408">
            <text:p>142,408</text:p>
          </table:table-cell>
          <table:table-cell table:formula="of:=STDEV([.C718:.C727])" office:value-type="float" office:value="8.86167879755924">
            <text:p>8,8616787976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92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1.02s</text:p>
          </table:table-cell>
          <table:table-cell office:value-type="float" office:value="90.2">
            <text:p>90,2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1.02s</text:p>
          </table:table-cell>
          <table:table-cell office:value-type="float" office:value="94.12">
            <text:p>94,12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1.00s</text:p>
          </table:table-cell>
          <table:table-cell office:value-type="float" office:value="98">
            <text:p>98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02s</text:p>
          </table:table-cell>
          <table:table-cell office:value-type="float" office:value="91.18">
            <text:p>91,18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2s</text:p>
          </table:table-cell>
          <table:table-cell office:value-type="float" office:value="95.1">
            <text:p>95,1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3s</text:p>
          </table:table-cell>
          <table:table-cell office:value-type="float" office:value="94.17">
            <text:p>94,17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1.00s</text:p>
          </table:table-cell>
          <table:table-cell office:value-type="float" office:value="98">
            <text:p>98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3s</text:p>
          </table:table-cell>
          <table:table-cell office:value-type="float" office:value="94.17">
            <text:p>94,17</text:p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1.06s</text:p>
          </table:table-cell>
          <table:table-cell office:value-type="float" office:value="89.62">
            <text:p>89,62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.00s</text:p>
          </table:table-cell>
          <table:table-cell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31:.C740])" office:value-type="float" office:value="94.156">
            <text:p>94,156</text:p>
          </table:table-cell>
          <table:table-cell table:formula="of:=STDEV([.C731:.C740])" office:value-type="float" office:value="3.04805293042405">
            <text:p>3,048052930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1s</text:p>
          </table:table-cell>
          <table:table-cell office:value-type="float" office:value="65.96">
            <text:p>65,96</text:p>
          </table:table-cell>
          <table:table-cell table:number-columns-repeated="7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1.37s</text:p>
          </table:table-cell>
          <table:table-cell office:value-type="float" office:value="68.61">
            <text:p>68,61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7s</text:p>
          </table:table-cell>
          <table:table-cell office:value-type="float" office:value="67.88">
            <text:p>67,88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0s</text:p>
          </table:table-cell>
          <table:table-cell office:value-type="float" office:value="66.43">
            <text:p>66,43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41s</text:p>
          </table:table-cell>
          <table:table-cell office:value-type="float" office:value="65.96">
            <text:p>65,96</text:p>
          </table:table-cell>
          <table:table-cell table:number-columns-repeated="7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1.42s</text:p>
          </table:table-cell>
          <table:table-cell office:value-type="float" office:value="62.68">
            <text:p>62,68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1.42s</text:p>
          </table:table-cell>
          <table:table-cell office:value-type="float" office:value="63.38">
            <text:p>63,38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8s</text:p>
          </table:table-cell>
          <table:table-cell office:value-type="float" office:value="67.39">
            <text:p>67,39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1.39s</text:p>
          </table:table-cell>
          <table:table-cell office:value-type="float" office:value="66.91">
            <text:p>66,91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1.40s</text:p>
          </table:table-cell>
          <table:table-cell office:value-type="float" office:value="64.29">
            <text:p>64,2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44:.C753])" office:value-type="float" office:value="65.949">
            <text:p>65,949</text:p>
          </table:table-cell>
          <table:table-cell table:formula="of:=STDEV([.C744:.C753])" office:value-type="float" office:value="1.94592708553589">
            <text:p>1,9459270855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92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1.01s</text:p>
          </table:table-cell>
          <table:table-cell office:value-type="float" office:value="166.34">
            <text:p>166,34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0.99s</text:p>
          </table:table-cell>
          <table:table-cell office:value-type="float" office:value="164.65">
            <text:p>164,65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0.98s</text:p>
          </table:table-cell>
          <table:table-cell office:value-type="float" office:value="163.27">
            <text:p>163,27</text:p>
          </table:table-cell>
          <table:table-cell table:number-columns-repeated="7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0.99s</text:p>
          </table:table-cell>
          <table:table-cell office:value-type="float" office:value="162.63">
            <text:p>162,63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0.99s</text:p>
          </table:table-cell>
          <table:table-cell office:value-type="float" office:value="171.72">
            <text:p>171,72</text:p>
          </table:table-cell>
          <table:table-cell table:number-columns-repeated="7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02s</text:p>
          </table:table-cell>
          <table:table-cell office:value-type="float" office:value="154.9">
            <text:p>154,9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1.01s</text:p>
          </table:table-cell>
          <table:table-cell office:value-type="float" office:value="168.32">
            <text:p>168,32</text:p>
          </table:table-cell>
          <table:table-cell table:number-columns-repeated="7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0.99s</text:p>
          </table:table-cell>
          <table:table-cell office:value-type="float" office:value="170.71">
            <text:p>170,71</text:p>
          </table:table-cell>
          <table:table-cell table:number-columns-repeated="7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0.98s</text:p>
          </table:table-cell>
          <table:table-cell office:value-type="float" office:value="167.35">
            <text:p>167,35</text:p>
          </table:table-cell>
          <table:table-cell table:number-columns-repeated="7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02s</text:p>
          </table:table-cell>
          <table:table-cell office:value-type="float" office:value="154.9">
            <text:p>154,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57:.C766])" office:value-type="float" office:value="164.479">
            <text:p>164,479</text:p>
          </table:table-cell>
          <table:table-cell table:formula="of:=STDEV([.C757:.C766])" office:value-type="float" office:value="5.83229409790388">
            <text:p>5,8322940979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3s</text:p>
          </table:table-cell>
          <table:table-cell office:value-type="float" office:value="97.55">
            <text:p>97,55</text:p>
          </table:table-cell>
          <table:table-cell table:number-columns-repeated="7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0s</text:p>
          </table:table-cell>
          <table:table-cell office:value-type="float" office:value="99.38">
            <text:p>99,38</text:p>
          </table:table-cell>
          <table:table-cell table:number-columns-repeated="7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1.62s</text:p>
          </table:table-cell>
          <table:table-cell office:value-type="float" office:value="97.53">
            <text:p>97,53</text:p>
          </table:table-cell>
          <table:table-cell table:number-columns-repeated="7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1.65s</text:p>
          </table:table-cell>
          <table:table-cell office:value-type="float" office:value="89.7">
            <text:p>89,7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1.64s</text:p>
          </table:table-cell>
          <table:table-cell office:value-type="float" office:value="91.46">
            <text:p>91,46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1.65s</text:p>
          </table:table-cell>
          <table:table-cell office:value-type="float" office:value="96.97">
            <text:p>96,97</text:p>
          </table:table-cell>
          <table:table-cell table:number-columns-repeated="7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.63s</text:p>
          </table:table-cell>
          <table:table-cell office:value-type="float" office:value="97.55">
            <text:p>97,55</text:p>
          </table:table-cell>
          <table:table-cell table:number-columns-repeated="7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1.67s</text:p>
          </table:table-cell>
          <table:table-cell office:value-type="float" office:value="89.22">
            <text:p>89,22</text:p>
          </table:table-cell>
          <table:table-cell table:number-columns-repeated="7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1.66s</text:p>
          </table:table-cell>
          <table:table-cell office:value-type="float" office:value="94.58">
            <text:p>94,58</text:p>
          </table:table-cell>
          <table:table-cell table:number-columns-repeated="7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.66s</text:p>
          </table:table-cell>
          <table:table-cell office:value-type="float" office:value="92.77">
            <text:p>92,7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70:.C779])" office:value-type="float" office:value="94.671">
            <text:p>94,671</text:p>
          </table:table-cell>
          <table:table-cell table:formula="of:=STDEV([.C770:.C779])" office:value-type="float" office:value="3.6601167255218">
            <text:p>3,6601167255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92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.02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2s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83:.C792])" office:value-type="float" office:value="245">
            <text:p>245</text:p>
          </table:table-cell>
          <table:table-cell table:formula="of:=STDEV([.C783:.C792])" office:value-type="float" office:value="15.8113883008419">
            <text:p>15,8113883008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6s</text:p>
          </table:table-cell>
          <table:table-cell office:value-type="float" office:value="83.33">
            <text:p>83,33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5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.04s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796:.C805])" office:value-type="float" office:value="97.499">
            <text:p>97,499</text:p>
          </table:table-cell>
          <table:table-cell table:formula="of:=STDEV([.C796:.C805])" office:value-type="float" office:value="12.4548816400103">
            <text:p>12,45488164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192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1s</text:p>
          </table:table-cell>
          <table:table-cell office:value-type="float" office:value="700">
            <text:p>7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1s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2s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1s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2s</text:p>
          </table:table-cell>
          <table:table-cell office:value-type="float" office:value="350">
            <text:p>35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09:.C818])" office:value-type="float" office:value="495">
            <text:p>495</text:p>
          </table:table-cell>
          <table:table-cell table:formula="of:=STDEV([.C809:.C818])" office:value-type="float" office:value="190.685896466181">
            <text:p>190,6858964662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6s</text:p>
          </table:table-cell>
          <table:table-cell office:value-type="float" office:value="116.67">
            <text:p>116,67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6s</text:p>
          </table:table-cell>
          <table:table-cell office:value-type="float" office:value="116.67">
            <text:p>116,67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7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6s</text:p>
          </table:table-cell>
          <table:table-cell office:value-type="float" office:value="133.33">
            <text:p>133,33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5s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.07s</text:p>
          </table:table-cell>
          <table:table-cell office:value-type="float" office:value="114.29">
            <text:p>114,2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22:.C831])" office:value-type="float" office:value="125.428">
            <text:p>125,428</text:p>
          </table:table-cell>
          <table:table-cell table:formula="of:=STDEV([.C822:.C831])" office:value-type="float" office:value="12.6868022413495">
            <text:p>12,6868022413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256f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57s</text:p>
          </table:table-cell>
          <table:table-cell office:value-type="float" office:value="68.42">
            <text:p>68,42</text:p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.54s</text:p>
          </table:table-cell>
          <table:table-cell office:value-type="float" office:value="75.93">
            <text:p>75,93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.55s</text:p>
          </table:table-cell>
          <table:table-cell office:value-type="float" office:value="70.91">
            <text:p>70,91</text:p>
          </table:table-cell>
          <table:table-cell table:number-columns-repeated="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0.52s</text:p>
          </table:table-cell>
          <table:table-cell office:value-type="float" office:value="80.77">
            <text:p>80,77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54s</text:p>
          </table:table-cell>
          <table:table-cell office:value-type="float" office:value="85.19">
            <text:p>85,19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51s</text:p>
          </table:table-cell>
          <table:table-cell office:value-type="float" office:value="96.08">
            <text:p>96,08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51s</text:p>
          </table:table-cell>
          <table:table-cell office:value-type="float" office:value="92.16">
            <text:p>92,16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.52s</text:p>
          </table:table-cell>
          <table:table-cell office:value-type="float" office:value="94.23">
            <text:p>94,23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52s</text:p>
          </table:table-cell>
          <table:table-cell office:value-type="float" office:value="92.31">
            <text:p>92,31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.54s</text:p>
          </table:table-cell>
          <table:table-cell office:value-type="float" office:value="87.04">
            <text:p>87,0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35:.C844])" office:value-type="float" office:value="84.304">
            <text:p>84,304</text:p>
          </table:table-cell>
          <table:table-cell table:formula="of:=STDEV([.C835:.C844])" office:value-type="float" office:value="9.91965971638588">
            <text:p>9,919659716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4s</text:p>
          </table:table-cell>
          <table:table-cell office:value-type="float" office:value="64.86">
            <text:p>64,86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6s</text:p>
          </table:table-cell>
          <table:table-cell office:value-type="float" office:value="59.21">
            <text:p>59,21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5s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.79s</text:p>
          </table:table-cell>
          <table:table-cell office:value-type="float" office:value="58.23">
            <text:p>58,23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3s</text:p>
          </table:table-cell>
          <table:table-cell office:value-type="float" office:value="65.75">
            <text:p>65,75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3s</text:p>
          </table:table-cell>
          <table:table-cell office:value-type="float" office:value="61.64">
            <text:p>61,64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3s</text:p>
          </table:table-cell>
          <table:table-cell office:value-type="float" office:value="65.75">
            <text:p>65,75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7s</text:p>
          </table:table-cell>
          <table:table-cell office:value-type="float" office:value="62.34">
            <text:p>62,34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.77s</text:p>
          </table:table-cell>
          <table:table-cell office:value-type="float" office:value="58.44">
            <text:p>58,44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.72s</text:p>
          </table:table-cell>
          <table:table-cell office:value-type="float" office:value="66.67">
            <text:p>66,67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48:.C857])" office:value-type="float" office:value="62.689">
            <text:p>62,689</text:p>
          </table:table-cell>
          <table:table-cell table:formula="of:=STDEV([.C848:.C857])" office:value-type="float" office:value="3.20211891652318">
            <text:p>3,2021189165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256f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0s</text:p>
          </table:table-cell>
          <table:table-cell office:value-type="float" office:value="166">
            <text:p>166</text:p>
          </table:table-cell>
          <table:table-cell table:number-columns-repeated="7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.50s</text:p>
          </table:table-cell>
          <table:table-cell office:value-type="float" office:value="164">
            <text:p>164</text:p>
          </table:table-cell>
          <table:table-cell table:number-columns-repeated="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50s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3s</text:p>
          </table:table-cell>
          <table:table-cell office:value-type="float" office:value="156.6">
            <text:p>156,6</text:p>
          </table:table-cell>
          <table:table-cell table:number-columns-repeated="7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0.48s</text:p>
          </table:table-cell>
          <table:table-cell office:value-type="float" office:value="179.17">
            <text:p>179,17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49s</text:p>
          </table:table-cell>
          <table:table-cell office:value-type="float" office:value="169.39">
            <text:p>169,39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7s</text:p>
          </table:table-cell>
          <table:table-cell office:value-type="float" office:value="154.39">
            <text:p>154,39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1s</text:p>
          </table:table-cell>
          <table:table-cell office:value-type="float" office:value="172.55">
            <text:p>172,55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53s</text:p>
          </table:table-cell>
          <table:table-cell office:value-type="float" office:value="156.6">
            <text:p>156,6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0.51s</text:p>
          </table:table-cell>
          <table:table-cell office:value-type="float" office:value="172.55">
            <text:p>172,5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61:.C870])" office:value-type="float" office:value="165.925">
            <text:p>165,925</text:p>
          </table:table-cell>
          <table:table-cell table:formula="of:=STDEV([.C861:.C870])" office:value-type="float" office:value="8.09802342138706">
            <text:p>8,0980234214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.90s</text:p>
          </table:table-cell>
          <table:table-cell office:value-type="float" office:value="91.11">
            <text:p>91,11</text:p>
          </table:table-cell>
          <table:table-cell table:number-columns-repeated="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87s</text:p>
          </table:table-cell>
          <table:table-cell office:value-type="float" office:value="96.55">
            <text:p>96,55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9s</text:p>
          </table:table-cell>
          <table:table-cell office:value-type="float" office:value="89.89">
            <text:p>89,89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7s</text:p>
          </table:table-cell>
          <table:table-cell office:value-type="float" office:value="91.95">
            <text:p>91,95</text:p>
          </table:table-cell>
          <table:table-cell table:number-columns-repeated="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0.90s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.89s</text:p>
          </table:table-cell>
          <table:table-cell office:value-type="float" office:value="94.38">
            <text:p>94,38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.89s</text:p>
          </table:table-cell>
          <table:table-cell office:value-type="float" office:value="89.89">
            <text:p>89,89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.88s</text:p>
          </table:table-cell>
          <table:table-cell office:value-type="float" office:value="94.32">
            <text:p>94,32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0.87s</text:p>
          </table:table-cell>
          <table:table-cell office:value-type="float" office:value="97.7">
            <text:p>97,7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0.86s</text:p>
          </table:table-cell>
          <table:table-cell office:value-type="float" office:value="98.84">
            <text:p>98,8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74:.C883])" office:value-type="float" office:value="93.463">
            <text:p>93,463</text:p>
          </table:table-cell>
          <table:table-cell table:formula="of:=STDEV([.C874:.C883])" office:value-type="float" office:value="3.38821503318652">
            <text:p>3,3882150332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256s_robus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4s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3s</text:p>
          </table:table-cell>
          <table:table-cell office:value-type="float" office:value="233.33">
            <text:p>233,33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3s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4s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87:.C896])" office:value-type="float" office:value="185.833">
            <text:p>185,833</text:p>
          </table:table-cell>
          <table:table-cell table:formula="of:=STDEV([.C887:.C896])" office:value-type="float" office:value="22.9222114746568">
            <text:p>22,9222114747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9s</text:p>
          </table:table-cell>
          <table:table-cell office:value-type="float" office:value="77.78">
            <text:p>77,78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7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6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.07s</text:p>
          </table:table-cell>
          <table:table-cell office:value-type="float" office:value="85.71">
            <text:p>85,7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.08s</text:p>
          </table:table-cell>
          <table:table-cell office:value-type="float" office:value="87.5">
            <text:p>87,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00:.C909])" office:value-type="float" office:value="88.312">
            <text:p>88,312</text:p>
          </table:table-cell>
          <table:table-cell table:formula="of:=STDEV([.C900:.C909])" office:value-type="float" office:value="6.77578498937372">
            <text:p>6,7757849894</text:p>
          </table:table-cell>
          <table:table-cell table:number-columns-repeated="6"/>
        </table:table-row>
        <table:table-row table:style-name="ro3">
          <table:table-cell office:value-type="string">
            <text:p>OQS_SIG_alg_sphincs_shake256_256s_simp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float" office:value="366.67">
            <text:p>366,67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float" office:value="550">
            <text:p>55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3s</text:p>
          </table:table-cell>
          <table:table-cell office:value-type="float" office:value="333.33">
            <text:p>333,3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13:.C922])" office:value-type="float" office:value="360.001">
            <text:p>360,001</text:p>
          </table:table-cell>
          <table:table-cell table:formula="of:=STDEV([.C913:.C922])" office:value-type="float" office:value="76.1540998312705">
            <text:p>76,1540998313</text:p>
          </table:table-cell>
          <table:table-cell table:number-columns-repeated="6"/>
        </table:table-row>
        <table:table-row table:style-name="ro3">
          <table:table-cell office:value-type="string">
            <text:p>ntru_hps2048509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0s</text:p>
          </table:table-cell>
          <table:table-cell office:value-type="float" office:value="110">
            <text:p>11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9s</text:p>
          </table:table-cell>
          <table:table-cell office:value-type="float" office:value="111.11">
            <text:p>111,11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09s</text:p>
          </table:table-cell>
          <table:table-cell office:value-type="float" office:value="122.22">
            <text:p>122,22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1s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.10s</text:p>
          </table:table-cell>
          <table:table-cell office:value-type="float" office:value="110">
            <text:p>11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26:.C935])" office:value-type="float" office:value="116.999">
            <text:p>116,999</text:p>
          </table:table-cell>
          <table:table-cell table:formula="of:=STDEV([.C926:.C935])" office:value-type="float" office:value="8.5549575620741">
            <text:p>8,5549575621</text:p>
          </table:table-cell>
          <table:table-cell table:number-columns-repeated="6"/>
        </table:table-row>
        <table:table-row table:style-name="ro2" table:number-rows-repeated="104763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RsaecdsaRaw" table:style-name="ta1" table:print="false"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3">
          <table:table-cell office:value-type="string">
            <text:p>RSA 2048</text:p>
          </table:table-cell>
          <table:table-cell table:number-columns-repeated="4"/>
          <table:table-cell office:value-type="string">
            <text:p>connections/user per sec</text:p>
          </table:table-cell>
          <table:table-cell office:value-type="string">
            <text:p>DH</text:p>
          </table:table-cell>
          <table:table-cell/>
        </table:table-row>
        <table:table-row table:style-name="ro3">
          <table:table-cell office:value-type="string">
            <text:p>connections</text:p>
          </table:table-cell>
          <table:table-cell table:style-name="ce2" office:value-type="string">
            <text:p>time</text:p>
          </table:table-cell>
          <table:table-cell office:value-type="string">
            <text:p>connections/user sec</text:p>
          </table:table-cell>
          <table:table-cell table:number-columns-repeated="3"/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2">
          <table:table-cell office:value-type="float" office:value="9352">
            <text:p>9352</text:p>
          </table:table-cell>
          <table:table-cell office:value-type="string">
            <text:p>3.03s</text:p>
          </table:table-cell>
          <table:table-cell office:value-type="float" office:value="3086.47">
            <text:p>3086,47</text:p>
          </table:table-cell>
          <table:table-cell table:number-columns-repeated="2"/>
          <table:table-cell office:value-type="string">
            <text:p>RSA 2048</text:p>
          </table:table-cell>
          <table:table-cell table:formula="of:=AVERAGE([.C3:.C12])" office:value-type="float" office:value="3179.555">
            <text:p>3179,555</text:p>
          </table:table-cell>
          <table:table-cell table:formula="of:=STDEV([.C3:.C12])" office:value-type="float" office:value="134.389652317431">
            <text:p>134,3896523174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string">
            <text:p>3.07s</text:p>
          </table:table-cell>
          <table:table-cell office:value-type="float" office:value="3243">
            <text:p>3243</text:p>
          </table:table-cell>
          <table:table-cell table:number-columns-repeated="2"/>
          <table:table-cell office:value-type="string">
            <text:p>ECDSA 384</text:p>
          </table:table-cell>
          <table:table-cell table:formula="of:=AVERAGE([.C16:.C25])" office:value-type="float" office:value="794.426">
            <text:p>794,426</text:p>
          </table:table-cell>
          <table:table-cell table:formula="of:=STDEV([.C16:.C25])" office:value-type="float" office:value="34.0129201595185">
            <text:p>34,0129201595</text:p>
          </table:table-cell>
        </table:table-row>
        <table:table-row table:style-name="ro2">
          <table:table-cell office:value-type="float" office:value="9484">
            <text:p>9484</text:p>
          </table:table-cell>
          <table:table-cell office:value-type="string">
            <text:p>3.08s</text:p>
          </table:table-cell>
          <table:table-cell office:value-type="float" office:value="3079.22">
            <text:p>3079,22</text:p>
          </table:table-cell>
          <table:table-cell table:number-columns-repeated="5"/>
        </table:table-row>
        <table:table-row table:style-name="ro2">
          <table:table-cell office:value-type="float" office:value="8519">
            <text:p>8519</text:p>
          </table:table-cell>
          <table:table-cell office:value-type="string">
            <text:p>2.97s</text:p>
          </table:table-cell>
          <table:table-cell office:value-type="float" office:value="2868.35">
            <text:p>2868,35</text:p>
          </table:table-cell>
          <table:table-cell table:number-columns-repeated="5"/>
        </table:table-row>
        <table:table-row table:style-name="ro2">
          <table:table-cell office:value-type="float" office:value="9717">
            <text:p>9717</text:p>
          </table:table-cell>
          <table:table-cell office:value-type="string">
            <text:p>2.97s</text:p>
          </table:table-cell>
          <table:table-cell office:value-type="float" office:value="3271.72">
            <text:p>3271,72</text:p>
          </table:table-cell>
          <table:table-cell table:number-columns-repeated="5"/>
        </table:table-row>
        <table:table-row table:style-name="ro2">
          <table:table-cell office:value-type="float" office:value="9858">
            <text:p>9858</text:p>
          </table:table-cell>
          <table:table-cell office:value-type="string">
            <text:p>2.96s</text:p>
          </table:table-cell>
          <table:table-cell office:value-type="float" office:value="3330.41">
            <text:p>3330,41</text:p>
          </table:table-cell>
          <table:table-cell table:number-columns-repeated="5"/>
        </table:table-row>
        <table:table-row table:style-name="ro2">
          <table:table-cell office:value-type="float" office:value="9690">
            <text:p>9690</text:p>
          </table:table-cell>
          <table:table-cell office:value-type="string">
            <text:p>3.00s</text:p>
          </table:table-cell>
          <table:table-cell office:value-type="float" office:value="3230">
            <text:p>3230</text:p>
          </table:table-cell>
          <table:table-cell table:number-columns-repeated="5"/>
        </table:table-row>
        <table:table-row table:style-name="ro2">
          <table:table-cell office:value-type="float" office:value="10028">
            <text:p>10028</text:p>
          </table:table-cell>
          <table:table-cell office:value-type="string">
            <text:p>3.09s</text:p>
          </table:table-cell>
          <table:table-cell office:value-type="float" office:value="3245.31">
            <text:p>3245,31</text:p>
          </table:table-cell>
          <table:table-cell table:number-columns-repeated="5"/>
        </table:table-row>
        <table:table-row table:style-name="ro2">
          <table:table-cell office:value-type="float" office:value="9970">
            <text:p>9970</text:p>
          </table:table-cell>
          <table:table-cell office:value-type="string">
            <text:p>3.07s</text:p>
          </table:table-cell>
          <table:table-cell office:value-type="float" office:value="3247.56">
            <text:p>3247,56</text:p>
          </table:table-cell>
          <table:table-cell table:number-columns-repeated="5"/>
        </table:table-row>
        <table:table-row table:style-name="ro2">
          <table:table-cell office:value-type="float" office:value="9836">
            <text:p>9836</text:p>
          </table:table-cell>
          <table:table-cell office:value-type="string">
            <text:p>3.08s</text:p>
          </table:table-cell>
          <table:table-cell office:value-type="float" office:value="3193.51">
            <text:p>3193,51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CDSA 384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231">
            <text:p>4231</text:p>
          </table:table-cell>
          <table:table-cell office:value-type="string">
            <text:p>5.14s</text:p>
          </table:table-cell>
          <table:table-cell office:value-type="float" office:value="823.15">
            <text:p>823,15</text:p>
          </table:table-cell>
          <table:table-cell table:number-columns-repeated="5"/>
        </table:table-row>
        <table:table-row table:style-name="ro2">
          <table:table-cell office:value-type="float" office:value="3922">
            <text:p>3922</text:p>
          </table:table-cell>
          <table:table-cell office:value-type="string">
            <text:p>5.23s</text:p>
          </table:table-cell>
          <table:table-cell office:value-type="float" office:value="749.9">
            <text:p>749,9</text:p>
          </table:table-cell>
          <table:table-cell table:number-columns-repeated="5"/>
        </table:table-row>
        <table:table-row table:style-name="ro2">
          <table:table-cell office:value-type="float" office:value="4247">
            <text:p>4247</text:p>
          </table:table-cell>
          <table:table-cell office:value-type="string">
            <text:p>5.18s</text:p>
          </table:table-cell>
          <table:table-cell office:value-type="float" office:value="819.88">
            <text:p>819,88</text:p>
          </table:table-cell>
          <table:table-cell table:number-columns-repeated="5"/>
        </table:table-row>
        <table:table-row table:style-name="ro2">
          <table:table-cell office:value-type="float" office:value="4183">
            <text:p>4183</text:p>
          </table:table-cell>
          <table:table-cell office:value-type="string">
            <text:p>5.20s</text:p>
          </table:table-cell>
          <table:table-cell office:value-type="float" office:value="804.42">
            <text:p>804,42</text:p>
          </table:table-cell>
          <table:table-cell table:number-columns-repeated="5"/>
        </table:table-row>
        <table:table-row table:style-name="ro2">
          <table:table-cell office:value-type="float" office:value="4362">
            <text:p>4362</text:p>
          </table:table-cell>
          <table:table-cell office:value-type="string">
            <text:p>5.28s</text:p>
          </table:table-cell>
          <table:table-cell office:value-type="float" office:value="826.14">
            <text:p>826,14</text:p>
          </table:table-cell>
          <table:table-cell table:number-columns-repeated="5"/>
        </table:table-row>
        <table:table-row table:style-name="ro2">
          <table:table-cell office:value-type="float" office:value="4411">
            <text:p>4411</text:p>
          </table:table-cell>
          <table:table-cell office:value-type="string">
            <text:p>5.29s</text:p>
          </table:table-cell>
          <table:table-cell office:value-type="float" office:value="833.84">
            <text:p>833,84</text:p>
          </table:table-cell>
          <table:table-cell table:number-columns-repeated="5"/>
        </table:table-row>
        <table:table-row table:style-name="ro2">
          <table:table-cell office:value-type="float" office:value="3886">
            <text:p>3886</text:p>
          </table:table-cell>
          <table:table-cell office:value-type="string">
            <text:p>5.25s</text:p>
          </table:table-cell>
          <table:table-cell office:value-type="float" office:value="740.19">
            <text:p>740,19</text:p>
          </table:table-cell>
          <table:table-cell table:number-columns-repeated="5"/>
        </table:table-row>
        <table:table-row table:style-name="ro2">
          <table:table-cell office:value-type="float" office:value="4184">
            <text:p>4184</text:p>
          </table:table-cell>
          <table:table-cell office:value-type="string">
            <text:p>5.20s</text:p>
          </table:table-cell>
          <table:table-cell office:value-type="float" office:value="804.62">
            <text:p>804,62</text:p>
          </table:table-cell>
          <table:table-cell table:number-columns-repeated="5"/>
        </table:table-row>
        <table:table-row table:style-name="ro2">
          <table:table-cell office:value-type="float" office:value="4056">
            <text:p>4056</text:p>
          </table:table-cell>
          <table:table-cell office:value-type="string">
            <text:p>5.20s</text:p>
          </table:table-cell>
          <table:table-cell office:value-type="float" office:value="780">
            <text:p>780</text:p>
          </table:table-cell>
          <table:table-cell table:number-columns-repeated="5"/>
        </table:table-row>
        <table:table-row table:style-name="ro2">
          <table:table-cell office:value-type="float" office:value="3963">
            <text:p>3963</text:p>
          </table:table-cell>
          <table:table-cell office:value-type="string">
            <text:p>5.20s</text:p>
          </table:table-cell>
          <table:table-cell office:value-type="float" office:value="762.12">
            <text:p>762,12</text:p>
          </table:table-cell>
          <table:table-cell table:number-columns-repeated="5"/>
        </table:table-row>
      </table:table>
      <table:table table:name="FinalData" table:style-name="ta1" table:print="false">
        <table:table-column table:style-name="co5" table:default-cell-style-name="Default"/>
        <table:table-column table:style-name="co4" table:number-columns-repeated="4" table:default-cell-style-name="Default"/>
        <table:table-row table:style-name="ro2">
          <table:table-cell office:value-type="string">
            <text:p>connections/user per sec</text:p>
          </table:table-cell>
          <table:table-cell office:value-type="string">
            <text:p>DH</text:p>
          </table:table-cell>
          <table:table-cell/>
          <table:table-cell office:value-type="string">
            <text:p>PQ</text:p>
          </table:table-cell>
          <table:table-cell office:value-type="string">
            <text:p>ntru_hps2048509</text:p>
          </table:table-cell>
        </table:table-row>
        <table:table-row table:style-name="ro2">
          <table:table-cell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2">
          <table:table-cell office:value-type="string">
            <text:p>RSA 2048</text:p>
          </table:table-cell>
          <table:table-cell office:value-type="float" office:value="3179.555">
            <text:p>3179,555</text:p>
          </table:table-cell>
          <table:table-cell office:value-type="float" office:value="134.389652317431">
            <text:p>134,3896523174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ECDSA 384</text:p>
          </table:table-cell>
          <table:table-cell office:value-type="float" office:value="794.426">
            <text:p>794,426</text:p>
          </table:table-cell>
          <table:table-cell office:value-type="float" office:value="34.0129201595185">
            <text:p>34,0129201595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PHINCS+-Haraka-128f-robust</text:p>
          </table:table-cell>
          <table:table-cell office:value-type="float" office:value="907.41">
            <text:p>907,41</text:p>
          </table:table-cell>
          <table:table-cell office:value-type="float" office:value="29.7126897694122">
            <text:p>29,7126897694</text:p>
          </table:table-cell>
          <table:table-cell office:value-type="float" office:value="167.746">
            <text:p>167,746</text:p>
          </table:table-cell>
          <table:table-cell office:value-type="float" office:value="1.49200983017316">
            <text:p>1,4920098302</text:p>
          </table:table-cell>
        </table:table-row>
        <table:table-row table:style-name="ro2">
          <table:table-cell office:value-type="string">
            <text:p>SPHINCS+-Haraka-128f-simple</text:p>
          </table:table-cell>
          <table:table-cell office:value-type="float" office:value="1099.157">
            <text:p>1099,157</text:p>
          </table:table-cell>
          <table:table-cell office:value-type="float" office:value="17.0360043893971">
            <text:p>17,0360043894</text:p>
          </table:table-cell>
          <table:table-cell office:value-type="float" office:value="172.663">
            <text:p>172,663</text:p>
          </table:table-cell>
          <table:table-cell office:value-type="float" office:value="1.53448543673623">
            <text:p>1,5344854367</text:p>
          </table:table-cell>
        </table:table-row>
        <table:table-row table:style-name="ro2">
          <table:table-cell office:value-type="string">
            <text:p>SPHINCS+-Haraka-128s-robust</text:p>
          </table:table-cell>
          <table:table-cell office:value-type="float" office:value="1400.833">
            <text:p>1400,833</text:p>
          </table:table-cell>
          <table:table-cell office:value-type="float" office:value="200.902548407597">
            <text:p>200,9025484076</text:p>
          </table:table-cell>
          <table:table-cell office:value-type="float" office:value="162.225">
            <text:p>162,225</text:p>
          </table:table-cell>
          <table:table-cell office:value-type="float" office:value="7.57875576126377">
            <text:p>7,5787557613</text:p>
          </table:table-cell>
        </table:table-row>
        <table:table-row table:style-name="ro2">
          <table:table-cell office:value-type="string">
            <text:p>SPHINCS+-Haraka-128s-simple</text:p>
          </table:table-cell>
          <table:table-cell office:value-type="float" office:value="1638.667">
            <text:p>1638,667</text:p>
          </table:table-cell>
          <table:table-cell office:value-type="float" office:value="358.758243855726">
            <text:p>358,7582438557</text:p>
          </table:table-cell>
          <table:table-cell office:value-type="float" office:value="186.482">
            <text:p>186,482</text:p>
          </table:table-cell>
          <table:table-cell office:value-type="float" office:value="6.70468791219994">
            <text:p>6,7046879122</text:p>
          </table:table-cell>
        </table:table-row>
        <table:table-row table:style-name="ro2">
          <table:table-cell office:value-type="string">
            <text:p>SPHINCS+-Haraka-192f-robust</text:p>
          </table:table-cell>
          <table:table-cell office:value-type="float" office:value="651.932">
            <text:p>651,932</text:p>
          </table:table-cell>
          <table:table-cell office:value-type="float" office:value="22.3240293057603">
            <text:p>22,3240293058</text:p>
          </table:table-cell>
          <table:table-cell office:value-type="float" office:value="159.327">
            <text:p>159,327</text:p>
          </table:table-cell>
          <table:table-cell office:value-type="float" office:value="3.53455654927177">
            <text:p>3,5345565493</text:p>
          </table:table-cell>
        </table:table-row>
        <table:table-row table:style-name="ro2">
          <table:table-cell office:value-type="string">
            <text:p>SPHINCS+-Haraka-192f-simple</text:p>
          </table:table-cell>
          <table:table-cell office:value-type="float" office:value="813.594">
            <text:p>813,594</text:p>
          </table:table-cell>
          <table:table-cell office:value-type="float" office:value="29.3201804602602">
            <text:p>29,3201804603</text:p>
          </table:table-cell>
          <table:table-cell office:value-type="float" office:value="164.939">
            <text:p>164,939</text:p>
          </table:table-cell>
          <table:table-cell office:value-type="float" office:value="3.43413081353119">
            <text:p>3,4341308135</text:p>
          </table:table-cell>
        </table:table-row>
        <table:table-row table:style-name="ro2">
          <table:table-cell office:value-type="string">
            <text:p>SPHINCS+-Haraka-192s-robust</text:p>
          </table:table-cell>
          <table:table-cell office:value-type="float" office:value="1496.667">
            <text:p>1496,667</text:p>
          </table:table-cell>
          <table:table-cell office:value-type="float" office:value="553.707684614464">
            <text:p>553,7076846145</text:p>
          </table:table-cell>
          <table:table-cell office:value-type="float" office:value="177.721">
            <text:p>177,721</text:p>
          </table:table-cell>
          <table:table-cell office:value-type="float" office:value="7.7136436843355">
            <text:p>7,7136436843</text:p>
          </table:table-cell>
        </table:table-row>
        <table:table-row table:style-name="ro2">
          <table:table-cell office:value-type="string">
            <text:p>SPHINCS+-Haraka-192s-simple</text:p>
          </table:table-cell>
          <table:table-cell office:value-type="float" office:value="2041.667">
            <text:p>2041,667</text:p>
          </table:table-cell>
          <table:table-cell office:value-type="float" office:value="1076.78189671354">
            <text:p>1076,7818967135</text:p>
          </table:table-cell>
          <table:table-cell office:value-type="float" office:value="175.019">
            <text:p>175,019</text:p>
          </table:table-cell>
          <table:table-cell office:value-type="float" office:value="12.1331084686123">
            <text:p>12,1331084686</text:p>
          </table:table-cell>
        </table:table-row>
        <table:table-row table:style-name="ro2">
          <table:table-cell office:value-type="string">
            <text:p>SPHINCS+-Haraka-256f-robust</text:p>
          </table:table-cell>
          <table:table-cell office:value-type="float" office:value="663.234">
            <text:p>663,234</text:p>
          </table:table-cell>
          <table:table-cell office:value-type="float" office:value="28.9988897105466">
            <text:p>28,9988897105</text:p>
          </table:table-cell>
          <table:table-cell office:value-type="float" office:value="161.986">
            <text:p>161,986</text:p>
          </table:table-cell>
          <table:table-cell office:value-type="float" office:value="5.35080097846211">
            <text:p>5,3508009785</text:p>
          </table:table-cell>
        </table:table-row>
        <table:table-row table:style-name="ro2">
          <table:table-cell office:value-type="string">
            <text:p>SPHINCS+-Haraka-256f-simple</text:p>
          </table:table-cell>
          <table:table-cell office:value-type="float" office:value="719.76">
            <text:p>719,76</text:p>
          </table:table-cell>
          <table:table-cell office:value-type="float" office:value="21.5843822138961">
            <text:p>21,5843822139</text:p>
          </table:table-cell>
          <table:table-cell office:value-type="float" office:value="165.234">
            <text:p>165,234</text:p>
          </table:table-cell>
          <table:table-cell office:value-type="float" office:value="5.521938468006">
            <text:p>5,521938468</text:p>
          </table:table-cell>
        </table:table-row>
        <table:table-row table:style-name="ro2">
          <table:table-cell office:value-type="string">
            <text:p>SPHINCS+-Haraka-256s-robust</text:p>
          </table:table-cell>
          <table:table-cell office:value-type="float" office:value="1003.5">
            <text:p>1003,5</text:p>
          </table:table-cell>
          <table:table-cell office:value-type="float" office:value="226.206463656545">
            <text:p>226,2064636565</text:p>
          </table:table-cell>
          <table:table-cell office:value-type="float" office:value="175.59">
            <text:p>175,59</text:p>
          </table:table-cell>
          <table:table-cell office:value-type="float" office:value="5.88340604298791">
            <text:p>5,883406043</text:p>
          </table:table-cell>
        </table:table-row>
        <table:table-row table:style-name="ro2">
          <table:table-cell office:value-type="string">
            <text:p>SPHINCS+-Haraka-256s-simple</text:p>
          </table:table-cell>
          <table:table-cell office:value-type="float" office:value="1192.834">
            <text:p>1192,834</text:p>
          </table:table-cell>
          <table:table-cell office:value-type="float" office:value="275.554645163371">
            <text:p>275,5546451634</text:p>
          </table:table-cell>
          <table:table-cell office:value-type="float" office:value="178.106">
            <text:p>178,106</text:p>
          </table:table-cell>
          <table:table-cell office:value-type="float" office:value="10.4109175601598">
            <text:p>10,4109175602</text:p>
          </table:table-cell>
        </table:table-row>
        <table:table-row table:style-name="ro2">
          <table:table-cell office:value-type="string">
            <text:p>SPHINCS+-SHA256-128f-robust</text:p>
          </table:table-cell>
          <table:table-cell office:value-type="float" office:value="221.075">
            <text:p>221,075</text:p>
          </table:table-cell>
          <table:table-cell office:value-type="float" office:value="7.07199995286576">
            <text:p>7,0719999529</text:p>
          </table:table-cell>
          <table:table-cell office:value-type="float" office:value="112.186">
            <text:p>112,186</text:p>
          </table:table-cell>
          <table:table-cell office:value-type="float" office:value="2.84475423660229">
            <text:p>2,8447542366</text:p>
          </table:table-cell>
        </table:table-row>
        <table:table-row table:style-name="ro2">
          <table:table-cell office:value-type="string">
            <text:p>SPHINCS+-SHA256-128f-simple</text:p>
          </table:table-cell>
          <table:table-cell office:value-type="float" office:value="383.973">
            <text:p>383,973</text:p>
          </table:table-cell>
          <table:table-cell office:value-type="float" office:value="10.2015282624168">
            <text:p>10,2015282624</text:p>
          </table:table-cell>
          <table:table-cell office:value-type="float" office:value="137.864">
            <text:p>137,864</text:p>
          </table:table-cell>
          <table:table-cell office:value-type="float" office:value="4.64448346607744">
            <text:p>4,6444834661</text:p>
          </table:table-cell>
        </table:table-row>
        <table:table-row table:style-name="ro2">
          <table:table-cell office:value-type="string">
            <text:p>SPHINCS+-SHA256-128s-robust</text:p>
          </table:table-cell>
          <table:table-cell office:value-type="float" office:value="500">
            <text:p>500</text:p>
          </table:table-cell>
          <table:table-cell office:value-type="float" office:value="48.4194634877798">
            <text:p>48,4194634878</text:p>
          </table:table-cell>
          <table:table-cell office:value-type="float" office:value="141.083">
            <text:p>141,083</text:p>
          </table:table-cell>
          <table:table-cell office:value-type="float" office:value="6.8065785988426">
            <text:p>6,8065785988</text:p>
          </table:table-cell>
        </table:table-row>
        <table:table-row table:style-name="ro2">
          <table:table-cell office:value-type="string">
            <text:p>SPHINCS+-SHA256-128s-simple</text:p>
          </table:table-cell>
          <table:table-cell office:value-type="float" office:value="849">
            <text:p>849</text:p>
          </table:table-cell>
          <table:table-cell office:value-type="float" office:value="155.542062906898">
            <text:p>155,5420629069</text:p>
          </table:table-cell>
          <table:table-cell office:value-type="float" office:value="161.648">
            <text:p>161,648</text:p>
          </table:table-cell>
          <table:table-cell office:value-type="float" office:value="7.39780868455879">
            <text:p>7,3978086846</text:p>
          </table:table-cell>
        </table:table-row>
        <table:table-row table:style-name="ro2">
          <table:table-cell office:value-type="string">
            <text:p>SPHINCS+-SHA256-192f-robust</text:p>
          </table:table-cell>
          <table:table-cell office:value-type="float" office:value="142.896">
            <text:p>142,896</text:p>
          </table:table-cell>
          <table:table-cell office:value-type="float" office:value="4.31560784955157">
            <text:p>4,3156078496</text:p>
          </table:table-cell>
          <table:table-cell office:value-type="float" office:value="84.985">
            <text:p>84,985</text:p>
          </table:table-cell>
          <table:table-cell office:value-type="float" office:value="2.24810166832177">
            <text:p>2,2481016683</text:p>
          </table:table-cell>
        </table:table-row>
        <table:table-row table:style-name="ro2">
          <table:table-cell office:value-type="string">
            <text:p>SPHINCS+-SHA256-192f-simple</text:p>
          </table:table-cell>
          <table:table-cell office:value-type="float" office:value="248.884">
            <text:p>248,884</text:p>
          </table:table-cell>
          <table:table-cell office:value-type="float" office:value="9.97070620478922">
            <text:p>9,9707062048</text:p>
          </table:table-cell>
          <table:table-cell office:value-type="float" office:value="115.885">
            <text:p>115,885</text:p>
          </table:table-cell>
          <table:table-cell office:value-type="float" office:value="3.35481494770328">
            <text:p>3,3548149477</text:p>
          </table:table-cell>
        </table:table-row>
        <table:table-row table:style-name="ro2">
          <table:table-cell office:value-type="string">
            <text:p>SPHINCS+-SHA256-192s-robust</text:p>
          </table:table-cell>
          <table:table-cell office:value-type="float" office:value="407.501">
            <text:p>407,501</text:p>
          </table:table-cell>
          <table:table-cell office:value-type="float" office:value="114.964146338471">
            <text:p>114,9641463385</text:p>
          </table:table-cell>
          <table:table-cell office:value-type="float" office:value="127.213">
            <text:p>127,213</text:p>
          </table:table-cell>
          <table:table-cell office:value-type="float" office:value="15.1440491062771">
            <text:p>15,1440491063</text:p>
          </table:table-cell>
        </table:table-row>
        <table:table-row table:style-name="ro2">
          <table:table-cell office:value-type="string">
            <text:p>SPHINCS+-SHA256-192s-simple</text:p>
          </table:table-cell>
          <table:table-cell office:value-type="float" office:value="549.167">
            <text:p>549,167</text:p>
          </table:table-cell>
          <table:table-cell office:value-type="float" office:value="82.3513663180183">
            <text:p>82,351366318</text:p>
          </table:table-cell>
          <table:table-cell office:value-type="float" office:value="149.075">
            <text:p>149,075</text:p>
          </table:table-cell>
          <table:table-cell office:value-type="float" office:value="6.82946109798488">
            <text:p>6,829461098</text:p>
          </table:table-cell>
        </table:table-row>
        <table:table-row table:style-name="ro2">
          <table:table-cell office:value-type="string">
            <text:p>SPHINCS+-SHA256-256f-robust</text:p>
          </table:table-cell>
          <table:table-cell office:value-type="float" office:value="111.338">
            <text:p>111,338</text:p>
          </table:table-cell>
          <table:table-cell office:value-type="float" office:value="5.27483922872431">
            <text:p>5,2748392287</text:p>
          </table:table-cell>
          <table:table-cell office:value-type="float" office:value="72.973">
            <text:p>72,973</text:p>
          </table:table-cell>
          <table:table-cell office:value-type="float" office:value="2.00651743631154">
            <text:p>2,0065174363</text:p>
          </table:table-cell>
        </table:table-row>
        <table:table-row table:style-name="ro2">
          <table:table-cell office:value-type="string">
            <text:p>SPHINCS+-SHA256-256f-simple</text:p>
          </table:table-cell>
          <table:table-cell office:value-type="float" office:value="246.961">
            <text:p>246,961</text:p>
          </table:table-cell>
          <table:table-cell office:value-type="float" office:value="8.82428649932798">
            <text:p>8,8242864993</text:p>
          </table:table-cell>
          <table:table-cell office:value-type="float" office:value="113.004">
            <text:p>113,004</text:p>
          </table:table-cell>
          <table:table-cell office:value-type="float" office:value="3.99302502983501">
            <text:p>3,9930250298</text:p>
          </table:table-cell>
        </table:table-row>
        <table:table-row table:style-name="ro2">
          <table:table-cell office:value-type="string">
            <text:p>SPHINCS+-SHA256-256s-robust</text:p>
          </table:table-cell>
          <table:table-cell office:value-type="float" office:value="209">
            <text:p>209</text:p>
          </table:table-cell>
          <table:table-cell office:value-type="float" office:value="24.4722064573035">
            <text:p>24,4722064573</text:p>
          </table:table-cell>
          <table:table-cell office:value-type="float" office:value="98.114">
            <text:p>98,114</text:p>
          </table:table-cell>
          <table:table-cell office:value-type="float" office:value="11.9916861941004">
            <text:p>11,9916861941</text:p>
          </table:table-cell>
        </table:table-row>
        <table:table-row table:style-name="ro2">
          <table:table-cell office:value-type="string">
            <text:p>SPHINCS+-SHA256-256s-simple</text:p>
          </table:table-cell>
          <table:table-cell office:value-type="float" office:value="454.286">
            <text:p>454,286</text:p>
          </table:table-cell>
          <table:table-cell office:value-type="float" office:value="40.4649571851992">
            <text:p>40,4649571852</text:p>
          </table:table-cell>
          <table:table-cell office:value-type="float" office:value="147.804">
            <text:p>147,804</text:p>
          </table:table-cell>
          <table:table-cell office:value-type="float" office:value="9.73672680570267">
            <text:p>9,7367268057</text:p>
          </table:table-cell>
        </table:table-row>
        <table:table-row table:style-name="ro2">
          <table:table-cell office:value-type="string">
            <text:p>SPHINCS+-SHAKE256-128f-robust</text:p>
          </table:table-cell>
          <table:table-cell office:value-type="float" office:value="143.418">
            <text:p>143,418</text:p>
          </table:table-cell>
          <table:table-cell office:value-type="float" office:value="4.76232156271147">
            <text:p>4,7623215627</text:p>
          </table:table-cell>
          <table:table-cell office:value-type="float" office:value="86.693">
            <text:p>86,693</text:p>
          </table:table-cell>
          <table:table-cell office:value-type="float" office:value="3.310975183638">
            <text:p>3,3109751836</text:p>
          </table:table-cell>
        </table:table-row>
        <table:table-row table:style-name="ro2">
          <table:table-cell office:value-type="string">
            <text:p>SPHINCS+-SHAKE256-128f-simple</text:p>
          </table:table-cell>
          <table:table-cell office:value-type="float" office:value="253.758">
            <text:p>253,758</text:p>
          </table:table-cell>
          <table:table-cell office:value-type="float" office:value="9.81108987036835">
            <text:p>9,8110898704</text:p>
          </table:table-cell>
          <table:table-cell office:value-type="float" office:value="115.65">
            <text:p>115,65</text:p>
          </table:table-cell>
          <table:table-cell office:value-type="float" office:value="3.15273426303793">
            <text:p>3,152734263</text:p>
          </table:table-cell>
        </table:table-row>
        <table:table-row table:style-name="ro2">
          <table:table-cell office:value-type="string">
            <text:p>SPHINCS+-SHAKE256-128s-robust</text:p>
          </table:table-cell>
          <table:table-cell office:value-type="float" office:value="319.166">
            <text:p>319,166</text:p>
          </table:table-cell>
          <table:table-cell office:value-type="float" office:value="70.0582473850629">
            <text:p>70,0582473851</text:p>
          </table:table-cell>
          <table:table-cell office:value-type="float" office:value="112.301">
            <text:p>112,301</text:p>
          </table:table-cell>
          <table:table-cell office:value-type="float" office:value="9.03282464742403">
            <text:p>9,0328246474</text:p>
          </table:table-cell>
        </table:table-row>
        <table:table-row table:style-name="ro2">
          <table:table-cell office:value-type="string">
            <text:p>SPHINCS+-SHAKE256-128s-simple</text:p>
          </table:table-cell>
          <table:table-cell office:value-type="float" office:value="525">
            <text:p>525</text:p>
          </table:table-cell>
          <table:table-cell office:value-type="float" office:value="80.6031277308766">
            <text:p>80,6031277309</text:p>
          </table:table-cell>
          <table:table-cell office:value-type="float" office:value="142.408">
            <text:p>142,408</text:p>
          </table:table-cell>
          <table:table-cell office:value-type="float" office:value="8.86167879755924">
            <text:p>8,8616787976</text:p>
          </table:table-cell>
        </table:table-row>
        <table:table-row table:style-name="ro2">
          <table:table-cell office:value-type="string">
            <text:p>SPHINCS+-SHAKE256-192f-robust</text:p>
          </table:table-cell>
          <table:table-cell office:value-type="float" office:value="94.156">
            <text:p>94,156</text:p>
          </table:table-cell>
          <table:table-cell office:value-type="float" office:value="3.04805293042405">
            <text:p>3,0480529304</text:p>
          </table:table-cell>
          <table:table-cell office:value-type="float" office:value="65.949">
            <text:p>65,949</text:p>
          </table:table-cell>
          <table:table-cell office:value-type="float" office:value="1.94592708553589">
            <text:p>1,9459270855</text:p>
          </table:table-cell>
        </table:table-row>
        <table:table-row table:style-name="ro2">
          <table:table-cell office:value-type="string">
            <text:p>SPHINCS+-SHAKE256-192f-simple</text:p>
          </table:table-cell>
          <table:table-cell office:value-type="float" office:value="164.479">
            <text:p>164,479</text:p>
          </table:table-cell>
          <table:table-cell office:value-type="float" office:value="5.83229409790388">
            <text:p>5,8322940979</text:p>
          </table:table-cell>
          <table:table-cell office:value-type="float" office:value="94.671">
            <text:p>94,671</text:p>
          </table:table-cell>
          <table:table-cell office:value-type="float" office:value="3.6601167255218">
            <text:p>3,6601167255</text:p>
          </table:table-cell>
        </table:table-row>
        <table:table-row table:style-name="ro2">
          <table:table-cell office:value-type="string">
            <text:p>SPHINCS+-SHAKE256-192s-robust</text:p>
          </table:table-cell>
          <table:table-cell office:value-type="float" office:value="245">
            <text:p>245</text:p>
          </table:table-cell>
          <table:table-cell office:value-type="float" office:value="15.8113883008419">
            <text:p>15,8113883008</text:p>
          </table:table-cell>
          <table:table-cell office:value-type="float" office:value="97.499">
            <text:p>97,499</text:p>
          </table:table-cell>
          <table:table-cell office:value-type="float" office:value="12.4548816400103">
            <text:p>12,45488164</text:p>
          </table:table-cell>
        </table:table-row>
        <table:table-row table:style-name="ro2">
          <table:table-cell office:value-type="string">
            <text:p>SPHINCS+-SHAKE256-192s-simple</text:p>
          </table:table-cell>
          <table:table-cell office:value-type="float" office:value="495">
            <text:p>495</text:p>
          </table:table-cell>
          <table:table-cell office:value-type="float" office:value="190.685896466181">
            <text:p>190,6858964662</text:p>
          </table:table-cell>
          <table:table-cell office:value-type="float" office:value="125.428">
            <text:p>125,428</text:p>
          </table:table-cell>
          <table:table-cell office:value-type="float" office:value="12.6868022413495">
            <text:p>12,6868022413</text:p>
          </table:table-cell>
        </table:table-row>
        <table:table-row table:style-name="ro2">
          <table:table-cell office:value-type="string">
            <text:p>SPHINCS+-SHAKE256-256f-robust</text:p>
          </table:table-cell>
          <table:table-cell office:value-type="float" office:value="84.304">
            <text:p>84,304</text:p>
          </table:table-cell>
          <table:table-cell office:value-type="float" office:value="9.91965971638588">
            <text:p>9,9196597164</text:p>
          </table:table-cell>
          <table:table-cell office:value-type="float" office:value="62.689">
            <text:p>62,689</text:p>
          </table:table-cell>
          <table:table-cell office:value-type="float" office:value="3.20211891652318">
            <text:p>3,2021189165</text:p>
          </table:table-cell>
        </table:table-row>
        <table:table-row table:style-name="ro2">
          <table:table-cell office:value-type="string">
            <text:p>SPHINCS+-SHAKE256-256f-simple</text:p>
          </table:table-cell>
          <table:table-cell office:value-type="float" office:value="165.925">
            <text:p>165,925</text:p>
          </table:table-cell>
          <table:table-cell office:value-type="float" office:value="8.09802342138706">
            <text:p>8,0980234214</text:p>
          </table:table-cell>
          <table:table-cell office:value-type="float" office:value="93.463">
            <text:p>93,463</text:p>
          </table:table-cell>
          <table:table-cell office:value-type="float" office:value="3.38821503318652">
            <text:p>3,3882150332</text:p>
          </table:table-cell>
        </table:table-row>
        <table:table-row table:style-name="ro2">
          <table:table-cell office:value-type="string">
            <text:p>SPHINCS+-SHAKE256-256s-robust</text:p>
          </table:table-cell>
          <table:table-cell office:value-type="float" office:value="185.833">
            <text:p>185,833</text:p>
          </table:table-cell>
          <table:table-cell office:value-type="float" office:value="22.9222114746568">
            <text:p>22,9222114747</text:p>
          </table:table-cell>
          <table:table-cell office:value-type="float" office:value="88.312">
            <text:p>88,312</text:p>
          </table:table-cell>
          <table:table-cell office:value-type="float" office:value="6.77578498937372">
            <text:p>6,7757849894</text:p>
          </table:table-cell>
        </table:table-row>
        <table:table-row table:style-name="ro2">
          <table:table-cell office:value-type="string">
            <text:p>SPHINCS+-SHAKE256-256s-simple</text:p>
          </table:table-cell>
          <table:table-cell office:value-type="float" office:value="360.001">
            <text:p>360,001</text:p>
          </table:table-cell>
          <table:table-cell office:value-type="float" office:value="76.1540998312705">
            <text:p>76,1540998313</text:p>
          </table:table-cell>
          <table:table-cell office:value-type="float" office:value="116.999">
            <text:p>116,999</text:p>
          </table:table-cell>
          <table:table-cell office:value-type="float" office:value="8.5549575620741">
            <text:p>8,55495756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/09/2020</text:date>, <text:time>14.08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0T14:08:25</dc:date>
    <meta:generator>OpenOffice/4.1.6$Unix OpenOffice.org_project/416m1$Build-9790</meta:generator>
    <meta:editing-duration>PT3H29M38S</meta:editing-duration>
    <meta:editing-cycles>12</meta:editing-cycles>
    <meta:document-statistic meta:table-count="4" meta:cell-count="5076" meta:object-count="0"/>
  </office:meta>
</office:document-meta>
</file>